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8"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as weiße Gebäude</text:h>
      <text:p text:style-name="P3"/>
      <text:p text:style-name="P3"/>
      <text:p text:style-name="P3">von Uwe Kirschenmann</text:p>
      <text:p text:style-name="P3"/>
      <text:p text:style-name="P2"/>
      <text:p text:style-name="P4"/>
      <text:h text:style-name="Heading_20_3" text:outline-level="3"><office:annotation><dc:date>2014-12-12T16:58:31</dc:date><text:p>&lt;!--StartFragment--&gt;</text:p></office:annotation>Kapitel I: Das Gebäude</text:h>
      <text:p text:style-name="P2">Ein Baum im Garten. Es ist Herbst; vor dem Baum ein kleiner Tisch und eine Gartenbank. Es hat geregnet. Die meisten Blätter sind vom Baum gefallen. Ein goldgelbe Decke breitet sich vor ihm aus. Das ist der Ausblick vom Zimmer gegenüber. Auf dem Fenster sind Glasmalereien zu sehen, Kindermalereien. Das Zimmer selbst ist kahl: ein Bett, vor dem Bett an der Seite das Fenster. Unterhalb davon ein Schreibtisch mit einer Blumenvase. Die Vase ist selbstgemacht, aus Ton. Auch hier finden sich Malereien und bunten Farben. Aber in ihr stecken keine Blumen. Auf dem Schreibtisch liegt ein Heft ohne Namen. Geschlossen. Akurat links daneben ein Kugelschreiber, teure Marke, wülstig und dick. Der Stuhl zum Schreibtisch steht neben dem Bett, aber auf der anderen Seite. Er dient als Nachttisch und Kleiderhaken. An der Lehne hängt eine Trainingsjacke, auf dem Stuhl selbst liegen Taschentücher und ein kleines Buch. Das Buch trägt den Titel: "Kraftwerk und Hohlräume". Autor ist keiner vermerkt. Am Fußende des Bette ist eine Reisetasche abgelegt. Der Reißverschluss ist geöffnet, die Tasche sieht ziemlich voll aus. An der Tür, die geschlossen ist, hängt ein Schild mit lateinischer Schrift: "Animam meam refecit.Deduxit me super semitas iustitiae propter nomen suum. Nam et si ambulavero in Valle umbrae Mortis, non timebo mala, quoniam Tu mecum es."</text:p>
      <text:p text:style-name="P2">Unter dem Schild hängt an einem Haken eine eingeschweißte Karte oder Bogen. Bett, Stuhl und Schreibtisch wirken massiv und sind, ebenso wie der Raum, weiß gestrichen. Oberhalb der Tür findet sich eine vielfältig verwobene geometrische Figur. Recht groß, ungefähr 1m². Unter der Figur sind Symbole aufgereiht, die Ähnlichkeit mit einer mathematischen Formel auweisen, aber nicht direkt eine zu bilden scheinen. Neben der Formel ist der Kantenschnitt eines Kopfes abgebildet.</text:p>
      <text:p text:style-name="P2">Hinter der Tür verläuft ein langer Trakt. Immer im gleichen Abstand folgen weitere Türen zu beiden Seiten des Ganges. Der Flur selbst hat keine Fenster und ist gänzlich in weiß gehalten. Im Zwischenbereich zwischen den Türen und an die Wand gerückt, steht manchmal ein kleiner runder Tisch mit einer weiß-grau geäderten Marmorplatte. Klappstühle finde sich an den gegenüberliegenden Seiten und scheinen jeweils den Zimmernachbarn zu gehören. </text:p>
      <text:p text:style-name="P2">An einige Tischen sitzen Mensch, in scheinbar bequemen weißen Hausanzügen. Sie diskutieren oder betrachten Skizzen, die zu diesem Zweck an die Wand gepinnt wurden. Das Alter unterscheidet sie: junge Männer mit älteren Frauen und umgekehrt. Auf den Skizzen sind weitere Symbole und geometrische Figuren zu sehen. Konversationen erfolgen leise und entspannt, die Teilnehmern ist gemein, dass sie sehr aufmerksame Augen haben. Der Umgang miteinander ist respekt- bis liebevoll.</text:p>
      <text:p text:style-name="P2">Am Ende des langen Flures ist eine ebenfalls weiße, doppelflügelige Tür. Beide Hälften sind nach Innen, in den sich anschließenden Saal geschwenkt. Dieser gleicht eher einer Halle, deren Wände aus Glas bestehen. Im oberen Bereich findet sich eine Empore, welche die 4 Seitenwände entlangläuft und so eine Aussichtsplattform nach innen und außen bildet. Der untere Bereich gleicht einer leeren Gymnastikhalle mit Ausnahme einer größeren Fläche, die im Zentrum liegt. Diese ähnelt einem großen Zeichenbrett, denn auf sie projeziert finden sich eine Menge verschiedener und großer Symbole und Figuren. Die Zeichnungen scheinen miteinander zu interagieren, so das man den Eindruck bekommt, eine transparente arbeitende Maschine zu beobachten. Immer wieder bilden Formen eine Einheit, verschmelzen, um sich kurz darauf wieder aufzulösen oder mit anderen Formen neue Verbindungen einzugehen. Der Projektor für das große "Zeichenbrett" ist ein großer Globus mit einer Projektionseinrichtung an der Unterseite. Er hängt an einem ein- oder ausfahrbarem Teleskop-Arm von der Decke.</text:p>
      <text:p text:style-name="P2">Auf der Empore stehen ebenfalls Menschen, immer in Paaren. Sie blicken äußerst konzentriert auf die darunter liegende Fläche oder haben die Augen geschlossen, als ob sie einer fernen Musik lauschten. Die Paare sind wiederum Männer und Frauen, selten gleichgeschlechtlich. Sie halten sich an den Händen. Einigen der jungen Partner steht Schweiß auf der Stirn.</text:p>
      <text:p text:style-name="P2">Durchquert man die Halle unter der Empore, die bis auf die zentrale Projektionsfläche begehbar ist, so gelangt an den anderen drei Seiten wieder zu Doppeltüren. Auch diese sind geöffnet und führen <text:soft-page-break/>auf weitere Flure, die dem ersten entsprechen. Dieses Prinzip wiederholt sich immer wieder, egal, welchen Flur man entlangschreitet. </text:p>
      <text:p text:style-name="P2">Betrachtet man die Anlage von oben, so müsste sich also eine gittartige Struktur ergeben, die in regelmäßigen Abständen angeordnete Säulen bzw. Reihen von Glaskuben miteinander verknüpft. Das ist der Fall, doch in den Flächen zwischen den vier Glaskuben, eingerahmt durch die Flure mit zinkenartig aufgesetzten Zimmern, finden sich individuell gestaltete Grünflächen oder Wasserbecken. Beide haben Säulen und Gegenstände aufgepflanzt, die wohl künstlerische Objekte darstellen.</text:p>
      <text:p text:style-name="P2">Des weiteren findet man im Zentrum des gesamten Gitters einen sehr großen Turm, der Ähnlichkeit mit dem Tower eines Flughafens hat. Mehrere Lichter blinken, radarähnliche Aufsätze rotieren.</text:p>
      <text:p text:style-name="P5"><office:annotation><dc:date>2014-12-12T16:58:31</dc:date><text:p>&lt;!--EndFragment--&gt;</text:p></office:annotation></text:p>
      <text:h text:style-name="Heading_20_3" text:outline-level="3"><office:annotation><dc:date>2014-12-12T16:59:32</dc:date><text:p>&lt;!--StartFragment--&gt;</text:p></office:annotation>Kapitel 2: Thomal hat einen Traum</text:h>
      <text:p text:style-name="P2">Er steht am Rande eines Boulevards.</text:p>
      <text:p text:style-name="P5"/>
      <text:p text:style-name="P2">--- hier fehlt noch der Abschnitt, den ich dir mal vorgelesen habe: der Junge, der in der Stadt ist, und dann nach einer Veranstaltung von einem Mann im Auto mitgenommen wird. Der Junge bemerkt, dass der Mann glaubt, er wäre ein Prostituierter und bittet ihn daher, ihn austeigen zu lassen. Das passiert in einem Bergdorf... wird nachgereicht.</text:p>
      <text:p text:style-name="P2">...</text:p>
      <text:p text:style-name="P5"/>
      <text:p text:style-name="P2">Das Auto verschwindet langsam auf den Serpentinen in Richtung Tal. Thomal sieht ihm nach. Er ist sehr verwundert. Dann macht er sich auf den Weg in die Höhe. Er klettert einige verwinkelte Stufen, zuerst zwischen den Häusern, dann immer höher zum Berghof hinauf. Am Berghof begegnet ihm ein Junge. Er kommt aus dem Gasthaus gerannt, in dem es laut zugeht. Als er Thomal sieht, dreht er um. Langsam geht er zurück in den großen Saal, der plötzlich ausgestorben ist. Ganz still. In der Mitte des Saales steht ein Tisch, auf dem Packpapier ausgerollt ist. Alles ist total verblutet. Der Junge geht zum Tisch und hebt das Schlachtermesser, das dort liegt, hoch. Er deutet auf rohe Fleischsstücke, die dort überall verteilt liegen. Dann lässt er das Messer sinken und greift zwei große Stücke heraus. Von einem sauberen Stapel weißen Packpapiers greift er eine Lage herunter und wickelt die Fleischstücke darin ein. Dann wirft er sie Thomal vor die Füße. Thomal dreht sich um, und verlässt den Saal und das Gebäude. Als er durch die Gasthof-Tür schreitet, hört er von drinnen wieder lautes Gelächter, als ob ein Fest wäre. Tanzmusik spielt auf. </text:p>
      <text:p text:style-name="P2">Thomal geht weiter, umschreitet den Gasthof und gelangt auf eine Grünfläche. Ein Gefühl großer Einsamkeit überkommt ihn wie eine Welle und ebbt langsam ab. Thomal bleibt stehen und lässt diese Woge von Gefühlen über sich hinweg rauschen. Dann ist es ruhig. Ein Vogel fliegt kreischend aus einem kahlen Baum. Thomal betrachtet den Baum genauer, seine Äste sind graubraun und mit Pilz überzogen. Er geht auf den Baum zu, berührt ihn und kippt plötzlich vornüber, als ober der Baum ein Riss wäre, ein Spalte durch die er einfach hindurch und aus der Welt fällt. Er fällt und vergisst den Mann mit seinem Mercedes, vergisst die Angst die er hatte. </text:p>
      <text:p text:style-name="P2">Er steht schwankend im Haus eines Freundes, der noch bei seinen Eltern wohnt. Es ist schattig und zwielichtig. Der Freund sagt:'Komm mit, du kannst hier schlafen'. Wie ein Fremder lässt sich Thomal nach oben in das Gastzimmer führen. Als ob er nirgends zuhause wäre. Er liegt in diesem fremden Bett und sieht sein Leben vor und hinter sich wie eine Bahn, die er niemals hätte beschreiten sollen. Dieses Gefühl ist durchdringend von Kopf bis Fuß. </text:p>
      <text:p text:style-name="P2">'Es ist gut', denkt er und muss aufs Klo. Es ist totenstill im Haus. Auf Zehenspitzen schleicht er den kalten Flur entlang. Auf dem Klo ist es kälter. Er setzt sich und entleert seine Blase. Es ist so kalt, dass er nicht mehr aufstehen kann. Sein Körper friert. Er vereist. Er kann nur noch beobachten. Er sieht sich von außen auf der Toilette sitzen, in diesem einsamen Haus in der Kälte. Er sieht wie es dunkel wird und dunkler. Er friert zu bis jenseits jeglichen Schmerzes. Und dann denkt er: Das bin ich! Nicht nur der Mann, der auf der Toilette sitzt. Ich bin das Haus und die Kälte. In diesem <text:soft-page-break/>Moment zerspringt der Eispanzer und das Haus. Alles was bleibt ist ein kleiner Vogel mit rotem Bauch. Er sitzt auf einem Bruchteil der Keramik und zwitschert und singt, als ob er nichts anderes gelernt hätte.<office:annotation><dc:date>2014-12-12T16:59:32</dc:date><text:p>&lt;!--EndFragment--&gt;</text:p></office:annotation> </text:p>
      <text:p text:style-name="P1"/>
      <text:h text:style-name="Heading_20_3" text:outline-level="3"><office:annotation><dc:date>2014-12-12T16:59:40</dc:date><text:p>&lt;!--StartFragment--&gt;</text:p></office:annotation>Kapitel 3: Thomal wacht auf</text:h>
      <text:p text:style-name="P2">Thomal wacht auf. Er liegt in seinem Zimmer. Er betrachtet die Wände, die Türe, den fast kahlen Raum. Dann blinzelt er und steht auf. Er reißt dabei fast die Apparatur mit sich, die hinter ihm an auf einem mobilen Rolltisch steht. Eine Kappe mit Drähten verbindet seinen Kopf mit einem weißen summenden Kasten. Fahrig streicht Thomal mit seiner Hand über die Kappe und reißt die Elektroden aus den Buchsen. Ein Gefühl des Ekels überkommt ihn, das sich in seinen Gesichtszügen spiegelt. Er richtet sich langsam auf und stöhnt, dabei schwingen seine Beine über die Bettkante. Als er sitzt, öffnet Thomal den Kinnverschluss der Kappe und zieht sie sich ruckartig vom Kopf. Ein trockener Husten zwingt sich aus seiner Kehle. Thomal steht auf, geht schwankend ein paar Schritte im Zimmer auf und ab. Seine Augen sind dabei auf den Boden gerichtet. Nach ein paar Minuten erhebt der den Blick. Er betrachtet das Zimmer. Dann läuft er zum Stuhl und nimmt das Buch in die Hand ohne es zu öffnen. Mit der Hand streicht er zart über den Buchrücken. Danach legt er das Buch auf dem Tischchen ab. Jetzt dreht er sich und geht zur Türe. Dort bleibt er stehen und verharrt. Lange Minuten später setzt er sich wieder auf das Bett. Immer noch schweigend blickt er durchs Fenster nach draußen.</text:p>
      <text:p text:style-name="P2"/>
      <text:p text:style-name="P2">Als es an der Tür klopft zuckt er zusammen. Eine schöne Frau Mitte 50 betritt den Raum. Sie hat leicht rötliche oder bronzefarbene Haare, die zu einem Zopf zusammengefasst sind. Sie trägt eine Tracht, die an eine Krankenschwester oder besser Nonne erinnert. Einen weißen Umhang, der an den Schultern gefaltet ist und Ähnlichkeit mit einer Robe aufweist. Ihre Formen sind üppig weiblich, denn der Umhang ist an den Hüften zusammengezogen. Thomal blickt die Frau durchdringend an. </text:p>
      <text:p text:style-name="P2"/>
      <text:p text:style-name="P2">„Guten Morgen, Thomal!“</text:p>
      <text:p text:style-name="P2"/>
      <text:p text:style-name="P2">„Guten Morgen. Was ist... wo bin ich?“</text:p>
      <text:p text:style-name="P2"/>
      <text:p text:style-name="P2">„Du hast sehr intensiv geträumt.“</text:p>
      <text:p text:style-name="P2"/>
      <text:p text:style-name="P2">„Das weiß ich nicht mehr. Ich kann mich nicht erinnern. Wo bin ich?“</text:p>
      <text:p text:style-name="P2"/>
      <text:p text:style-name="P2">„Aber ich!“, sagt die Frau und ignoriert den zweiten Teil der Frage. Sie greift in die Tasche ihres Umwurfs und zieht einen kleinen rotbäuchigen Vogel heraus. Das geht so schnell, dass nicht erkennbar ist, ob der Vogel tatsächlich lebendig ist. Sie hält ihn in beiden Händen geborgen und streckt die Arme nach oben. Für einen Augenblick scheint es, als ob der Vogel den Kopf dreht. Thomal fühlt sich unmittelbar angezogen. Er öffnet den Mund und streckt die Hand nach dem Vogel aus. Sein Verlangen, diesen kleinen Schatz in seine Hände zu nehmen ist durch die Geste so spürbar, als ober ausrufen würde. <text:s/>Genau in diesem Moment steckt die Frau den Vogel wieder zurück in ihre Umhangtasche. Sie rückt in dem Raum vor und verringert den Abstand zu Thomal. Der scheint wie betäubt, seine Arme sind wieder gesunken und sein Blick schweift in Fernen ab, deren Weiten nur er selber ausloten kann. <text:s/></text:p>
      <text:p text:style-name="P2"/>
      <text:p text:style-name="P2">„Wir haben dich gestern aus der Klinik von Prof. Katzenbacher abgeholt.“</text:p>
      <text:p text:style-name="P2"/>
      <text:p text:style-name="P2">„Ich kann mich nicht erinnern, wie ich hierher gekommen bin. Wo bin ich?“</text:p>
      <text:p text:style-name="P2"/>
      <text:p text:style-name="P2">Wieder ignoriert die Schwester die Fragen. Sie spricht mit ruhiger und empathischer Stimme. </text:p>
      <text:p text:style-name="P2"><text:soft-page-break/></text:p>
      <text:p text:style-name="P2">„Du hast tief geschlafen. Wir haben dir ein Beruhigungsmittel gespritzt.“</text:p>
      <text:p text:style-name="P2"/>
      <text:p text:style-name="P2">„Deswegen fühle ich mich so erschlagen. Was soll das? Ich kann mich nicht erinnern, dass Katzenbacher mich gefragt hätte, ob ich aus der Klinik will.“</text:p>
      <text:p text:style-name="P2"/>
      <text:p text:style-name="P2">Thomal richtet den Kopf auf und sein Blick klärt sich. Er sieht die Schwester mit einer Mischung aus Feindseligkeit, Verwirrung und Sympathie an.</text:p>
      <text:p text:style-name="P2"/>
      <text:p text:style-name="P2">Diese erwidert das Lächeln. Sie blickt Thomal länger in die Augen. Die so <text:s/>entstehende Pause ist nicht hohl und unangenehm. Sie ist voller Inhalt. </text:p>
      <text:p text:style-name="P2"/>
      <text:p text:style-name="P2">„Thomal, nicht Katzenbacher hat dich hergeschickt, du wolltest selber zu uns kommen. Erinnerst du dich?“</text:p>
      <text:p text:style-name="P2"/>
      <text:p text:style-name="P2">Mit diesen Worten rückt die Frau näher zu Thomal heran. Er bleibt stehen und blickt sie an. Mit einer vertraulichen Geste legt sie die Hand auf Thomals Stirne. Der schließt die Augen. Und...</text:p>
      <text:p text:style-name="P2"/>
      <text:p text:style-name="P2">Er spürt den Traum. Diesen Traum, der ihm so warm und sicher anmutet. Dieses typische Gefühl, dass die Erinnerung schon um die Ecke auf ihn wartet, bevor die Bilder greifbar werden. Wirklicher und gefühlsintensiver als die Erfahrungen und Erlebnisse im Alltag. Er packt diesen Zipfel und zieht daran, ganz vorsichtig. Und dann schwimmen die Bilder los, eines nach dem anderen, umkreisen ihn und nehmen ihn mit sich. Das geht so schnell, als ob sein Kopf ein Multiprozessor wäre. Er hat den Zusammenhang wieder vor Augen. Das Gespräch mit Katzenbacher am Abend zuvor. Und den Traum. Da ist die Wiese, über die er läuft, alleine im Frühling. Es dämmert schon und er sucht irgendwo Unterschlupf für die Nacht. Er ist soeben aus einem Waldstück hervorgetreten und blickt zurück. Alle möglichen Tiere scheinen ihn zu beobachten, denn er sieht ihre wachsamen Augen, die ihm folgen. So viele Augen. Er wendet den Blick aber nach vorne und schreitet aus. Seine Hand fährt über das frische und hochstehende Gras. In der Ferne, hinter den Wiesen sieht er einen Kirchturm. Ein Dorf vielleicht? Eine Heimat, die er sich so sehr herbei sehnt? Vorsichtig nähert er sich in dem Dorf oder dem, was er dafür hält. Schritt für Schritt. Er kann nur den Kirchturm erkennen, denn der Rest ist hinter einem vor ihm aufragenden Hügel der Sicht <text:s/>entzogen. Wie gerne würde er die Glocken hören, die ihn heimführen. Aber kein Tönen erklingt. Es ist still. Er weiß nicht, ob es ein Alptraum ist oder etwas anderes, denn jemand folgt ihm oder wartet auf ihn. Da gibt es kein Vertun. Bloß nicht wieder einer dieser Alpträume, diese schrecklichen Bilder, die ihn nicht loslassen. Und da sieht er, dass jemand die Hügel erklimmt. Zuerst nur die Kapuze und dann die Gestalt. Er zittert. Eine Frau in weißem Umhang. Sie bleibt auf dem Hügel stehen und winkt Thomal zu. Der erwidert den Gruß. Das ist schön! Er entspannt sich. Sie winkt ihn zu sich und Thomal schreitet schneller und schneller bis er anfängt zu laufen. Endlich ist er bei ihr, oben. Er sieht sie an, eine schöne Frau um die fünfzig mit bronzefarbenem Haaren, die unter der Kapuze hervorfallen. Ihre Augen sind braun und er blickt sie an. Es sind tiefe Augen. Sie nimmt ihn an der Hand und blickt ihn fragend an. Er sieht sich aber um, sucht das Dorf hinter ihrer Gestalt, aber da ist kein Dorf mehr, sondern ein großer Turm, wie ein Fernsehturm. Sie sagt: „Schön, dass ich dich gefunden habe, Thomal. Möchtest du mit mir mitkommen?“. „Ja“, sagt er mit Nachhaltigkeit. Und sie führt in den Hügel hinunter zum Turm.</text:p>
      <text:p text:style-name="P2"/>
      <text:p text:style-name="P2">„Was?“, fragt Thomal, als er die Augen öffnet. „Was? Ich habe von dir geträumt!“</text:p>
      <text:p text:style-name="P2"/>
      <text:p text:style-name="P2">„Ich weiß, Thomal“, sagt die Frau. „Ich habe ja auch von dir geträumt, Thomal!“</text:p>
      <text:p text:style-name="P2"/>
      <text:p text:style-name="P2">„Aber das verstehe ich nicht.“</text:p>
      <text:p text:style-name="P2"/>
      <text:p text:style-name="P2"><text:soft-page-break/>Der Satz läuft aus und es ist wieder kurz still.</text:p>
      <text:p text:style-name="P2"/>
      <text:p text:style-name="P2">„Das musst du nicht verstehen, Thomal, noch nicht. Alles hat seine Zeit. Ich bin übrigens Antonia oder Schwester Antonia, wenn es dir lieber ist.“</text:p>
      <text:p text:style-name="P2"/>
      <text:p text:style-name="P2">Sie streckt die Hand aus und Thomal schüttelt sie. Es fühlt sich richtig an. Er entspannt sich, ohne dass er es beabsichtigt. Er nimmt wahr, sie sich sein Bauch lockert. Unmerklich richtet er sich weiter auf. </text:p>
      <text:p text:style-name="P2"/>
      <text:p text:style-name="P2">„Sie sind Psychologin?“, fragt er dann.</text:p>
      <text:p text:style-name="P2"/>
      <text:p text:style-name="P2">„Ja. Im ureigensten Sinne des Wortes, würde ich sagen.“. Sie lacht, und dieses mal verschwindet alles Mysteriöse, denn das Lachen ist offen und herzlich. „Weißt du, welche Bedeutung das Wort Psyche hat?“</text:p>
      <text:p text:style-name="P2"/>
      <text:p text:style-name="P2">„Ja“, sagt Thomal. „Es ist meine Persönlichkeit, mein Erleben und Empfinden.“</text:p>
      <text:p text:style-name="P2"/>
      <text:p text:style-name="P2">„Das ist richtig, wenn man es unter einem wissenschaftlichem Gesichtspunkt betrachtet. Aber im eigentlichen Sinne bedeutet es Atem oder auch Schmetterling. Der Lebensatem. Das gefällt mir besser, denn es macht mir klar, dass die Psyche etwas Besonderes und nicht Greifbares ist. Etwas, das befreit werden will.“</text:p>
      <text:p text:style-name="P2"/>
      <text:p text:style-name="P2">„Das finde ich schön.“</text:p>
      <text:p text:style-name="P2"/>
      <text:p text:style-name="P2">„Es ist schön. Das kannst du mir gerne glauben.“ Sie blickt ihn wieder an, doch dieses mal sind es ihre Augen die lachen.</text:p>
      <text:p text:style-name="P2"/>
      <text:p text:style-name="P2">„Das ist ungewöhnlich, nicht wahr? Ein guter Psychologe würde dich nicht duzen und er würde ganz bestimmt etwas Anderes über die Seele sagen.“</text:p>
      <text:p text:style-name="P2"/>
      <text:p text:style-name="P2">„Ich denke schon. Ich habe einige Therapien hinter mir, aber ehrlich gesagt, haben wir über so etwas nie gesprochen.“</text:p>
      <text:p text:style-name="P2"/>
      <text:p text:style-name="P2">„Das ist auch nicht so wichtig. Wie fühlst du dich denn?“</text:p>
      <text:p text:style-name="P2"/>
      <text:p text:style-name="P2">„Ganz gut, finde ich. Besser als seit langem. So, als ob es einen Sinn hätte.“</text:p>
      <text:p text:style-name="P2"/>
      <text:p text:style-name="P2">„Und das war vorher nicht so?“</text:p>
      <text:p text:style-name="P2"/>
      <text:p text:style-name="P2">„Nein, ganz gewiss nicht. Es war das Gegenteil oder ist es vielleicht auch bald wieder.“</text:p>
      <text:p text:style-name="P2"/>
      <text:p text:style-name="P2">„Wenn du magst, würde ich mich mit dir gerne mehr darüber unterhalten, aber zuerst ist doch besser, wenn ich dir zeige, wo du hier bist.“</text:p>
      <text:p text:style-name="P2"/>
      <text:p text:style-name="P2">„Sehr gerne“, antwortet Thomal. Er blickt nochmal zum Bett, dann zu seinem Stuhl, wo seine Kleider liegen.</text:p>
      <text:p text:style-name="P2"/>
      <text:p text:style-name="P2">„Ich warte draußen auf dich“, sagt Antonia und dreht sich schon um den Raum zu verlassen. Doch dann zögert sie und sagt:</text:p>
      <text:p text:style-name="P2">„Warte noch einen Moment. Wir müssen das aufhängen. Es ist zu kahl hier. Leblos.“</text:p>
      <text:p text:style-name="P2"/>
      <text:p text:style-name="P2">Ungefragt geht sie an die Seitenwand, die dem Fenster gegenüber liegt. Sie greift in ihre <text:soft-page-break/>Umhangtaschen und zieht Reißzwecken hervor mit denen sie ein Bild an die Wand heftet, dass sie aus derjenigen Tasche zieht, in die sie zuvor den scheinbar lebendigen Vogel gesteckt hat.</text:p>
      <text:p text:style-name="P2">„Schon besser.“</text:p>
      <text:p text:style-name="P2"/>
      <text:p text:style-name="P2">Beim Anblick des Bildes spürt die Thomal einen Moment lang eine große Lebendigkeit in seiner Brust. Auf ihm abgebildet ist ein kleiner Vogel mit rotem Bauch.</text:p>
      <text:p text:style-name="P2"/>
      <text:p text:style-name="P2">Als sie auf den Flur treten, sieht Thomal zum ersten mal auf die zuvor beschrieben Szenerie. Es herrscht Heiterkeit und Stille, verursacht durch das Licht, das durch die seitlichen, großflächigen Fenstern herein tritt und allem etwas Neues, Unberührtes verleiht. Schwester Antonia geht leise neben Thomal einher und führt ihn den Gang hinab. Er betrachtet die anderen Patienten, die teils mit überschlagenen Beinen an den Tischchen sitzen. Manche blicken Thomal an und lächeln, andere wiederum sind vertieft in die Zeichnungen, die auf den Tischen ausliegen. Im Hintergrund ist gedämpftes Gemurmel zu vernehmen. Thomal hat ein Gefühl als wäre er im Urlaub in einer längst vergessenen Zeit.</text:p>
      <text:p text:style-name="P2">„Was machen diese Leute da?“</text:p>
      <text:p text:style-name="P2"/>
      <text:p text:style-name="P2">„Ich würde sagen, sie meditieren. Die meisten von ihnen sind etwas fortgeschrittener. Hast du bemerkt, wie angenehm die Atmosphäre ist?“</text:p>
      <text:p text:style-name="P2"/>
      <text:p text:style-name="P2">„Ja, das habe ich gespürt. Kommt das durch diese Meditation?“</text:p>
      <text:p text:style-name="P2"/>
      <text:p text:style-name="P2">„Ja, richtig. Man kann sagen, dass diese Menschen sich gereinigt haben und das kannst du wahrnehmen.“</text:p>
      <text:p text:style-name="P2"/>
      <text:p text:style-name="P2">Thomal bleibt stehen und denkt einen Augenblick nach. Er steht im Licht und sein Jogginganzug sieht etwas abgenützt aus. Durch die schräg einfallende Sonne sind Staubpartikel zu erkennen, die träge um ihn herum schweben. Thomal greift sich mit der Hand an seinen fein geschnittenen Bart.</text:p>
      <text:p text:style-name="P2"/>
      <text:p text:style-name="P2">„Was überlegst du?“, fragt Antonia.</text:p>
      <text:p text:style-name="P2"/>
      <text:p text:style-name="P2">„Ich habe auch schon öfters meditiert, bei mir hat das nicht so gut geholfen. Aber ich kenne natürlich Geschichten von Kirchen oder Tempeln, die durch das Gebet gereinigt worden sind. Es … ich weiß nicht, ich denke oft, dass die Religion die Menschen überfordert.“</text:p>
      <text:p text:style-name="P2"/>
      <text:p text:style-name="P2">„Du hattest dann keinen richtigen Mentor. Mentoren sind enorm wichtig, denn sie nehmen dich in der Meditation an die Hand.“</text:p>
      <text:p text:style-name="P2"/>
      <text:p text:style-name="P2">Thomal lässt ruhig den Blick schweifen und betrachtet den Flur nochmal genauer.</text:p>
      <text:p text:style-name="P2"/>
      <text:p text:style-name="P2">„Aha. Stören wir die Menschen durch unser Gespräch?“</text:p>
      <text:p text:style-name="P2"/>
      <text:p text:style-name="P2">„Nein. Das blenden sie aus. Außerdem unterhalten sich auch andere, wie du hörst. Ich würde dich nun gerne etwas weiter führen und dir mehr erklären. Dieser Trakt also ist typisch für unser Institut. Meistens finden dort Sitzungen statt. Das sind die Paare, die du öfters an den Tischen sehen kannst. Aber die Mentoren oder Ärzte haben natürlich auch eigene Zimmer. Dort werden wir uns zu anfang treffen, wenn du dich entscheidest, hier zu bleiben.“</text:p>
      <text:p text:style-name="P2"/>
      <text:p text:style-name="P2">„Ich kann mich entscheiden?“, Thomal blickt Antonia erstaunt an. „Ich kenne das aus meiner bisherigen Erfahrung eher so, dass ich eingewiesen wurde. Da war dann nicht mehr viel zu entscheiden.“</text:p>
      <text:p text:style-name="P2"/>
      <text:p text:style-name="P2"><text:soft-page-break/>Die beiden laufen nun weiter den Flur entlang.</text:p>
      <text:p text:style-name="P2"/>
      <text:p text:style-name="P2">„Nein, um Himmels Willen“, antwortet Antonia. „Du musst entscheiden, ob die gerne hier bleiben möchtest, denn deine Genesung wird etwas dauern. So viel ist gewiss.“</text:p>
      <text:p text:style-name="P2"/>
      <text:p text:style-name="P2">„Wie lange dauert das denn?“</text:p>
      <text:p text:style-name="P2"/>
      <text:p text:style-name="P2">Antonia schweigt und meint dann: „Das ist unterschiedlich. Je nachdem eben.“</text:p>
      <text:p text:style-name="P2"/>
      <text:p text:style-name="P2">„Also bis zu zwei Monaten oder so? Also das, was die Krankenkassen normalerweise übernehmen?“</text:p>
      <text:p text:style-name="P2"/>
      <text:p text:style-name="P2">„So ungefähr“, sagt Antonia. „Bevor wir uns genauer über unser Behandlungskonzept unterhalten, möchte ich dir die Anlage vorstellen. Hier sind also die Trakte für die Schüler. Das Gebäude hat eine große Außenanlage, die auch genutzt werden soll. Ein Park, der, wie hier, Einfluss auf dein Seelenleben nimmt. Mit Einfluss meine ich, dass er so gestaltet wurde, dass man sich wohl fühlt. Wir gehen also vorne an der Pforte vorbei, dann in den Park.“</text:p>
      <text:p text:style-name="P2"/>
      <text:p text:style-name="P2">Die beiden passieren eine geöffnete Tür und gelangen in eine Empfangshalle mit sehr hohen Decken. Dort hängen weiße Kugeln in verschiedenen Anordnungen und Größen herab. Sie formen verspielte Muster, überlaufen und überkreuzen sich, steigen und fallen. Das Auge kann sich daran nicht satt sehen. In der Halle selbst sind weiße Statuen zu aufgestellt. Menschen, die wie eine Flüssigkeit emporsteigen und sich ineinander verdrehen, sich zuwenden. Eine Anordnung zeigt eine Familie, bei der sich die Mitglieder wie aus einem Schwung erstellt an den Händen halten. Die Statuen sind ganz glatt und glänzend, genaue Gesichtszüge sind nicht auszumachen. Vielmehr wird der Eindruck ständiger Bewegung vermittelt. </text:p>
      <text:p text:style-name="P2">„Das ist schön, nicht wahr?“</text:p>
      <text:p text:style-name="P2"/>
      <text:p text:style-name="P2">„Sehr schön. Das gefällt mir. Wer hat das gemacht?“</text:p>
      <text:p text:style-name="P2"/>
      <text:p text:style-name="P2">„Patienten, wenn du so willst. Jeder erstellt irgendwann etwas, sobald er weiter ist. Es liegt in der Natur von uns Menschen, Dinge zu schaffen.“</text:p>
      <text:p text:style-name="P2"/>
      <text:p text:style-name="P2">„Wahnsinn. Die Bilder die dort hängen auch?“</text:p>
      <text:p text:style-name="P2"/>
      <text:p text:style-name="P2">„Natürlich. Sieh sie dir ruhig näher an.“</text:p>
      <text:p text:style-name="P2"/>
      <text:p text:style-name="P2">Thomal nähert sich der Wand mit den Bildern. Es sind verschiedene Reihen ausgestellt, aber eine zieht in besonders an. Abgebildet sind ebenfalls schwunghafte Bewegungen mit flüchtigen Pinselstrichen, weiß auf schwarzem Grund. Diese entwickeln jedoch eine Form der Tiefe und Weite, die nicht aus perspektivischem Zeichnen kommt. Ohne dass Thomal es will, fühlt er sich hineingezogen. Er betrachtet diese Bilder eingehend. Nach einigen Minuten tippt Antonia ihm leicht auf die Schulter. </text:p>
      <text:p text:style-name="P2">„Gehen wir noch in den Park?“ </text:p>
      <text:p text:style-name="P2"/>
      <text:p text:style-name="P2">Sie passieren die Pforte, eine s-förmig geschwungener waagrecht sitzender Durchbruch mit Bullaugen über unter dem S, hinter dem eine Schwester an einem Rechner sitzt. Gegenüber vom Empfang ist eine Sofa-Ecke, geschwungene wellenartige Möbelstücke, die eine Höhe von beinahe 2m erreichen. </text:p>
      <text:p text:style-name="P2"/>
      <text:p text:style-name="P2">„Darf man da drauf klettern?“, fragt Thomal und ein lausbübisches Grinsen lässt sein Gesicht leuchten.</text:p>
      <text:p text:style-name="P2"><text:soft-page-break/></text:p>
      <text:p text:style-name="P2">Antonia lächelt. </text:p>
      <text:p text:style-name="P2">„Nein, das sollte man nicht tun. Aber der Gedanke des Spiels wird doch noch weiter beschäftigen. Ach, wo du das erwähnst: wir haben hier auch eine Spielhalle in der Kelleranlage. Es ist sehr wichtig miteinander zu spielen. Die werde ich dir nachher zeigen.“</text:p>
      <text:p text:style-name="P2"/>
      <text:p text:style-name="P2">Die beiden treten durch eine Schiebetür ins Freie. Es ist ein schöner Herbsttag, die Sonne scheint warm. Mehrere Lindenbäume stehen auf einem Parkplatz, der relativ leer ist. Die braunen Blätter liegen verteilt auf dem Boden. Vom Parkplatz weg führt eine einsame Straße die sich in der Ferne, in Wiesen und Feldern, verliert. Linkerhand des Parkplatzes ist ein Wald. </text:p>
      <text:p text:style-name="P2"/>
      <text:p text:style-name="P2">„Wir müssen hier in Richtung Wald, da ist ein kleiner Pfad der etwas den Hang hinunter führt in den Park.“</text:p>
      <text:p text:style-name="P2"/>
      <text:p text:style-name="P2">Sie biegen direkt hinter dem Eingang nach links weg und gehen am Gebäude entlang. Von außen betrachtet sieht das recht normal aus, und Thomal findet keinen Hinweis, kein Schild, das Aufschluß über die Art der Institution vermittelt. Ein weißes, hohes Gebäude. Am Wäldchen führt eine in Stein geschlagene Treppe etwas den Hang hinab. Das Gebäude wandert mit in die Tiefe und befindet sich linkerhand der Gehenden. Rechts ist der Wald, der mit seinem Gestrüpp und Unterholz in den Weg hinein wuchert. Bei Abstieg kommt ihnen ein junger Mann in weißer Kleidung entgegen. Er schlendert an ihnen vorbei und lächelt Thomal an. </text:p>
      <text:p text:style-name="P2"/>
      <text:p text:style-name="P2">„Neu hier?“, fragt er. Thomal nickt. Der junge Mann reicht ihm die Hand. </text:p>
      <text:p text:style-name="P2"/>
      <text:p text:style-name="P2">„Ich bin Sven“, sagt er und nickt Antonia zu, bevor er leise vor sich her summend weiter geht.</text:p>
      <text:p text:style-name="P2"/>
      <text:p text:style-name="P2">Nach der ersten Steintreppe führt der Weg weiter am Gebäude entlang, das nach einiger Zeit endet, so dass eine Lichtung entsteht.. Am Ende der Lichtung stehen größere Steine, fast schon Findlinge, die rund geschliffen sind. Sie haben Ähnlichkeit mit Sesseln, denn meist ragt ein Ende abgerundet nach oben, während der Schwerpunkt des Steines unten liegt. Diese Fläche ist in der Regel ovalartig eingeschnitten, so dass sie wie ein Becken anmutet. Tatsächlich ist in einige der Steine Wasser, in denen sich das Sonnenlicht spiegelt. Obwohl die Machart überall dieselbe ist, sieht jeder Stein anders aus. Der eine hat nur einen Dorn einseitig in die Höhe gereckt, der andere zwei zwischen denen sich die „Lehne“ talartig durchschwingt. Die Einhöhlungen im Schwerpunkt sind nicht exakt aber trotzdem schön. Thomal läuft auf die Steine zu und fährt sie mit den Händen ab. Auf der Oberfläche finden sich immer wieder kleinere Einkerbungen, die einladen mit den Fingern darin zu spielen. </text:p>
      <text:p text:style-name="P2"/>
      <text:p text:style-name="P2">Antonia tritt neben Thomal. „Die Steine sind dazu gedacht, dass man sie berührt und fühlt. Wenn du magst, kannst du es gerne ausprobieren. Das ist der Anfang des Parks, der Steingarten. Wenn du fertig bist, gehen wir weiter.“</text:p>
      <text:p text:style-name="P2"/>
      <text:p text:style-name="P2">Thomal geht die Steinreihen entlang, wo sich ungefährt zwei Dutzend Findlinge befinden. Bei manchen greift er in das Wasserbecken und besprengt die Steine damit. In einem liegt eine Schöpfkelle. Er nimmt sie und übergießt den Stein. </text:p>
      <text:p text:style-name="P2">Nach ein paar Minuten ist seine Neugier gestillt und er kommt zu Antonia zurück.</text:p>
      <text:p text:style-name="P2"/>
      <text:p text:style-name="P2">Nach der Lichtung macht der Weg einen kleineren Bogen und leitet über in eine hügelige bewaldete Strecke. Immer wieder gibt es kleine Abzweigungen nach links und rechts, denen sie folgen. Hinter jeder Abzweigung geht es in paar Meter in den Wald und es finden sich kleine Gärtchen mit Sitzgelegenheiten, die aus Holz gezimmert sind. Oftmals sind in den dabei befindlichen großen Bäumen Leitern nach oben gebaut und auch dort sind Sitzmöglichkeiten, wenn auch nur wenige. An <text:soft-page-break/>einer Stelle sind in einem Garten an einer kleinen Hütte Hände aus Holz auf das Dach aufgeschraubt. Sie machen verschiedene Gesten: eine erhobene Hand, wie zur Mahnung, eine einladende Hand, eine Faust usw. In der Hütte selbst ist eine Feuerstelle und weitere kunstvolle Schnitzereien, welche kreisförmig und auf einer durchgehenden Welle aus Holz um die Feuerstelle angelegt sind. In der Welle befinden sich Einbuchtungen in denen man Platz nehmen kann. In den Ecken brennen Kerzen und es riecht kräftig nach Harz. Zwei Männer in schwarzem Umhängen sitzen in dem Rund und unterhalten sich. Einer umfasst einen Knauf, der zwischen den Sitzen hervorragt. </text:p>
      <text:p text:style-name="P2"/>
      <text:p text:style-name="P2">„Zu was dienen diese Gärten?“</text:p>
      <text:p text:style-name="P2"/>
      <text:p text:style-name="P2">„Sie sind Orte der Besinnung. Jeder Ort hat seine Atmosphäre. Hier kann man in seiner freien Zeit immer wieder herkommen, sich unterhalten oder die Ruhe genießen. Im Herbst und Sommer sind viele hier in der Natur. Ich denke, wir gehen weiter in den japanischen Garten.“</text:p>
      <text:p text:style-name="P2"/>
      <text:p text:style-name="P2">Antonia und Thomal verlassen den hügeligen Abschnitt und folgen dem Pfad weiter. Der stößt bald auf ein Bächlein das sie entlang schreiten. Nach ein paar hundert Metern kommen sie zum japanischen Garten. Der Wald öffnet sich erneut und der Bach fließt über einen kleinen Wasserfall hinab in eine größere Bucht. In dieser Buch sind über den Bachlauf Steine gelegt, der Wasserfall selbst ist durchbrochen von Steinen über die das Wasser stärker strömend hinab fließt. Manche große Steine ragen wie Platten hervor und bilden so Terrassen, die eine absteigende Wasserkaskade bilden. Oben am Beginn des Wasserfalls, ist eine Holzbrücke, die den Bach überspannt. Auf der Brücke stehen zwei Menschen und schauen ins Wasser. Antonia und Thomal überschreiten die Brücke und kommen auf einen Kiesweg, der in einem Bogen zur Bucht hinab führt. Rechts neben dem Kiesweg ist eine Naturmauer aus Fels, die, je weiter der Weg hinab führt, höher aufragt. Die Oberfläche der Mauer ist bearbeitet und glatt. Es sind Bahnen eingraviert die in geschwungenen Bögen den Vorbeischreitenten weiter nach unten ziehen. Unwillkürlich beschleunigt man den Schritt. Unten, an der Buch spannt die Mauer ein Halbrund auf, in dem sich so etwas wie ein kleines Amphitheater befindet. Ein Platz, der natürlich aussieht und doch gekonnt in die Landschaft eingefügt wurde. Der Schall des Wasserfalls ist hier angenehm verstärkt. Im Amphitheater sitzt ein Gruppe und diskutiert. Antonia und Thomal setzen sich hinzu.</text:p>
      <text:p text:style-name="P2"/>
      <text:p text:style-name="P2">„Ich meine ja nur Folgendes: Unsere Zeit ist tot, wie ein toter Hund. Seht doch, was wir uns abends im Fernsehen reinziehen. Amerikanische Serien, ein vollkommener Unfug. Da sind Leute zu sehen, die sich gegenseitig fertig machen, wo es bloß geht. Einsame Helden, die sich für Ideale opfern, die unglaubwürdig sind. Und dann das Minenspiel von denen. Das färbt alles ab, glaubts mir. Ein Minenspiel, das überhaupt nicht natürlich ist. Danach wackelt man dann vor den Rechner und zieht sich vor Langeweile einen Porno rein. Tot, sage ich euch.“</text:p>
      <text:p text:style-name="P2"/>
      <text:p text:style-name="P2">Thomal flüstert Antonia zu.</text:p>
      <text:p text:style-name="P2"/>
      <text:p text:style-name="P2">„Wer ist das?“</text:p>
      <text:p text:style-name="P2"/>
      <text:p text:style-name="P2">„Das ist ein Neuer, wie du. Er ist seit zwei Wochen hier. Die ganze Gruppe, die hier sitzt ist erst seit ein paar Wochen da. Sie diskutieren einfach.“</text:p>
      <text:p text:style-name="P2"/>
      <text:p text:style-name="P2">„Ich würde gerne etwas zuhören“, flüstert Thomal.</text:p>
      <text:p text:style-name="P2"/>
      <text:p text:style-name="P2">„Und dann diese Berufe. Schlimmer geht’s nicht. Strotzen vor Sinnlosigkeit. Bull-shit jobs, habe ich mal in einem Blog gelesen. Also Jobs, in denen man im Büro sitzt und irgend etwas tut, was man gar nicht mehr versteht. Oder besser: Hinter dem man nicht stehen kann. Excel-Tabellen jonglieren, Projekte managen. Neulich, in der Stadt, saß ich im Café, da haben sich zwei junge Mädchen <text:soft-page-break/>unterhalten. Die eine geht jetzt nach Australien, die andere nach Amerika, danach machen sie Karriere. Ich pfeif' da drauf, ganz ehrlich.“</text:p>
      <text:p text:style-name="P2"/>
      <text:p text:style-name="P6">„Mein lieber Schwan, Michael, heute bist du aber wieder geladen“, sagt ein dickerer Mann. „Aber ich weiß nicht, du übertreibst doch. Ich finde manche der Serien recht spannend. Man kann sich ja selber aussuchen, was man sehen möchte.“</text:p>
      <text:p text:style-name="P6"/>
      <text:p text:style-name="P6">Zustimmendes Gemurmel geht durch die Gruppe, aber Michael geht nicht darauf ein.</text:p>
      <text:p text:style-name="P2"/>
      <text:p text:style-name="P2">„Dann höre ich immer: das liegt daran, dass wir zu viele Möglichkeiten haben, das macht uns verrückt. Das glaube ich einfach nicht. Das ist wie das Internet: man kann damit alles machen. Ich will euch sagen, was ich denke: das Internet ist wie ein Trichter. Anstatt dass sich die Perspektive erweitert, verengt sie sich. Man klickt nur auf ein paar Seiten und die haben alle die gleichen platten Informationen. Das ist keine Meinungsfreiheit, das ist Manipulation. Als es mir damals so schlecht ging, habe ich immer nach Hilfe gesucht im Internet. Alle Seiten durchgeklickt zu dem Thema. Was man findet ist folgendes: pseudowissenschaftliche Erklärungen, wie das mit dem Serotonin-Haushalt zusammenhängt. Alles ist so fadenscheinig pseudowissenschaftlich. Und im Radio hört man Studien über neue Medikamente, wie die helfen, was man bei Tierversuchen heraus gefunden, statistisch erwiesen. Statistik! Das lehrt mich schon das Fürchten.“</text:p>
      <text:p text:style-name="P2"/>
      <text:p text:style-name="P2">„Aber das stimmt doch so nicht, Michael“, schaltet der Dicke sich erneut ein. „Es gibt tolle Sachen im Internet. Ich mache doch gerade viel Musik und solche Sachen. Junge, was man da findet, das ist schon echt klasse. Wäre früher nicht gegangen.“</text:p>
      <text:p text:style-name="P2"/>
      <text:p text:style-name="P2">„Und mit wem machst du denn die Musik“, fragt Michael zurück und blickt den Dicken dabei herausfordernd an.“</text:p>
      <text:p text:style-name="P2"/>
      <text:p text:style-name="P2">„Meist alleine“, sagt dieser leise.</text:p>
      <text:p text:style-name="P2"/>
      <text:p text:style-name="P2">„Ich glaube, das Michael recht hat“, sagt eine junge Frau mit Lockenkopf.</text:p>
      <text:p text:style-name="P2">„Er drückt es etwas drastisch aus, aber im Grunde hat er recht.“</text:p>
      <text:p text:style-name="P2"/>
      <text:p text:style-name="P2">„Inwiefern?“, hakt der Dicke nach.</text:p>
      <text:p text:style-name="P2"/>
      <text:p text:style-name="P2">„Ich glaube ich würde das so formulieren: wir sind in einer Art Isolationshülle gepackt. Wie in diesem Film mit Bruce Willis, aber es ist subtil. Es gibt kein Miteinander mehr, sondern das Individuum ist die Krönung. Versteht ihr, was ich meine?“</text:p>
      <text:p text:style-name="P2"/>
      <text:p text:style-name="P2">„Nicht ganz“, sagt eine anderer Frau mittleren Alters, mit bräunlichen Haaren. Sie sieht aus wie eine Mutter.</text:p>
      <text:p text:style-name="P2"/>
      <text:p text:style-name="P2">„Es ist so gestaltet, dass wir uns durchsetzen müssen. Wer das nicht schafft, hat keine Chance.“, sagt die lockenhaarige Frau. „Wir sollen erfolgreich sein und können das nur alleine hinbekommen. Ich war doch Lehrerin, das war das auch so. Alles musste perfekt sein, was ich mache, sonst fällt es auf mich zurück. Also bin ich es, die irgendwann dem Druck nicht mehr gewachsen war.“</text:p>
      <text:p text:style-name="P2"/>
      <text:p text:style-name="P2">„Jetzt verstehe ich vielleicht besser, was du meinst. Das war bei mir zuhause ähnlich. Ich habe mich gefühlt wie eine Versagerin. Mein Mann hat mich das auch immer mal wieder spüren lassen, aber nicht direkt. Indirekt. Schlecht fühle ich mich, wenn ich daran und an meine Kinder denke, die gerade alleine zuhause sind.“</text:p>
      <text:p text:style-name="P2"/>
      <text:p text:style-name="P2">„Wie meinst du das mit der Isolationshülle?“, fragt der Dicke und knöpft wieder an die Diskussion <text:soft-page-break/>an.</text:p>
      <text:p text:style-name="P2"/>
      <text:p text:style-name="P2">„Das meine ich, ist so, wie eine Art Maske, die man sich aufsetzt. Eine Rolle, die man spielt. Das macht mich innerlich leer. Da gibt es eine Lied von Andreas Bourani: Eisberg. Da sagt er: 'Und tief unterm Eis fühl' ich mich so wie du. Ich will glänzen, ich will scheinen und tu, als tät' nichts weh.' So ist das.“</text:p>
      <text:p text:style-name="P2"/>
      <text:p text:style-name="P2">„Meint ihr denn, dass die anderen Menschen sich auch diese Gedanken machen?“, der Dicke fragt es in die Runde.</text:p>
      <text:p text:style-name="P2"/>
      <text:p text:style-name="P2">„Ich weiß nicht“, sagt die Mutter. „Ich glaube, dass ganz viele gar nicht dazu kommen. Sowas kann man doch nicht unter Freunden erzählen. Da wir man für verrückt erklärt. Und außerdem... ich wei0 nicht genau. Es gibt doch viele, die sehr gut zurecht kommen. Ich glaube, dass wir einfach zu sensibel sind.“</text:p>
      <text:p text:style-name="P2"/>
      <text:p text:style-name="P2">Antonia, die bisher schweigend neben Thomal saß, erhebt sich. </text:p>
      <text:p text:style-name="P2"/>
      <text:p text:style-name="P2">„Darf ich kurz unterbrechen? Ich würde auch gerne Thomal vorstellen. Er ist seit gestern hier. Ich bin seine Bezugsschwester.“</text:p>
      <text:p text:style-name="P2"/>
      <text:p text:style-name="P2">Die Gruppe, die bisher lebhaft diskutiert und die beiden nicht bemerkt hatte, blickt Antonia und Thomal interessiert an. </text:p>
      <text:p text:style-name="P2"/>
      <text:p text:style-name="P2">Dann sagt die Mutter: „Hallo Thomal, meine Name ist Silke. Ich bin hier, weil ich ein Burn-Out hatte. Bin hier in der vierten Woche.“</text:p>
      <text:p text:style-name="P2"/>
      <text:p text:style-name="P2">„Ich bin Ralf“, sagt der Dicke. „Bin Software-Entwickler oder bins gewesen. Möchte nicht so viel darüber reden. Ich bin seit acht Wochen hier.“</text:p>
      <text:p text:style-name="P2"/>
      <text:p text:style-name="P2">„Ich bin Michael. Arbeitslos. Warum müssen sich eigentlich alle mit Beruf vorstellen? So wie: 'ich bin das und das, das bin ich.' Also, ich bin arbeitslos und seit zwei Wochen hier.“</text:p>
      <text:p text:style-name="P2"/>
      <text:p text:style-name="P2">Diese Antwort gefällt Thomal recht gut. Vorstellungsrunden sind ihm im Grunde ein Greuel. Und Michael hat durch sein Verhalten gezeigt, dass man nicht einer Etikette folgen muss.</text:p>
      <text:p text:style-name="P2"/>
      <text:p text:style-name="P2">Die Frau mit Lockenkopf sagt: „Mein Name ist Karin. Ich bin Lehrerin am Gymnasium. Auch ich hatte einen Burn-Out. Bin auch seit drei Wochen hier.“</text:p>
      <text:p text:style-name="P2"/>
      <text:p text:style-name="P2">Thomal erhebt sich nun auch.</text:p>
      <text:p text:style-name="P2"/>
      <text:p text:style-name="P2">„Hallo“, sagt er und errötet. „ Ich heiße Thomal und mag Vorstellungsrunden nicht so gerne. Ich bin depressiv, schon seit meiner Jugend. Aber ich habe auch immer mal wieder gearbeitet. Hab schon einige Therapien gemacht, aber nichts hat richtig geholfen. Ich hoffe, dass es hier besser wird.“</text:p>
      <text:p text:style-name="P2"/>
      <text:p text:style-name="P2">„Klar wird das besser“, sagt Michael. „Was hier fehlt ist eine Revolution! Das sage ich!“. Er zwinkert Thomal an.</text:p>
      <text:p text:style-name="P2"/>
      <text:p text:style-name="P2">„Das war nett von euch. Danke!“, sagte Antonia. „Ich zeige Thomal noch den Institutsgarten. Im Übrigen finde ich eure Diskussion sehr spannend.“</text:p>
      <text:p text:style-name="P2"/>
      <text:p text:style-name="P2">Michael blickt Thomal ein paar Sekunden neugierig an.</text:p>
      <text:p text:style-name="P2">„Der erste Rundgang, was! “</text:p>
      <text:p text:style-name="P2"><text:soft-page-break/></text:p>
      <text:p text:style-name="P2">Thomal und Antonia erheben und verabschieden sich. Die beiden gehen den Weg über die Brücke zurück und folgen dem ursprünglichen Pfad an der Bucht vorbei. Von dieser Seite aus ist das Amphitheater kaum einzusehen. Es ist, bis auf das Rauschen des Baches, wundervoll still. </text:p>
      <text:p text:style-name="P2"/>
      <text:p text:style-name="P2">„Es ist alles wie natürlich eingewoben. Diese Architektur, bis auf das Hauptgebäude, aber hier. Das fließt alles ineinander.“</text:p>
      <text:p text:style-name="P2"/>
      <text:p text:style-name="P2">„Das ist absichtlich so gemacht. Bist du mit der Anthroposophie vertraut?“</text:p>
      <text:p text:style-name="P2"/>
      <text:p text:style-name="P2">„Nein. Das sind doch die Walldorf-Schüler, die ihre Namen tanzen.“</text:p>
      <text:p text:style-name="P2"/>
      <text:p text:style-name="P2">„Ein Teil davon, ja. Aber der Begründer, Rudolf Steiner, hat ebenfalls eine neue Architektur entworfen, die den Menschen fördert. So ähnlich ist das hier.“</text:p>
      <text:p text:style-name="P2"/>
      <text:p text:style-name="P2">„Dann ist das eine anthroposophische Klinik?“</text:p>
      <text:p text:style-name="P2"/>
      <text:p text:style-name="P2">„Nein. Es gibt vielleicht Überschneidungen, aber wir sind keine Anthroposophen. Wir sind keine Idealisten, wenn man Idealist als jemanden versteht, der eine Gesinnung durchsetzen möchte.“</text:p>
      <text:p text:style-name="P2"/>
      <text:p text:style-name="P2">„Das ist schonmal beruhigend.“</text:p>
      <text:p text:style-name="P2"/>
      <text:p text:style-name="P2">Die beiden gehen den Weg weiter, der dann in den Garten des Instituts führt. Die einzelnen, abstehenden Kammern sind gut zu sehen. Zwischen den Kammern sind wiederum oft Sitzgelegenheiten oder Bänke aufgestellt. </text:p>
      <text:p text:style-name="P2"/>
      <text:p text:style-name="P2">„Alles ist schön harmonisch gestaltet, auch hier.“</text:p>
      <text:p text:style-name="P2"/>
      <text:p text:style-name="P2">„Genau. Wir gehen jetzt in mein Büro und unterhalten uns noch wenig über dich, Thomal. Was meinst du?“</text:p>
      <text:p text:style-name="P2"/>
      <text:p text:style-name="P2">„Gerne.“</text:p>
      <text:p text:style-name="P2"/>
      <text:p text:style-name="P2">Die beiden laufen wieder zurück zur Pforte, die Empfangshalle. Antonia führt Thomal eine weiße Treppe hinauf, die auf einen weiteren Gang führt. Sie geht mit Thomal den Gang entlang, bis sie eine Tür aufschließt. Sie tritt ein und bitte Thomal ihr zu folgen. Ein größerer, gemütlich eingerichteter weißer Raum empfängt ihn: Schräg gegenüber der Türe befindet sich ein weißer und großer Schreibtisch. Monitor und Tastatur sind darauf zu sehen. Auf dem Tisch verstreut liegen viele Blätter. Darunter auch verstreut Zeichnungen und Symbole. In der Mitte des Raumes ist ein weißes Sofa mit bunten verschieden geformten Kissen und einem Sofatisch der aus einem großen geschwungenen Stein besteht. </text:p>
      <text:p text:style-name="P2"/>
      <text:p text:style-name="P2">„Bitte nimm Platz“, sagt Antonia und deutet auf das Sofa.</text:p>
      <text:p text:style-name="P2"/>
      <text:p text:style-name="P2">„Danke“, sagt Thomal. Leise bewegt er sich durch das Zimmer und lässt sich auf dem Sofa nieder. Als er sitzt betrachtet er die vielen Bilder, die an den Wänden hängen. Sehr fantasievolle Zeichnungen von Tieren und Blumen.</text:p>
      <text:p text:style-name="P2"/>
      <text:p text:style-name="P2">„Möchtest du etwas trinken?“</text:p>
      <text:p text:style-name="P2"/>
      <text:p text:style-name="P2">„Nein, danke.“</text:p>
      <text:p text:style-name="P2"/>
      <text:p text:style-name="P2"><text:soft-page-break/>Antonia nimmt am Schreibtisch Platz, so das sie Thomal schräg über den Raum hinweg anblicken kann. Sie tippt etwas in die Tastatur.</text:p>
      <text:p text:style-name="P2">„So,ich habe hier nochmal deine Akten vorliegen. Eine lange Geschichte von Klinikaufenthalten und Depression. Ich denke, es ist besser, wenn wir uns nicht nur darauf verlassen. Ich werde deine Geschichte auch nochmal von dir hören.“</text:p>
      <text:p text:style-name="P2"/>
      <text:p text:style-name="P2">Sie steht auf und geht am Schreibtisch vorbei zum hinteren großen Fenster. Auf dem Sims sind viele Pflanzen aufgestellt. In einer Ecke steht ein Kaffee-Automat. Antonia greift aus einem kleinen Schränkchen beim Automaten eine Tasse heraus, stellt sie in den Automaten und drückt eine Taste. Das Geräusch einer Mühle ist zu vernehmen gefolgt vom Einlaufen des Kaffees in die Tasse. Der Raum riecht augenblicklich angenehm. Antonia wartet bis der Prozess beendet ist, nimmt die Tasse und setzt sich zu Thomal auf die Couch.</text:p>
      <text:p text:style-name="P2"/>
      <text:p text:style-name="P2">„Zuerst werde ich dir etwas über unser Institut erzählen. Wir sind sozusagen eine Sondereinrichtung, ein privates Forschungsprojekt, kann man sagen. Unser Ziel ist es, psychische Erkrankungen zu heilen. Dabei verfolgen wir einen nicht-medizinischen Ansatz. D.h. Es werden auch nur Patienten bei uns sein, von denen wir ausgehen, dass ihrer Krankheit nicht rein körperlich bedingt ist. Unter einem nicht-medizinischen Ansatz verstehen wir eine neue Form der Therapie. Dazu ist zu vielleicht zu sagen, dass bspw. Depressionen ein Krankheitsbild darstellen, dass im westlichen Kulturkreis sprunghaft zunimmt. Wir gehen bei unseren Ideen davon aus, dass dafür mehrere Ursachen in Frage kommen. Konkret heißt das, dass auch die Gesellschaft oder deren Veränderungen einen maßgeblichen Anteil daran haben. In der Regel haben unsere Patienten eine lange Leidensgeschichte hinter sich. Nur ein kleiner Teil hatte Therapien, viele haben sich jahre- oder jahrzehntelang durch ihre Leben geschleppt, ohne zu wissen, woran sie erkrankt sind. Durch eine neue Form der Meditation, des Gebets oder der inneren Ruhe, egal wie man es nennen will, sind wir überzeugt davon, dass der innere Kontakt wieder her gestellt werden kann. Es ist also möglich, den Menschen, den ganz einzigartigen Menschen, wieder zu sich zurückzuführen. Kannst du mir folgen?“</text:p>
      <text:p text:style-name="P2"/>
      <text:p text:style-name="P2">„Ehrlich gesagt habe ich schon einige Therapien hinter mir. Man muss mich als nicht therapierbar einstufen. Ich weiß also nicht so recht, ob ich damit wirklich etwas anfangen kann. Und zweitens dauert so was wohl recht lange. Aber was ich vorher gesehen habe, das hat mich beeindruckt. Mein Bauch sagt, dass es gut ist.“</text:p>
      <text:p text:style-name="P2"/>
      <text:p text:style-name="P2">„Das ist sehr gut. Gut, dass du das hören kannst. Erzählst du mir vielleicht, ab wann du bemerkt hast, dass mit dir etwas nicht ganz stimmt?“</text:p>
      <text:p text:style-name="P2"/>
      <text:p text:style-name="P2">„Das hat mich noch nie jemand gefragt. Ich weiß ja, dass der Grund für meine Probleme in unserer Familie liegt. Und ich denke, dass ich da schon sehr früh geprägt wurde.“</text:p>
      <text:p text:style-name="P2"/>
      <text:p text:style-name="P2">„Welches war denn deine Rolle in der Familie?“</text:p>
      <text:p text:style-name="P2"/>
      <text:p text:style-name="P2">„Ich würde sagen, dass ich zuhause eine Art Notnagel war. Ein emotionaler Anker v.a. Für meine Mutter. Meine Eltern hatten einen großen unausgesprochenen Konflikt, der jederzeit zu eskalieren drohte. Als Kind habe ich dringend versucht, das zu verhindern. Meine Mutter hat ihre Not, ihre Einsamkeit dann sozusagen über mich geworfen. Ich weiß durch die Therapien auch, dass meine Mutter und mein Vater Fehler gemacht haben, die durch ihre eigene Not verursacht war. Die Probleme zwischen meinem Vater und meiner Mutter kommen auch aus ihrer eigenen Kindheit. Und so reicht sich das dann weiter.“</text:p>
      <text:p text:style-name="P2"/>
      <text:p text:style-name="P2">„Ja. Und hattest du Geschwister?“</text:p>
      <text:p text:style-name="P2"/>
      <text:p text:style-name="P2"><text:soft-page-break/>„Ich habe einen Bruder und eine Schwester, die beide jünger sind als ich.“</text:p>
      <text:p text:style-name="P2"/>
      <text:p text:style-name="P2">„Und wie ist es denen ergangen.“</text:p>
      <text:p text:style-name="P2"/>
      <text:p text:style-name="P2">„Tja, ich habe mich um beide immer gekümmert und ich liebe sie beide sehr. Sie sind viel besser damit zurecht gekommen, obwohl sie natürlich auch ihre Probleme hatten. Meine Schwester ist Ärtzin an einer Klinik. Mein Bruder ist Informatiker. Beide sind verheiratet.“</text:p>
      <text:p text:style-name="P2"/>
      <text:p text:style-name="P2">„Das ist sehr schön. Aber bei dir lief das nicht so reibungslos?“</text:p>
      <text:p text:style-name="P2"/>
      <text:p text:style-name="P2">„Nein. Wie es bei diesem Krankheitsbild recht typisch ist, kam ich trotz guter schulischer Leistungen beim Beruf immer wieder ins Schlingern. Ich fühle mich sehr schnell überfordert. Dabei habe ich sogar zwei Studiengänge gemacht. Wirtschaftsingenieur bin ich, wie mein Vater Ingenieur ist, und Psychologe. Aber im Berufsleben und bei den Frauen bin ich regelmäßig gescheitert. Sobald der Druck höher wurde, habe ich mich zurückgezogen. Wie eine Schnecke in ihr Schneckenhaus. Die damit verbundenen Qualen lassen sich kaum in Worte fassen.“</text:p>
      <text:p text:style-name="P2"/>
      <text:p text:style-name="P2">„Hast du resigniert?“</text:p>
      <text:p text:style-name="P2"/>
      <text:p text:style-name="P2">„Ich weiß nicht. Ich habe krampfhaft versucht, mich einzupassen. Da ich mich selber als unzureichend wahr nehme, habe ich durch Leistung probiert, erfolgreich zu sein. Jedes mal mit schlechtem Ausgang. Das ist das Grundproblem, ich kann nicht leisten. Sie können mir glauben, dass ich darüber schon tausend Stunden nachgedacht habe. Und da es so ist, ich also das Problem nicht bewältigen kann, eben weil ich so geprägt wurde, wie können sie mir da helfen? Eine Therapeutin meinte mal, was denn eigentlich mit meiner eigenen Libido los wäre, warum ich nicht Themen lustvoll für mich besetzen könnte. Damit hatte sie wohl recht.“</text:p>
      <text:p text:style-name="P2"/>
      <text:p text:style-name="P2">„Aber es ist ihr nicht gelungen, dich an den damit verbundenen Schmerz heranzuführen. An die Wut und an die Trauer?“</text:p>
      <text:p text:style-name="P2"/>
      <text:p text:style-name="P2">„Nein. Das geschah nur einmal ganz kurz bei einer anderen Therapeutin.“</text:p>
      <text:p text:style-name="P2"/>
      <text:p text:style-name="P2">„Was war da anders?“</text:p>
      <text:p text:style-name="P2"/>
      <text:p text:style-name="P2">„Sie war wärmer. Das in jedem Fall. Das war ein komisches Gefühl damals, als ob etwas in mir zur Verschiebung gekommen wäre. Sie hat mich gemocht wie ich war.“</text:p>
      <text:p text:style-name="P2"/>
      <text:p text:style-name="P2">„Und danach hat sich in deinem Leben etwas geändert?“</text:p>
      <text:p text:style-name="P2"/>
      <text:p text:style-name="P2">„Ja, ich habe nochmal angefangen zu studieren. Aufgrund der Erfahrung habe ich ein Psychologiestudium gemacht.“</text:p>
      <text:p text:style-name="P2"/>
      <text:p text:style-name="P2">„Also gibt es doch Ansätze, die gut sind. Was ist dann passiert?“</text:p>
      <text:p text:style-name="P2"/>
      <text:p text:style-name="P2">„Danach fing ich an zu arbeiten. Damals war ich sehr optimistisch. Das Studium hat gut geklappt, ich hatte sogar einen sehr netten Freundeskreis. Danach war mir zuerst unklar, wie ich weiter vorgehen soll. Zum einen war ich technisch ausgebildet, zum anderen ein Psychologe. Also kam ich zu einer Firma, die beides in ihrer Forschungsabteilung miteinander verknüpfen wollte. Es ging um Datenauswertung und der Extrapolation menschliches Verhalten aufgrund von Computerdaten.“</text:p>
      <text:p text:style-name="P2"/>
      <text:p text:style-name="P2">„Das klingt ja entsetzlich. Wie ging es da weiter?“</text:p>
      <text:p text:style-name="P2"/>
      <text:p text:style-name="P2"><text:soft-page-break/>„Ich habe wieder angefangen mich krampfhaft in die Technologie einzuarbeiten. Allerdings habe ich da schnell gespürt, dass ich nicht mithalten kann. Ich fühlte mich nach kurzer Zeit gefangen wie in Vogel im Käfig.“</text:p>
      <text:p text:style-name="P2"/>
      <text:p text:style-name="P2">„Wieso hast du das nicht schnell wieder beendet, wenn es so unerträglich für dich war?“</text:p>
      <text:p text:style-name="P2"/>
      <text:p text:style-name="P2">„Ich dachte, du kannst jetzt nicht wieder davon laufen. Mach weiter. Halte durch.“</text:p>
      <text:p text:style-name="P2"/>
      <text:p text:style-name="P2">„So lange, bis es nicht mehr ging. Und dann kam der Zusammenbruch. Oder mehrere.“</text:p>
      <text:p text:style-name="P2"/>
      <text:p text:style-name="P2">„Ja, ich wurde zu einer Art Problemfall unserer Abteilung. Oft war ich krank. Man hielt mich wohl für talentiert aber zerbrechlich. Irgendwann bin ich selber ausgestiegen und gestrandet. Ständig gingen mir Fragen durch den Kopf, es hat nicht mehr aufgehört.“</text:p>
      <text:p text:style-name="P2"/>
      <text:p text:style-name="P2">„Der gute Psychologe sagt, der Mensch kann sich nur selber helfen, indem er seinen Wert erkennt. Mich würde aber eher noch interessieren, ob du als Kind fantasievoll warst.“</text:p>
      <text:p text:style-name="P2"/>
      <text:p text:style-name="P2">„Schon, denke ich. Ich konnte stundenlang etwas für mich alleine tun. Spielen und dabei innere Wettkämpfe austragen. Geschichten hören und mich in Dinge hinein versetzen. Und die Bedürfnisse von anderen Menschen erahnen.“</text:p>
      <text:p text:style-name="P2"/>
      <text:p text:style-name="P2">„Das liegt an deiner Geschichte, dass du das erahnen kannst. Und deine eigenen Bedürfnisse, konntest du denen gerecht werden?“</text:p>
      <text:p text:style-name="P2"/>
      <text:p text:style-name="P2">„Ich würde sagen: nein. Meine eigenen Bedürfnisse sind mir recht unklar. Oder sie sind unterdrückt, wie bei der Sexualität.“</text:p>
      <text:p text:style-name="P2"/>
      <text:p text:style-name="P2">„Dann rühren deine Probleme also von deiner Unfähigkeit aufgrund deiner Lebenumstände und deiner Erziehung, dir den Raum zu geben, den du benötigst. Du vermeidest einen drohenden Konflikt und kannst nicht aus dem Konkon ausbrechen, der dich umspinnt. Du musst also selber aktiv werden, um daraus zu entkommen. Aber das gelingt dir nicht. Du bleibst verkümmert.“</text:p>
      <text:p text:style-name="P2"/>
      <text:p text:style-name="P2">„Das haben sie gut ausgedrückt, so ist es.“</text:p>
      <text:p text:style-name="P2"/>
      <text:p text:style-name="P2">„So ist es nicht.“</text:p>
      <text:p text:style-name="P2"/>
      <text:p text:style-name="P2">„Wie meinen sie das?“</text:p>
      <text:p text:style-name="P2"/>
      <text:p text:style-name="P2">„Es ist nicht so, wie du denkst, dass es ist.“</text:p>
      <text:p text:style-name="P2"/>
      <text:p text:style-name="P2">„Deswegen dutzen sie mich auch die ganze Zeit? Das würde kein Therapeut jemals tun.“</text:p>
      <text:p text:style-name="P2"/>
      <text:p text:style-name="P2">„Thomal, das stimmt. Das würde ein Therapeut niemals tun.“</text:p>
      <text:p text:style-name="P2"/>
      <text:p text:style-name="P2">„Was? Dann sind sie keine Therapeutin?“</text:p>
      <text:p text:style-name="P2"/>
      <text:p text:style-name="P2">„Doch natürlich bin ich das. Aber auf eine andere Art und Weise. Ich bin eine Mentorin.“</text:p>
      <text:p text:style-name="P2"/>
      <text:p text:style-name="P2">Nach diesem Gespräch wird es erstmal ruhig. </text:p>
      <text:p text:style-name="P2"/>
      <text:p text:style-name="P2">„Kannst du dir vorstellen, hier zu bleiben“, fragt Antonia nach einer Weile.</text:p>
      <text:p text:style-name="P2"/>
      <text:p text:style-name="P2"><text:soft-page-break/>„Ja. Alles hier hat mich angesprochen. Ich glaube, ich bin neugierig geworden. Wie läuft die Therapie denn ab?“</text:p>
      <text:p text:style-name="P2"/>
      <text:p text:style-name="P2">„Zuerst gibt es einen klaren Tagesrhythmus. Frühstück ist immer von 6.30 – 8 Uhr. Ähnlich wie in früheren Klöstern gibt es zuvor die erste Morgenmeditation. Zu anfang werde ich mit dir meditieren, wenn du weiter bist, nimmst du an der Gemeinschaftssitzung teil. Diese ist im Fest- und Veranstaltungssaal im Kellergeschoss. Das Erlernen der Grundlagen der Therapie ist entscheidend und wird viel Zeit und Mühe kosten. Daneben sind Gruppensitzungen wichtig. Im Amphitheater vorher, das war eine Gruppe, die sich so getroffen hat. Du wirst also einer Gruppe von Neulingen zugewiesen werden. Ähnlich wie in einer psychotherapeutischen Klinik werdet ihr zusammen Körperübungen und künstlerischen Ausdruck üben.“</text:p>
      <text:p text:style-name="P2"/>
      <text:p text:style-name="P2">„Gibt es denn auch Gruppentherapie-Sitzungen?“</text:p>
      <text:p text:style-name="P2"/>
      <text:p text:style-name="P2">„Nicht in der Form, die du kennst. Es gibt auch keine Einzeltherapie, die dir aufgrund deiner früheren <text:s/>therapeutischen Erfahrungen bekannt ist. Ich gebe dir jetzt den Vertrag mit. Lies ihn dir in Ruhe durch. Du kannst dir gerne bis morgen Zeit lassen mit dem Unterschreiben.“</text:p>
      <text:p text:style-name="P2"/>
      <text:p text:style-name="P2">„Haben schonmal welche nicht unterschrieben?“</text:p>
      <text:p text:style-name="P2"/>
      <text:p text:style-name="P2">„Natürlich. So, ich bringe dich zurück in dein Zimmer. Du bekommst nachher einen ersten Plan für die nächsten zwei Tage, bis dorthin kannst du gerne frei herumschauen und dich unterhalten. Zum Abendessen hole ich die gerne ab. Das ist von 17.30-19 Uhr.“</text:p>
      <text:p text:style-name="P2"/>
      <text:p text:style-name="P2">„Sehr gerne, danke, Antonia“</text:p>
      <text:p text:style-name="P2"/>
      <text:p text:style-name="P2">„Findest du dich alleine zurecht?“</text:p>
      <text:p text:style-name="P2"/>
      <text:p text:style-name="P2">„Natürlich. Eine Frage habe ich noch.“</text:p>
      <text:p text:style-name="P2"/>
      <text:p text:style-name="P2">„Ja?“</text:p>
      <text:p text:style-name="P2"/>
      <text:p text:style-name="P2">„Wieso tragen alle so Umhänge?“</text:p>
      <text:p text:style-name="P2"/>
      <text:p text:style-name="P2">„Das hat sich als sehr praktisch erwiesen. Ist wesentlich bequemer als normale Kleidung, gerade beim Meditieren. In deinen Zimmer dürfte auch einer sein.“</text:p>
      <text:p text:style-name="P2"/>
      <text:p text:style-name="P2">„Gut, danke.“</text:p>
      <text:p text:style-name="P2"/>
      <text:p text:style-name="P2">„Bis nachher, Thomal.“</text:p>
      <text:p text:style-name="P2"/>
      <text:p text:style-name="P2">Thomal verlässt Antonias Arbeitsraum und geht zurück in sein Zimmer. Dort angelangt stellt er fest, dass sein eigener Raum viel kahler und unbelebter aussieht, als das, was er vom Institut ansonsten gesehen hat. Erst jetzt beobachtet er zum ersten mal bewusst das Buch, das auf dem Stuhl liegt. „Kraftwerk und Hohlräume“. Er schlägt das Buch auf und betrachtet es, dann fängt er an darin zu blättern. Zuerst flüchtig, dann verweilt <text:s/>er auf einigen Seiten etwas länger. Er setzt sich auf sein Bett mit dem Buch in der Hand. Nach kurzer Zeit zieht er die Schuhe aus und legt sich zurück. Etwa eine Stunde lang liegt er still auf dem Bett und liest in dem Buch oder sieht es sich an. Er ist immer noch vertieft als es an seiner Türe klopft. Er schreckt hoch und sagt dann: „Ja?“</text:p>
      <text:p text:style-name="P2"/>
      <text:p text:style-name="P2">Die Tür öffnet sich und es tritt eine junge Frau mit einer ähnlichen Robe wie Antonia ein. Sie lächelt Thomal an.</text:p>
      <text:p text:style-name="P2"><text:soft-page-break/></text:p>
      <text:p text:style-name="P2">„Thomal? Ich habe hier einen Plan für dich für Heute und Morgen. Außerdem einen Umhang, den du tragen kannst, wenn du willst. Antonia hat mir gesagt, dass sie dich in einer Stunde abholt. Übrigens heiße ich Maike.“</text:p>
      <text:p text:style-name="P2"/>
      <text:p text:style-name="P2">„Hallo!“</text:p>
      <text:p text:style-name="P2"/>
      <text:p text:style-name="P2">„Ich lege den Plan auf den Tisch.“</text:p>
      <text:p text:style-name="P2"/>
      <text:p text:style-name="P2">„Gerne.“</text:p>
      <text:p text:style-name="P2"/>
      <text:p text:style-name="P2">Maike kommt näher ins Zimmer und legt einen Zettel auf dem Tisch vor dem Fenster ab. Sie blickt nach draußen.</text:p>
      <text:p text:style-name="P2"/>
      <text:p text:style-name="P2">„Schöner Tag heute.“</text:p>
      <text:p text:style-name="P2"/>
      <text:p text:style-name="P2">„Ja, ein schöner Tag. Maike?“</text:p>
      <text:p text:style-name="P2"/>
      <text:p text:style-name="P2">„Ja?“</text:p>
      <text:p text:style-name="P2"/>
      <text:p text:style-name="P2">„Gibt es hier einen Zeichenraum oder Kunstraum. Ich habe dieses Buch hier gelesen und würde auch gerne etwas malen.“</text:p>
      <text:p text:style-name="P2"/>
      <text:p text:style-name="P2">„Natürlich. Wenn du willst, zeige ich ihn dir. Jetzt sofort?“</text:p>
      <text:p text:style-name="P2"/>
      <text:p text:style-name="P2">„Wenn das nichts ausmacht wäre mir das recht.“</text:p>
      <text:p text:style-name="P2"/>
      <text:p text:style-name="P2">„Dann komm!“</text:p>
      <text:p text:style-name="P2"/>
      <text:p text:style-name="P2">Thomal erhebt sich vom Bett und legt das Büchlein wieder auf den Stuhl. Maike wirft einen Blick auf den Titel. Dann hält sie die Tür für Thomal auf. Sie laufen wiederum den Flur bis zum Empfangsraum durch. Dieses mal nehmen sie nicht die Treppe zu den Mentorenzimmern nach oben, sonndern durchqueren den Empfangsraum bis zu einer doppelflügeligen Tür. Maike hält wieder die Schwenktüren auf, so dass Thomal zuerst hindurchgeht. Hinter der Türe führt eine Wendeltreppe in den Keller. Von unten ist Stimmengewirr zu hören. </text:p>
      <text:p text:style-name="P2"/>
      <text:p text:style-name="P2">„Hier geht’s runter“. Maike tritt ebenfalls in den Flur und geht direkt die Treppe nach unten. An der Seite der Treppe sind Fenster, so dass noch etwas Tageslicht auf den Treppenabgang fällt. Unten führt ein Gang weiter, der verschiedenste Räume miteinander verbindet. Thomal sieht Werkräume, Werkbänke, Leinwände. In vielen der Räume arbeiten Menschen mit weißen Umhängen, violetten und grünen Umhängen. Manche zu zweit oder zu dritt, manche alleine. </text:p>
      <text:p text:style-name="P2">„Das sind die Werkstätten. Wenn du hier bleibst, wirst du dich hier auch öfters aufhalten. Ich zeige dir nur den Bereich zum Malen. Möchtest du auf Leinwand oder auf Papier etwas Zeichnen? Mit Farbe, mit Tusche oder mit Bleistift?“</text:p>
      <text:p text:style-name="P2"/>
      <text:p text:style-name="P2">„Gerne mit Bleistift. Ich hatte nur ein paar Ideen. Nichts Konkretes.“</text:p>
      <text:p text:style-name="P2"/>
      <text:p text:style-name="P2">„Gut, hier drüben“. Sie führt Thomal in einen Raum mit Zeichentischen. Auch hier arbeiten verschiedene Menschen. Manche stehen an Leinwänden, andere malen mit Wasserfarben usw. Im Vorübergehen sieht Thomal sich die Bilder an. Vor manchen bleibt er stehen und sieht beeindruckt aus. </text:p>
      <text:p text:style-name="P2"/>
      <text:p text:style-name="P2"><text:soft-page-break/>„Du kannst dich hier setzen.“ Maike zeigt ihm einen kleinen Tisch, an dem niemand sitzt. Sie verschwindet kurz und kommt mit einer Dose voll Stiften und Blättern zurück. </text:p>
      <text:p text:style-name="P2"/>
      <text:p text:style-name="P2">„So, viel Spaß! Ich gehe wieder nach oben.“</text:p>
      <text:p text:style-name="P2"/>
      <text:p text:style-name="P2">Thomal bedankt sich und holt Stifte und Papier näher heran. Doch er fängt nicht an zeichnen, sondern steht nach kurzer Zeit nochmal auf und betrachtet einen jungen Mann mit rotem Umhang, der auf Leinwand malt. Der junge Mann ist sehr konzentriert und bemerkt Thomal nicht. Thomal stellt sich schräg hinter ihn und die Leinwand und betrachtet das Gemalte. Viele rote Elemente die wie in einem Krieg ineinander verworren sind. Obwohl das Bild keine gegenständlichen Abbildungen hat, spürt Thomal Gefühle von Verwirrung, Angst und Hass in sich. Bevor es ihm bewusst wird, sagt er:</text:p>
      <text:p text:style-name="P2"/>
      <text:p text:style-name="P2">„Ein ganz schöner Kampf ist das!“</text:p>
      <text:p text:style-name="P2"/>
      <text:p text:style-name="P2">Der junge Mann dreht sich erschrocken um. Thomal weicht einen Schritt zuürck.</text:p>
      <text:p text:style-name="P2"/>
      <text:p text:style-name="P2">„Entschuldigung, ich wollte sie nicht stören.“</text:p>
      <text:p text:style-name="P2"/>
      <text:p text:style-name="P2">„Hast du aber“, sagt der andere. </text:p>
      <text:p text:style-name="P2"/>
      <text:p text:style-name="P2">„Was ist das?“</text:p>
      <text:p text:style-name="P2"/>
      <text:p text:style-name="P2">„Das ist das Schlachtfeld der Seele. Siehst du das nicht?“</text:p>
      <text:p text:style-name="P2"/>
      <text:p text:style-name="P2">„Doch, das sehe ich schon. Da wird gekämpft und bedrängt.“</text:p>
      <text:p text:style-name="P2"/>
      <text:p text:style-name="P2">„Genau! Das ist es: Bedrängung und Unterwerfung. Wie heißt du?</text:p>
      <text:p text:style-name="P2"/>
      <text:p text:style-name="P2">„Thomal“</text:p>
      <text:p text:style-name="P2"/>
      <text:p text:style-name="P2">„Bin Matuschek. Hi.“</text:p>
      <text:p text:style-name="P2"/>
      <text:p text:style-name="P2">„Sind sie, oh, bist du Künstler?“</text:p>
      <text:p text:style-name="P2"/>
      <text:p text:style-name="P2">„Ich?“. Matuschek lacht auf. „Nein. Ich trage den Kampf meiner Seele aus. Ganz offiziell.“ Er fügt leiser hinzu: „Das Zeichnen hilft mir, es auszudrücken.“</text:p>
      <text:p text:style-name="P2"/>
      <text:p text:style-name="P2">„Wie bekommst du das hin, das man das so spürt?“</text:p>
      <text:p text:style-name="P2"/>
      <text:p text:style-name="P2">„Aha! Du bist ganz neu, was? Na, macht nichts. Das lernst du nach und nach mit Hilfe der Meditation. Bin ja auch noch nicht besonders weit. Wann bist du angekommen?“</text:p>
      <text:p text:style-name="P2"/>
      <text:p text:style-name="P2">„Eigentlich erst heute.“</text:p>
      <text:p text:style-name="P2"/>
      <text:p text:style-name="P2">„Ha! Dann bist du hier unten ja noch nicht offiziell herum geführt worden, was? War auf deinen Zimmer etwas, dass dir gefallen hat? Eine Skulptur, ein Bild oder ein Buch?“</text:p>
      <text:p text:style-name="P2"/>
      <text:p text:style-name="P2">„Woher weißt du das? Da lag ein Buch mit Skizzen herum. Irgendwas über Klänge, Hohlräume und Kräfte. Aber das waren keine Formeln, Zeichnungen, die mir Lust gemacht haben.“</text:p>
      <text:p text:style-name="P2"/>
      <text:p text:style-name="P2">„Das war bei mir auch so. Ein Bild war von einem Mann, der rückwärts stehen angekettet war. Hat <text:soft-page-break/>mich direkt mitgenommen. Seitdem male ich ziemlich viel. Wollen wir eine rauchen gehen? Da redet es sich besser. Draußen gibt’s ein Rauchereck.“</text:p>
      <text:p text:style-name="P2"/>
      <text:p text:style-name="P2">„Hier darf man rauchen? Erstaunlich. Das kam mir alles so spirituell gereinigt vor.“</text:p>
      <text:p text:style-name="P2"/>
      <text:p text:style-name="P2">„Ist es doch. Und? Klar darf man rauchen. Let's go.“</text:p>
      <text:p text:style-name="P2"/>
      <text:p text:style-name="P2">Matuschek winkt Thomal einladend zu. Sie verlassen den Zeichenraum und gehen weiter den Flur entlang, der hinten auf eine Terrasse führt. Dort stehen noch ein, zwei andere beim Rauchen. Auf der Terrasse sind Totempfähle aufgestellt, die eingeschnitzte Gesichter tragen. Manche sind nachdenklich, manche heulen, manche lachen. Matuschek greift in seine Umhangtasche und pflückt eine Packung Marlboros heraus. Dann bietet er Thomal eine an. Der greift zu und bedankt sich, bevor ihm Matuschek das Feuer reicht. </text:p>
      <text:p text:style-name="P2"/>
      <text:p text:style-name="P2">„Thomal – auch ein etwas komischer Name. Woher kommt der?“</text:p>
      <text:p text:style-name="P2"/>
      <text:p text:style-name="P2">„Keinen Ahnung. Ich glaube aus dem Amerikanischen.“</text:p>
      <text:p text:style-name="P2"/>
      <text:p text:style-name="P2">„Noch nie gehört. Aber ok. Jedem das seine.“</text:p>
      <text:p text:style-name="P2"/>
      <text:p text:style-name="P2">„Matuschek – ist polnisch, oder?“</text:p>
      <text:p text:style-name="P2"/>
      <text:p text:style-name="P2">„Eigentlich schlesisch.“</text:p>
      <text:p text:style-name="P2"/>
      <text:p text:style-name="P2">„Sind deine Eltern geflüchtet?“</text:p>
      <text:p text:style-name="P2"/>
      <text:p text:style-name="P2">„Nee, meine Großeltern.“</text:p>
      <text:p text:style-name="P2"/>
      <text:p text:style-name="P2">„Aha. Und wie gefällts dir hier?“</text:p>
      <text:p text:style-name="P2"/>
      <text:p text:style-name="P2">„Gut gefällts mir. Am Anfang wäre ich fast durch gedreht. Wollte jeden Tag verduften, aber ohne Auto kommst du hier nicht weit. Wir sind mitten in den Pampas, mein Junge. Der nächste Ort ist 5km entfernt.“</text:p>
      <text:p text:style-name="P2"/>
      <text:p text:style-name="P2">„Ach was. Sowas gibt’s noch?“</text:p>
      <text:p text:style-name="P2"/>
      <text:p text:style-name="P2">„Offensichtlich.“ Matuschek pfeift durch die Zähne. „In den ersten zwei Tagen bin ich nachts mal ausgebüchst und habe mich in dem kleinen Dorf volllaufen lassen. Kam anschließend nicht mehr hier rein und habe nachts ordentlich Rabatz gemacht.“</text:p>
      <text:p text:style-name="P2"/>
      <text:p text:style-name="P2">„Echt? Gab das Ärger?“ </text:p>
      <text:p text:style-name="P2">„Hmm, eigentlich gar nicht. Solle mich das nächste mal ruhiger verhalten, meinten die dann. War aber nicht mehr saufen.“</text:p>
      <text:p text:style-name="P2"/>
      <text:p text:style-name="P2">„Ach komm!“</text:p>
      <text:p text:style-name="P2"/>
      <text:p text:style-name="P2">„Doch, doch. Ob du es glaubst oder nicht. Hatte keine Lust mehr, seit ich intensiver mit der Meditation angefangen habe.“</text:p>
      <text:p text:style-name="P2"/>
      <text:p text:style-name="P2">„Das klingt so, als wäre es das Wundermittel schlechthin – oder eine Gehirnwäsche.“</text:p>
      <text:p text:style-name="P2"/>
      <text:p text:style-name="P2">„Mir wurscht. Seither geht’s bei mir aufwärts.“</text:p>
      <text:p text:style-name="P2"><text:soft-page-break/></text:p>
      <text:p text:style-name="P2">„Warum? Wie lief es denn vorher?“</text:p>
      <text:p text:style-name="P2"/>
      <text:p text:style-name="P2">„Habe ziemlich viel Mist gebaut. Autos geknackt, Navis gezogen und verscherbelt, gekifft und <text:s/>gekokst. All sowas“</text:p>
      <text:p text:style-name="P2"/>
      <text:p text:style-name="P2">„Warum das denn?“</text:p>
      <text:p text:style-name="P2"/>
      <text:p text:style-name="P2">„Wie? Warum das denn? Weil ich die Kohle gebraucht habe, deswegen. Habe auch gerne mal was verspielt. Bin halt so rumgehangen.“</text:p>
      <text:p text:style-name="P2"/>
      <text:p text:style-name="P2">„Hast du nichts gearbeitet?“</text:p>
      <text:p text:style-name="P2"/>
      <text:p text:style-name="P2">„Doch zuerst klar. Bin gelernter Auto-Mechaniker. Bei meinem Onkel in der Werkstatt. Als der irgendwann bemerkt hat, dass ich zusammen mit einem anderen Azubi Autoradios aus den Kisten gezogen habe, gabs was auf die Omme, das kann ich dir aber sagen. Mein Vater ist vollkommen ausgerastet. Meine Mutter voll rumgeflennt zuhause. Dann hat mich der Alte raus geworfen. Bei dir so?“</text:p>
      <text:p text:style-name="P2"/>
      <text:p text:style-name="P2">„Bei mir war das nicht so spannend.“ Thomal zieht hektisch an seiner Kippe. „Habs irgendwie im Job nicht gepackt. Dann bin ich depressiv geworden.“</text:p>
      <text:p text:style-name="P2"/>
      <text:p text:style-name="P2">„Jaja. Sind viele von deiner Art hier. Hast du studiert? Siehst so aus...“</text:p>
      <text:p text:style-name="P2"/>
      <text:p text:style-name="P2">„Ja.“</text:p>
      <text:p text:style-name="P2"/>
      <text:p text:style-name="P2">„Was denn?“</text:p>
      <text:p text:style-name="P2"/>
      <text:p text:style-name="P2">„Wirtschaftsingenieurswesen.“</text:p>
      <text:p text:style-name="P2"/>
      <text:p text:style-name="P2">„Oooh. Dann bist du so ein Denker, was? Ein Rechner?“</text:p>
      <text:p text:style-name="P2"/>
      <text:p text:style-name="P2">„Eigentlich weniger. Keine Ahnung, warum ich das gemacht habe.“</text:p>
      <text:p text:style-name="P2"/>
      <text:p text:style-name="P2">„Immerhin hast du's fertig gemacht, oder?“</text:p>
      <text:p text:style-name="P2"/>
      <text:p text:style-name="P2">„Schon.“</text:p>
      <text:p text:style-name="P2"/>
      <text:p text:style-name="P2">„Pass mal auf, ich zeig dir mal was. Das ist voll abgefahren, Alter.“</text:p>
      <text:p text:style-name="P2"/>
      <text:p text:style-name="P2">Maruschek drückt seine Kippe in einem dafür angefertigten Holzstamm aus und winkt Thomal erneut, ihm zu folgen. Die beiden verlassen die Terrasse über ein paar Stufen in den Garten. Der Pfad führt auf eine Holzhütte zu. </text:p>
      <text:p text:style-name="P2"/>
      <text:p text:style-name="P2">„Die Hütte da?“</text:p>
      <text:p text:style-name="P2"/>
      <text:p text:style-name="P2">„Genau, mein Lieber. Jetzt werden dir gleich die Augen übergehen.“</text:p>
      <text:p text:style-name="P2"/>
      <text:p text:style-name="P2">Vor der Hütte ist eine Art Unterstand mit einem Schuhregal, das leer ist.</text:p>
      <text:p text:style-name="P2"/>
      <text:p text:style-name="P2">„Schön! Niemand sonst da, gerade. Ist selten.“</text:p>
      <text:p text:style-name="P2"/>
      <text:p text:style-name="P2"><text:soft-page-break/>Maruschek zieht die Schuhe aus und betritt den Teppich, der vor der Türe ausliegt.</text:p>
      <text:p text:style-name="P2"/>
      <text:p text:style-name="P2">„Schuhe ausziehen“, sagt er.</text:p>
      <text:p text:style-name="P2"/>
      <text:p text:style-name="P2">Thomal zieh ebenfalls seine Schuhe aus und folgt Thomal in die Hütte. Der bedeutet ihm leise zu sein. In der Hütte stehen auf Podesten, Stelen und in Regalen überall Schalen gefüllt mit Wasser. Die Schalen sind manchmal dickbäuchig, manchmal schmal tropfenförmig, manchmal merkwürdig geeckt. Auch von der Decke hängen in unterschiedlichen Abständen die Schalen. Der Boden ist mit einem warmen Teppichboden ausgelegt. Mehrere Dachfenster sorgen für angenehmes Abendlicht. Da beginnt Matuschek einen Ton zu singen. Der ganze Raum fängt an zu vibrieren. Jetzt bemerkt Thomal, dass die Schalen in einer Art Netz oder Maschine miteinander verknüpft sind. Die Schalen vibrieren und geben einen Ton wieder, der sich ändert, als einige Schalen anfangen zu kippen, das Wasser plätschert von einer Schale in die andere und langsam verstummt der Ton. </text:p>
      <text:p text:style-name="P2"/>
      <text:p text:style-name="P2">„Jetzt du“, flüstert Matuschek. Thomal erhebt die Stimme und ruft oder singt: „Donnerschaum!“</text:p>
      <text:p text:style-name="P2"/>
      <text:p text:style-name="P2">Dieses mal fangen die Schalen wieder an zu vibrieren und wieder wandert das Wasser von der einen <text:s/>in die andere. Es wird aber nicht das Wort wieder gegeben sondern es spielt kurz eine Art Melodie.</text:p>
      <text:p text:style-name="P2"/>
      <text:p text:style-name="P2">Matuschek grinst. In diesem Moment betritt jemand anders den Raum und Matuschek bedeutet Thomal den Klangraum zu verlassen. Draußen ziehen sie schweigend ihre Schuhe an. </text:p>
      <text:p text:style-name="P2"/>
      <text:p text:style-name="P2">„Das gibt’s doch nicht“, sagt Thomal nach einem Moment.</text:p>
      <text:p text:style-name="P2"/>
      <text:p text:style-name="P2">„Eben doch!“, sagt Matuschek. „Wahnsinn, oder?“</text:p>
      <text:p text:style-name="P2"/>
      <text:p text:style-name="P2">„Wie funktioniert das?“</text:p>
      <text:p text:style-name="P2"/>
      <text:p text:style-name="P2">„Frag mich nicht. Aber es geht voll durch. Wir werdens wohl noch lernen, hoffe ich. Das ist der Klangraum.“</text:p>
      <text:p text:style-name="P2"/>
      <text:p text:style-name="P2">„Offensichtlich. Gibts hier noch andere solche Überraschungen?“</text:p>
      <text:p text:style-name="P2"/>
      <text:p text:style-name="P2">„Na klar. Am laufenden Meter. Heute Abend beispielsweise. Ist im Festsaal ein Wettkampf, wenn man es so nennen will.“</text:p>
      <text:p text:style-name="P2"/>
      <text:p text:style-name="P2">Matuschek grinst Thomal erneut an. </text:p>
      <text:p text:style-name="P2"/>
      <text:p text:style-name="P2">„Ein Wettkampf? Was denn? Müssen wir da was spielen.“</text:p>
      <text:p text:style-name="P2"/>
      <text:p text:style-name="P2">„Nee, nee. Die Alten machen das. Wir dürfen zusehen. Ist so ähnlich wie hier, mehr verrate ich<text:tab/> nicht. Lust? Ich kann dich ja abholen. Welches Zimmer?“</text:p>
      <text:p text:style-name="P2"/>
      <text:p text:style-name="P2">„Keine Ahnung. Habe keine Nummer gesehen.“</text:p>
      <text:p text:style-name="P2"/>
      <text:p text:style-name="P2">„Pass auf, an den Fluren sind immer farbige Markierungen. Ich bin in rot, wie du siehst... Hehe. Quatsch, ist Zufall. Trotzdem in rot. Da hier alles gleich aufgebaut ist, sind die Nummerierungen immer gleich. Das sind kleine geometrische Symbole. Vielecke, wie ich gelernt habe. Ich bin rot acht, also im Oktaeder-Zimmer.“</text:p>
      <text:p text:style-name="P2"/>
      <text:p text:style-name="P2">„Hoffentlich finde ich das.“</text:p>
      <text:p text:style-name="P2"/>
      <text:p text:style-name="P2"><text:soft-page-break/>„Klappt schon, sonst klopf dich durch. 20 Uhr bei mir? Halb neun geht’s unten los. Abgemacht?“</text:p>
      <text:p text:style-name="P2"/>
      <text:p text:style-name="P2">„Ok. Wie spät ist es denn?“</text:p>
      <text:p text:style-name="P2"/>
      <text:p text:style-name="P2">„Gleich Zeit zum Essen.“</text:p>
      <text:p text:style-name="P2"/>
      <text:p text:style-name="P2">„Verflixt ich muss los.“</text:p>
      <text:p text:style-name="P2"/>
      <text:p text:style-name="P2">„Ok, Thomal, bis nachher!“</text:p>
      <text:p text:style-name="P2"/>
      <text:p text:style-name="P2">Matuschek winkt Thomal hinterher und grinst, der eilig zurück auf sein Zimmer geht. </text:p>
      <text:p text:style-name="P2"/>
      <text:p text:style-name="P2">Thomal steht in seinem Zimmer und betrachtet den Zettel, den Maike auf dem Tischchen hat liegen lassen. Dann greift er in seine Tasche und holt ein Smartphone hervor. Er schaltet es ein und betrachtet die Uhrzeit. Danach nimmt er das Buch, das er auf dem Bett gelassen hat und legt es auf den Tisch. Er setzt sich an den Tisch und blättert wiederum im Buch, als Antonia klopft und das Zimmer betritt. Sie begrüßen sich und gehen zusammen in den Essenssaal. Dazu laufen sie den Flur entlang der gegengesetzten Richtung als zuvor, durchqueren den großen Saal an den sich dahinter der Essensraum anschließt. Es ist mäßig geräuschvoll. Im Saal verteilt sind kleine Tischchen auf denen das Essen als Buffet vorbereitet ist. Alles ist geschmackvoll angerichtet und es ist erkennbar, dass es sich um sehr gutes Essen handelt. Antonia führt Thomal herum und führt ihn, als sie ihre Teller beladen haben, an einen Zweiertisch. Es ist auffällig, dass es wenig größere Gemeinschaftstische gibt. Zumeist sitzen Paare an den Tischen, die essen oder sich unterhalten. </text:p>
      <text:p text:style-name="P2">So machen es auch Antonia und Thomal.</text:p>
      <text:p text:style-name="P2"/>
      <text:p text:style-name="P2">„Thomal, hast du dich vorher nochmal etwas umgesehen?“</text:p>
      <text:p text:style-name="P2"/>
      <text:p text:style-name="P2">„Ja, ich war im Kunstraum, nachdem ich ein Buch auf meinem Zimmer gefunden habe, das mich sehr fasziniert. Es heißt Kraftwerk und Hohlkörper oder so. Es enthält sehr interessante Zeichnungen oder Skizzen. Ästhetisch, als ob es sich um etwas Lebendiges handeln würde. Vielleicht eine Maschine? Jedenfalls hat mich das inspiriert.“</text:p>
      <text:p text:style-name="P2"/>
      <text:p text:style-name="P2">„Schön.“</text:p>
      <text:p text:style-name="P2"/>
      <text:p text:style-name="P2">„Danach war ich im Klangraum. Nur ganz kurz, aber es war wundervoll.“</text:p>
      <text:p text:style-name="P2"/>
      <text:p text:style-name="P2">„Ja, Thomal, das ist eigentlich ein Wunder.“</text:p>
      <text:p text:style-name="P2"/>
      <text:p text:style-name="P2">„Antonia, wie funktioniert das? Seit heute habe ich das Gefühl, wieder lebendig zu sein. Als ob alles davor schon lange, lange zurück liegen würde. Meine Neugierde ist da und ich will entdecken.“</text:p>
      <text:p text:style-name="P2"/>
      <text:p text:style-name="P2">Antonia schweigt einen Moment.</text:p>
      <text:p text:style-name="P2"/>
      <text:p text:style-name="P2">„Das ist schön. Bei dir geht das schnell. Dann nehme ich an, dass du dich schon entschieden hast, hier zu bleiben?“</text:p>
      <text:p text:style-name="P2"/>
      <text:p text:style-name="P2">„Ja. Ich hatte vorher doch gesagt, dass mein Bauchgefühl mir zustimmt, zuschreit. Es ist doch so, dass es sicher um keine Falle handelt, keine religiöse Verbindung, nichts was mit dem Ausnutzen von Macht oder Missbrauch einhergeht. Das muss ich wissen, ob es so ist oder nicht.“</text:p>
      <text:p text:style-name="P2"/>
      <text:p text:style-name="P2">„Nein. Du musst hier nichts bezahlen und wir fordern nichts ein. Wenn deine Zeit hier vorbei ist, <text:soft-page-break/>bist du frei zu tun, was du gerne möchtest.“</text:p>
      <text:p text:style-name="P2"/>
      <text:p text:style-name="P2">„Das ist nicht vorstellbar. Alles hat seinen Preis.“</text:p>
      <text:p text:style-name="P2"/>
      <text:p text:style-name="P2">„Hat es. Aber das ist anders, als du dir es jetzt vorstellst. Was mich interessieren würde: als du das Buch angesehen hast, wie hat sich das angefühlt.“</text:p>
      <text:p text:style-name="P2"/>
      <text:p text:style-name="P2">„So, als ob die Zeichnungen zu mir sprechen würden. Das ist mir im Kunstraum nochmal passiert. Ich habe einen jungen Mann namens Matuschek kennengelernt. Er malt ein Bild, das weniger Harmonie ausstrahlt. Aber auch das sprüht vor Ausdruck. Er meinte, das wäre ein Resultat der Meditation.“</text:p>
      <text:p text:style-name="P2"/>
      <text:p text:style-name="P2">„Er hat recht. Und es ist das, was ich ab morgen früh mit dir gerne machen würde. Wir werden anfangen zu meditieren. Die Meditation bewirkt, dass du einen besseren Zugang zu deinem Mittelpunkt findest. Wenn der Zugang geschaffen ist, fängt der Strom an zu fließen. Dazu gehört aber auch das Aufzeichnungsgerät, dass du nachts erstmal anlegen solltest. Es hilft mir, bei der Analyse deiner Schlaf- und Hirnaktivitätsmuster.“</text:p>
      <text:p text:style-name="P2"/>
      <text:p text:style-name="P2">„Das EEG?“</text:p>
      <text:p text:style-name="P2"/>
      <text:p text:style-name="P2">„Es ist eine Art EEG. Ja. Maike wird es dir heute Abend nochmal anlegen.“</text:p>
      <text:p text:style-name="P2"/>
      <text:p text:style-name="P2">„Maruschek hat mir erzählt, dass im Festsaal eine Art Wettkampf stattfinden wird. Ich würde mir das gerne ansehen.“</text:p>
      <text:p text:style-name="P2"/>
      <text:p text:style-name="P2">„So? Dann gehst du anschließend bei Maike vorbei. Dazu musst du wissen, dass wir unsere Zimmer und Stockwerke nicht nach der üblichen Art, also mit Zahlen, markieren. Wir benutzen ein farbliches und geometrisches System.“</text:p>
      <text:p text:style-name="P2"/>
      <text:p text:style-name="P2">„Das hat mir Matuschek auch schon erzählt. Die Korridore haben alle eine Farbe, die Zimmer ein geometrisches Symbol.“</text:p>
      <text:p text:style-name="P2"/>
      <text:p text:style-name="P2">„Richtig. Der Schwesterntrakt, du kennst ihn ja, ist blau. Das Bereitschaftszimmer, in dem Maike sein wird, ist blau sechs, also ein blauer Würfel. Melde dich bei ihr, nach der Aufführung. Du knöpfst schnell Kontakte, nicht wahr?“</text:p>
      <text:p text:style-name="P2"/>
      <text:p text:style-name="P2">„Ja, das geht bei mir immer schnell. Die Leute mögen mich meistens gerne.“</text:p>
      <text:p text:style-name="P2"/>
      <text:p text:style-name="P2">Antonia schweigt.</text:p>
      <text:p text:style-name="P2"/>
      <text:p text:style-name="P2">„Warum sitzen hier fast alle als Pärchen an den Tischen, Antonia?“</text:p>
      <text:p text:style-name="P2"/>
      <text:p text:style-name="P2">„Das kannst du dir bestimmt denken.“</text:p>
      <text:p text:style-name="P2"/>
      <text:p text:style-name="P2">„Das sind Patienten, die mit ihren Mentoren zusammen sitzen?“</text:p>
      <text:p text:style-name="P2"/>
      <text:p text:style-name="P2">„So ist es. Mentor und Patient sind eng miteinander verbunden. Sie bilden eine Art Organismus.“</text:p>
      <text:p text:style-name="P2"/>
      <text:p text:style-name="P2">„Wie bitte?“</text:p>
      <text:p text:style-name="P2"/>
      <text:p text:style-name="P2">„Ja, durch die Meditation werden auch wir uns auf eine Art begegnen, die tiefer geht, als du es sonst kennst. Das hört sich jetzt komisch an, denke ich, trotzdem muss ich dich darüber aufklären. Durch <text:soft-page-break/>die Meditation wirst du, was ich vorher angedeutet habe, langsam geöffnet. Das ist keine gewaltsame Öffnung, sondern eine, bei der du das Tempo bestimmst. So wie du dich öffnest, muss auch ich mich mit öffnen. Das ist immer ein sehr persönlicher Vorgang. Vergleichbar mit einer Blume, die anfängt zu blühen. Durch die Öffnung wird sich aber auch deine Wahrnehmung verändern. Du wirst verletztlich oder zumindest meinst du es.“</text:p>
      <text:p text:style-name="P2"/>
      <text:p text:style-name="P2">„Damit habe ich kein Problem. Ich... ich vertraue dir.“</text:p>
      <text:p text:style-name="P2"/>
      <text:p text:style-name="P2">Antonia lächelt, aber es ist ein tiefgründiges Lächeln. </text:p>
      <text:p text:style-name="P2"/>
      <text:p text:style-name="P2">„Ja, ich freue mich jedenfalls, denn ich denke, dass wir gut zusammen passen.“</text:p>
      <text:p text:style-name="P2"/>
      <text:p text:style-name="P2">Sie streckt ihre Hand über den Tisch und berührt die von Thomal, die neben dem leer gegessenen Teller liegt. Die Berührung ist warm und zart. Thomal spürt einen Moment heftiger Erregung. Er errötet.</text:p>
      <text:p text:style-name="P2"/>
      <text:p text:style-name="P2">„Schon in Ordnung“, sagt sie. „Ich denke, du hast mehr als genug Eindrücke heute gesammelt. Du solltest Morgen um 5.30 Uhr bereit sein. Hast du einen Wecker?“</text:p>
      <text:p text:style-name="P2"/>
      <text:p text:style-name="P2">„Habe ich.“</text:p>
      <text:p text:style-name="P2"/>
      <text:p text:style-name="P2">„Ich werde dich abholen.“</text:p>
      <text:p text:style-name="P2"/>
      <text:p text:style-name="P2">„Was werde wir machen?“</text:p>
      <text:p text:style-name="P2"/>
      <text:p text:style-name="P2">„Lass dich überraschen.“</text:p>
      <text:p text:style-name="P2"/>
      <text:p text:style-name="P2">„Und was ist mit dem Wettbewerb, was hat es damit auf sich?“</text:p>
      <text:p text:style-name="P2"/>
      <text:p text:style-name="P2">„Lass dich überraschen!“</text:p>
      <text:p text:style-name="P2"/>
      <text:p text:style-name="P2">Sie lächelt wieder, dieses mal ist es aber ein herzliches Lächeln. Beide stehen auf, bringen ihr Geschirr zu den Ablagetischen und verlassen den Essenssaal. Antonia bringt Thomal bis zu seinem Zimmer. </text:p>
      <text:p text:style-name="P2"/>
      <text:p text:style-name="P2">„Noch was, Thomal. Wenn du nachher zu dem Wettkampf gehst, wenn man es so nennen möchte, ziehst du dann bitte dein weißen Umhang an, der bei dir im Zimmer hängt. Das ist Tradition bei uns.“</text:p>
      <text:p text:style-name="P2"/>
      <text:p text:style-name="P2">Thomal nickt und die beiden verabschieden sich.</text:p>
      <text:p text:style-name="P2"/>
      <text:p text:style-name="P2">In seinem Zimmer nimmt Thomal den weißen Umhang, der an der Tür hängt. Er betrachtet ihn genauer. Auf der linken Seite oberhalb des Herzens ist ein Muster eingenäht. Es sind drei ovalartige Flächen, die sich wie Flügel spreitzen, in der Mitte aber durch ein kleines Rechteck miteinander verwoben sind, so dass der Ursprung schwer zu erkennen ist. Thomal zieht seine Kleider bis auf die Unterhose und das T-Shirt und schlüpft in den Umhang. Er bewegt sich spielerisch damit und es gefällt ihm. Wieder blickt auf die Uhr seines Smartphones um daraufhin aus seinem Zimmer zu hasten.</text:p>
      <text:p text:style-name="P2"/>
      <text:p text:style-name="P2">Er eilt den Flur entlang zum Empfangsraum und fragt die Schwester wo er Rot Acht finden kann. Danach läuft er durch weitere Flure, bis vor der richtigen Tür steht. Er klopft.</text:p>
      <text:p text:style-name="P2"/>
      <text:p text:style-name="P2"><text:soft-page-break/>„Ja?“</text:p>
      <text:p text:style-name="P2"/>
      <text:p text:style-name="P2">„Hallo, ich bins Thomal“</text:p>
      <text:p text:style-name="P2"/>
      <text:p text:style-name="P2">„Komm rein.“</text:p>
      <text:p text:style-name="P2"/>
      <text:p text:style-name="P2">Thomal betritt das Zimmer. Es riecht nach Kaffee und Zigaretten. An den Wänden ist alles voll von Bildern. Matuschek hat eine Balkontür in den Garten, die geöffnet ist. Es dämmert, er sitzt rauchend auf einem Stühlchen und pafft. Auf seinem Tisch im Zimmer liegen Skizzen von weiteren Bildern und einige Porträts. Die sind etwas grob, aber ausdrucksvoll. Über das Bett ist eine bestickte Wolldecke in dunklen Farben geworfen, Kissen liegen auf eine Art darauf angeordnet, dass man sich setzen möchte. Beim Tisch steht noch ein kleiner Baumstamm, der auch als Hocker dient. Am Kopfende des Bettes steht eine Gitarre und eine kleine Trommel. Über dem Bett hängen virtuos angebrachte Äste, Federn und Knöpfe, die ein Gewirr bilden. Thomal geht auf den Balkon. Matuschek hat ein Lederwams übergeworfen, das mittelalterlich wirkt. An seinem rechten Handgelenk hat er ein breites Lederband. Dazu trägt er eine Jogginghose.</text:p>
      <text:p text:style-name="P2"/>
      <text:p text:style-name="P2">„Saugemütlich, so eine Zigarette hier draußen. Willst auch eine?“</text:p>
      <text:p text:style-name="P2"/>
      <text:p text:style-name="P2">„Klar gerne.“</text:p>
      <text:p text:style-name="P2"/>
      <text:p text:style-name="P2">„Schapp dir den Stamm von drinnen und setz dich raus. Man muss mehr in der Natur sein.“</text:p>
      <text:p text:style-name="P2"/>
      <text:p text:style-name="P2">„Ziehst du nicht deinen Umhang an?“</text:p>
      <text:p text:style-name="P2"/>
      <text:p text:style-name="P2">„Doch gleich, erst zu ende smirken. Außerdem kommt Frieder noch vorbei. Der lässt sich immer Zeit. Hast du das Zimmer gleich gefunden?“</text:p>
      <text:p text:style-name="P2"/>
      <text:p text:style-name="P2">„Ja, hab an der Rezeption gefragt. Die hat mir erklärt, dass die Farben irgendwie was bedeuten. Aber nicht genau was.“</text:p>
      <text:p text:style-name="P2"/>
      <text:p text:style-name="P2">„Die Farbe drückt die Grundstimmung deines Charakter aus. Du bekommst noch eine zugewiesen.“</text:p>
      <text:p text:style-name="P2"/>
      <text:p text:style-name="P2">„Was bedeutet rot?“</text:p>
      <text:p text:style-name="P2"/>
      <text:p text:style-name="P2">„Steht für Temparement und Dynamik, aber auch für Liebe und Zorn. Energie eben. Du bist bestimmt ein Grüner, tippe ich.“</text:p>
      <text:p text:style-name="P2"/>
      <text:p text:style-name="P2">„Toll. Und für was steht grün?“</text:p>
      <text:p text:style-name="P2"/>
      <text:p text:style-name="P2">„Na die Farbe der Hoffnung, du Eumel. Aber auch für Ausgleich, Neutralität und all sowas. Passt doch zu dir.“</text:p>
      <text:p text:style-name="P2"/>
      <text:p text:style-name="P2">„Meinst du?“</text:p>
      <text:p text:style-name="P2"/>
      <text:p text:style-name="P2">„Klar“</text:p>
      <text:p text:style-name="P2"/>
      <text:p text:style-name="P2">„Hier eine Zigarette. Wenn du selber mal welche hast, darfst mir auch eine anbieten.“</text:p>
      <text:p text:style-name="P2"/>
      <text:p text:style-name="P2">„Mach ich, danke.“</text:p>
      <text:p text:style-name="P2"/>
      <text:p text:style-name="P2">Die beiden rauchen schweigend ein paar Minuten bis es erneut an der Tür klopft.</text:p>
      <text:p text:style-name="P2"><text:soft-page-break/></text:p>
      <text:p text:style-name="P2">„Das ist Frieder“, sagt Matuschek.</text:p>
      <text:p text:style-name="P2"/>
      <text:p text:style-name="P2">„Komm rein, Fiete!“, brüllt Matuschek.</text:p>
      <text:p text:style-name="P2"/>
      <text:p text:style-name="P2">Die Tür öffnet sich, dann kommt ein hochgewachsener junger Mann auf den Balkon gelaufen. Er blickt Thomal schüchtern an. </text:p>
      <text:p text:style-name="P2"/>
      <text:p text:style-name="P2">„Hi, ich bin Frieder“, sagt er um einen Schritt vorzugehen, dann wieder zwei zurück. Er hat lange gewellte Haare und einen kleinen Kinnbart.</text:p>
      <text:p text:style-name="P2"/>
      <text:p text:style-name="P2">„Thomal, hallo!“ Thomal steht auf und gibt Frieder die Hand.</text:p>
      <text:p text:style-name="P2"/>
      <text:p text:style-name="P2">„Quatsch nicht, Fiete. Willst auch noch eine smirken? Müsste zeitlich noch drin sein.“</text:p>
      <text:p text:style-name="P2"/>
      <text:p text:style-name="P2">„Nee, nee, Mates. Das hat letztes mal auch nicht hingehauen. Sind viel zu spät gekommen. Du kommst immer viel zu spät.“</text:p>
      <text:p text:style-name="P2"/>
      <text:p text:style-name="P2">Matuschek lacht. </text:p>
      <text:p text:style-name="P2"/>
      <text:p text:style-name="P2">„Also gut, ihr Memmen. Ich zieh mich um. Könnt ihr mal sehen, wofür man einen Waffenschein braucht.“</text:p>
      <text:p text:style-name="P2"/>
      <text:p text:style-name="P2">„Ha-ha“, sagt Frieder.</text:p>
      <text:p text:style-name="P2"/>
      <text:p text:style-name="P2">„Du bist neu hier, hat mir Matuschek erzählt?“</text:p>
      <text:p text:style-name="P2"/>
      <text:p text:style-name="P2">„Ja, heute angekommen, sozusagen.“</text:p>
      <text:p text:style-name="P2"/>
      <text:p text:style-name="P2">„Was heißt sozusagen?“</text:p>
      <text:p text:style-name="P2"/>
      <text:p text:style-name="P2">„Eigentlich letzte Nacht, habe davon aber nichts mitbekommen?“</text:p>
      <text:p text:style-name="P2"/>
      <text:p text:style-name="P2">„Warum?“</text:p>
      <text:p text:style-name="P2"/>
      <text:p text:style-name="P2">„Weil ich betäubt war.“</text:p>
      <text:p text:style-name="P2"/>
      <text:p text:style-name="P2">„Ach was!“</text:p>
      <text:p text:style-name="P2"/>
      <text:p text:style-name="P2">„Doch. Kam aus der Uni-Klinik, der psychiatrischen Abteilung.“</text:p>
      <text:p text:style-name="P2"/>
      <text:p text:style-name="P2">„Aah. Noch ein Psycho!“</text:p>
      <text:p text:style-name="P2"/>
      <text:p text:style-name="P2">„Und du?“</text:p>
      <text:p text:style-name="P2"/>
      <text:p text:style-name="P2">„Bin mit Matuschek in einer Gruppe.“</text:p>
      <text:p text:style-name="P2"/>
      <text:p text:style-name="P2">„Ich meine, ob du auch aus einer Psychoklinik kommst.“</text:p>
      <text:p text:style-name="P2"/>
      <text:p text:style-name="P2">„Nee, mache eigentlich gerade das Abitur. Hab es aber nicht richtig auf die Reihe bekommen. Zuviel am Computer rum gesessen.“</text:p>
      <text:p text:style-name="P2"/>
      <text:p text:style-name="P2"><text:soft-page-break/>„Ah. Kommen eure Mentoren eigentlich auch heute Abend?“, fragt Thomal.</text:p>
      <text:p text:style-name="P2"/>
      <text:p text:style-name="P2">„Nee, meistens kommen nur ein zwei Mentoren zum Wettbewerb und sehen ihn sich an.“</text:p>
      <text:p text:style-name="P2"/>
      <text:p text:style-name="P2">„Und wie sind die so, eure Mentoren? Sind das auch Frauen?“</text:p>
      <text:p text:style-name="P2"/>
      <text:p text:style-name="P2">„Nein, meiner heißt Peter. Ein super Typ, sag ich dir.“</text:p>
      <text:p text:style-name="P2"/>
      <text:p text:style-name="P2">„Und meiner Wilfried“, brüllt Matuschek aus dem Zimmer raus. </text:p>
      <text:p text:style-name="P2"/>
      <text:p text:style-name="P2">„Jungs, wir müssen los.“</text:p>
      <text:p text:style-name="P2"/>
      <text:p text:style-name="P2">„Wow, ein roter Umhang, das sieht ja stark aus“, sagt Thomal.</text:p>
      <text:p text:style-name="P2"/>
      <text:p text:style-name="P2">„Besser als das weiße Ding von Fiete, was!“</text:p>
      <text:p text:style-name="P2"/>
      <text:p text:style-name="P2">„Na, na“, sagt Frieder. „Weiß ist die Farbe des Lichts“.</text:p>
      <text:p text:style-name="P2"/>
      <text:p text:style-name="P2">„Wie Gandalf, als er von den Toten zurück kehrt.“, sagt Thomal</text:p>
      <text:p text:style-name="P2"/>
      <text:p text:style-name="P2">„Ganz genau!“, Frieder grinst.</text:p>
      <text:p text:style-name="P2"/>
      <text:p text:style-name="P2">„Wer?“, fragt Matuschek.</text:p>
      <text:p text:style-name="P2"/>
      <text:p text:style-name="P2">„Doch nicht etwas der bekloppte Typ aus dem überlangen Herr der Ringe-Kram. War ja kaum auszuhalten, der Mist.“</text:p>
      <text:p text:style-name="P2"/>
      <text:p text:style-name="P2">„Was passiert denn da jetzt, ich hab doch keine Ahnung!“</text:p>
      <text:p text:style-name="P2"/>
      <text:p text:style-name="P2">„Stimmt ja! Ach herrlich. Jetzt ist mal jemand anders der Frischling. Das ist abgefahren, sag ich dir. Lass dich überraschen.“</text:p>
      <text:p text:style-name="P2"/>
      <text:p text:style-name="P2">„Genau was Matuschek gesagt hat“.</text:p>
      <text:p text:style-name="P2"/>
      <text:p text:style-name="P2">Die drei verlassen das Zimmer von Matuschek, durchqueren einige Flure und kommen in eine der großen Säle, die die Flure miteinander verketten. Aus den anderen Richtungen kommen ebenfalls Menschen hereingelaufen. Am Ende des Saales sind Sitzkissen aufgestapelt. Die verschieden farbig gekleideten Leute gehen alle zu den Sitzkissen und holen sich welche. Dazwischen wird leise geredet. Matuschek, Frieder und Thomal holen sich ebenfalls ein Sitzkissen. Alle beginnen, sich um die runde Fläche in der Mitte zu arrangieren. </text:p>
      <text:p text:style-name="P2">„Ich weiß nicht, ob meine Knie das aushalten“, flüstert Thomal.</text:p>
      <text:p text:style-name="P2">„Das ist recht hart am Anfang“, sagt Frieder. </text:p>
      <text:p text:style-name="P2">„Die Vorstellung lenkt gut ab. Du machst eine Art Schneidersitz und schiebst das Kissen unter... Ungefähr so.“</text:p>
      <text:p text:style-name="P2">Thomal tut es Frieder gleich, spürt aber, dass sein Körper diese Haltung nicht gewöhnt ist.</text:p>
      <text:p text:style-name="P2">Der Raum füllt sich immer mehr und es sind erwartungsfrohe Gesprächsfetzen zu vernehmen.</text:p>
      <text:p text:style-name="P2"/>
      <text:p text:style-name="P2">„Heute spielt Billal mit André. Mein Favorit ist Billal. Was der alles aus dem Hut zaubert ist stark.“</text:p>
      <text:p text:style-name="P2">„Quatsch, Billal“, sagt Matuschek. „Sagst du nur, weil er ein Weißer ist. André hat mehr Erfahrung. Ich tippe auf ihn.“</text:p>
      <text:p text:style-name="P2"/>
      <text:p text:style-name="P2">In die Gespräche hinein sind auf einmal zwei Gongschläge zu vernehmen. Das Licht verdunkelt <text:soft-page-break/>sich und nur die Fläche in der Mitte ist sanft grün von unten beleuchtet. Aus einem Seitenraum kommen zwei Schwestern hereingelaufen und rollen mobile Tischchen mit sich. Dahinter kommen zwei in schwarz gekleidete Männer mit Kapuze von denen jeder einen Stuhl mit sich trägt. Sie gehen auf die mittige Fläche zu, stellen die Stühle gegenüber ab, umarmen sich wechselseitig und setzen sich. Daraufhin schieben die Schwestern hinter jeden der Kontrahenten das Rolltischchen, kippen die Kapuzen zurück und setzen auf deren Köpfe jeweils ein Käppchen. Das Käppchen ist mit den Rolltischchen verkabelt und erinnert an die Apparatur, die Thomal nachts tragen musste. Während des Einlaufs wird es langsam ruhiger. Als die beiden Männer verkabelt sind, kommt eine weitere Schwester mit einem kleinen Altar hereingelaufen und stellt ihn kurz vor der grünen Fläche ab.</text:p>
      <text:p text:style-name="P2"/>
      <text:p text:style-name="P2">„Wer möchte das Mantra rezitieren?“, fragt sie.</text:p>
      <text:p text:style-name="P2">Eine Frau erhebt die Hand, kommt leise nach vorne. Sie schlägt wiederum zweimal den Gong, der auf dem kleinen Altar abgestellt ist. Dann beginnt sie schnell in einer Sprache zu reden, die Thomal an ein buddhistisches Sutra erinnert. Im Wechsel fallen die Zuschauer mit ein und verbeugen sich immer wieder. Thomal passt sich dem Ritual an. Das dauert ungefährt 5 Minuten, danach verbeugen sich alle Zuschauer dreimal. Die Beleuchtung im Mittelkreis wird daraufhin heller und über der Fläche entsteht, wie aus Laser projeziert, eine helle Scheibe. Matuschek stößt Thomal kurz in die Rippen. Der rutscht, schon geplagt durch die ersten Schmerzen, unruhig auf seinem Kissen hin und her. Plötzlich blitzt auf der Projektionsscheibe das Bild einer blühenden Rose auf. Eine sehr große, detailgetreue Aufnahme. Als das Bild verschwindet sind auf der Fläche zwei verschieden farbige Lichtschnüre zu erkennen, die auf die wieder leere Fläche anfangen zu zeichnen. Sie ziehen rasant zwei Formen nach, die sich ineinander verschlingen. Obwohl Thomal nur das leuchten und funkeln der Linien sieht, hat er vor seinem inneren Auge das Bild zweier Rosen vor sich. Er kann ihren Duft wahrnehmen. Beide sind wunderschön. Danach verschwindet der Eindruck wieder so plötzlich wie er aufgetaucht ist. Auf der Projektionsfläche taucht danach das Bild eines Steines auf. Und wieder fahren beide Linien über die Scheibe, rasend schnell. Dieses mal sieht Thomal innerlich zweierlei: zuerst einen Stein, kantig mit funkelnden Einschlüssen, der Stein rotiert und die Funken kommen ihm vor wie Sterne. Als der Stein verschwindet, sieht er einen anderen, größeren einen Felsen. Er spürt das Alter dieses Felsen, die Jahrtausende, die in ihm stecken. Er ist von diesem Alter sehr beeindruckt und fällt unversehens in den Stein hinein. Er fällt in eine Senke, presst sich hindurch und spürt die Last, die von oben herab drückt. Er bekommt heftige Platzangst, doch der Eindruck verblasst. Thomal ist wie betäubt, nur langsam findet er wieder zu sich. Er schaut sich irritiert im Raum um. Im schwachen Licht sieht er, dass fast alle Anwesenden die Augen geschlossen haben. Dann erscheint vorne das Bild einer Welle und erneut fahren die Linien im Anschluss los. Er fühlt sich von einer Woge erfasst und unter Wasser geworfen, er bekommt keine Luft. Die Welle umschlingt ihn und zwingt ihn nach unten. Er keucht und prustet. Bloß raus aus dem Wasser, er kämpft wie wild. Und auch der Eindruck verschwindet. In diesem Moment reicht es Thomal, er möchte nur raus hier. Da fasst ihn leichte eine Hand am Knie. Er dreht sich um. Matuschek blickt ihn an.</text:p>
      <text:p text:style-name="P2"/>
      <text:p text:style-name="P2">„Du musst ruhig atmen. Keine Angst, nur ruhig Atmen. Bevor du weg rennst, warte noch einen Augenblick. Es kann dir gar nichts passieren.“</text:p>
      <text:p text:style-name="P2"/>
      <text:p text:style-name="P2">Er hält die Hand von Thomal. Auf der Fläche vorne erscheint das Bild von loderndem Feuer. Im nächsten Moment steht Thomal vor einem brennenden Haus oder besser gesagt, er steht auf der Schwelle und die Flammen lecken an ihm. Die Hitze ist unerträglich. Er spürt, wie sie ihm das Fleisch an den Beinen weich kochen. Jetzt ist es genug! Da spürt er die Hand von Matuschek bei sich und im selben Moment beruhigt sich sein Atem. Die Flammen lecken noch einmal an ihm empor, doch sie können nichts tun. Da zieht in die Hand in das Haus hinein. Er steht in einer großen Halle und zwei Lichtkugeln umfahren sich wie zornige Hornissen, weiß und rot. Da schießen sie auf einmal zusammen und formen eine Flammenrose, die wild lodert und empor wächst. <text:soft-page-break/>Flammenfetzen schießen von ihrer Blüte wie Wellen empor und auf Thomal zu. Er bemerkt, wie die Flammen ihn tief treffen und Schmerz löschen. Ein unbeschreibliches Gefühl. Dann kollabiert die Rose und formt sich zu einer festen, steinharten Kugel um die sich alles herum auflöst. Er schwebt um eine Sonne. Und wieder schießen Fontänen aus Licht aus ihr hervor. Eruptionen, die ihn tief treffen. Die Kugel ist ein Kraftwerk und lebt. Ihre Lebendigkeit ist loderndes Feuer, das seine Kraft frei heraus strömt. Und nichts ist schöner als das. Thomal hat Angst, sich zu verlieren, er könnte los lassen und ebenfalls auseinander fliegen. Sich versprühen, aber er kämpft gegen diesen Impuls an. Er drückt ihn zurück und langsam verblasst das Bild und er ist wieder in der Halle. Er erwacht und blickt sich um. Vielen der Anwesenden laufen die Tränen über das Gesicht. Er wendet sich und sieht Frieder. Der sieht tief bewegt aus. Es herrscht eine Art heilige Ruhe. Vorne wird den beiden Spielern die Kappe vom Kopf genommen, das Licht wird heller und die Projektionsfläche nimmt eine rote Farbe an. Matuschek applaudiert laut und pfeift sowie das ganze Publikum in den Applaus einfällt. Beide Spieler umarmen sich herzlich und reden verschwörerisch miteinander. Thomal kann nicht reden. Er geht an das Ende des Saales und legt wie die anderen sein Kissen auf dem wachsenden Stapel ab. Anschließend folgt er Matuschek und Frieder und verlässt die Halle. Draußen setzt freudiges Gemurmel ein und auch Matuschek und Frieder unterhalten sich.</text:p>
      <text:p text:style-name="P2"/>
      <text:p text:style-name="P2">„Das war irre“, sagt Frieder. </text:p>
      <text:p text:style-name="P2"/>
      <text:p text:style-name="P2">„Fast das beste, was ich bisher erlebt habe. Sehr bewegend.“</text:p>
      <text:p text:style-name="P2"/>
      <text:p text:style-name="P2">„Stimmt“, sagt Matuschek. „Eine brennende Rose... das möchte ich auch mal können.“</text:p>
      <text:p text:style-name="P2"/>
      <text:p text:style-name="P2">„Meinst du, wir kriegen das hin?“</text:p>
      <text:p text:style-name="P2"/>
      <text:p text:style-name="P2">„Glaube schon“, sagt Matuschek. „Aber jeder hat seine Stärken. Vielleicht wird es auch etwas anderes.“</text:p>
      <text:p text:style-name="P2"/>
      <text:p text:style-name="P2">„Aber das ist das größte! Ich will das auf jeden Fall hinbekommen.“</text:p>
      <text:p text:style-name="P2"/>
      <text:p text:style-name="P2">Matuschek lacht. „Oh Mann, Frieder. Da musst du aber noch 'ne Weile trainieren. Kommt wir gehen noch etwas in den Aufenthaltsraum. Thomal ist ganz still.“</text:p>
      <text:p text:style-name="P2"/>
      <text:p text:style-name="P2">„Richtig. Thomal? Alles klar bei dir?“</text:p>
      <text:p text:style-name="P2"/>
      <text:p text:style-name="P2">„Ich... ich weiß nicht.“</text:p>
      <text:p text:style-name="P2"/>
      <text:p text:style-name="P2">„Dich hat es ja ganz schön mitgenommen. Also bei mir war das beim ersten mal nicht so übel. Habe nur schöne Eindrück und Gefühle gehabt.“</text:p>
      <text:p text:style-name="P2"/>
      <text:p text:style-name="P2">„Ich auch“, sagt Matuschek. „Mir ist aber, als hätte Thomal schon ziemlich das volle Programm mitgekriegt. Vielleicht war es doch etwas zu früh...“</text:p>
      <text:p text:style-name="P2"/>
      <text:p text:style-name="P2">„Niemals! Das volle Programm... Dazu ist er noch nicht in der Lage. Das ist ja nicht mal bei mir so.“</text:p>
      <text:p text:style-name="P2"/>
      <text:p text:style-name="P2">„Jetzt erstmal Ruhe!“, sagt Matuschek. „Wir gehen jetzt in den Aufenthaltsraum oder zu mir aufs Zimmer. Da können wir noch eine piefen, wenns denn sein muss. Allzu lange können wir sowieso nicht mehr. Ist ja bald Zapfenstreich in dem Laden.“</text:p>
      <text:p text:style-name="P2"/>
      <text:p text:style-name="P2">„Zu dir, Matuschek“, flüstert Thomal.</text:p>
      <text:p text:style-name="P2"/>
      <text:p text:style-name="P2"><text:soft-page-break/>„Okay! Der Neue hat gesprochen.“</text:p>
      <text:p text:style-name="P2"/>
      <text:p text:style-name="P2">Sie laufen schweigend durch die Gänge, bis sie ans Zimmer von Matuschek. Sie betreten den Raum, Matuschek knippst das Licht an. Er öffnet die Balkontür, sie gehen nach draußen.</text:p>
      <text:p text:style-name="P2"/>
      <text:p text:style-name="P2">„Komm schon, Thomal. Erzähl doch mal, wie wars?“, fragt Frieder.</text:p>
      <text:p text:style-name="P2"/>
      <text:p text:style-name="P2">Schweigen.</text:p>
      <text:p text:style-name="P2"/>
      <text:p text:style-name="P2">„Matuschek, vielleicht hättest du Thomal doch nicht gleich mitbringen sollen. Was, wenn wir scheiße gebaut haben und er zuviel abbekommen hat?“</text:p>
      <text:p text:style-name="P2"/>
      <text:p text:style-name="P2">„Sag nicht sowas, Frieder. Ging doch noch keinem aus unserer Gruppe so.“</text:p>
      <text:p text:style-name="P2"/>
      <text:p text:style-name="P2">„Aber wenn er besonders sensibel ist?“</text:p>
      <text:p text:style-name="P2"/>
      <text:p text:style-name="P2">„Das sind wir doch alle!“, sagt Matuschek laut. „Moment. Thomal, was ist 2x4?“</text:p>
      <text:p text:style-name="P2"/>
      <text:p text:style-name="P2">„Was gibt dass denn jetzt, Mattes?“</text:p>
      <text:p text:style-name="P2"/>
      <text:p text:style-name="P2">„Sei mal ruhig, bitte.“</text:p>
      <text:p text:style-name="P2"/>
      <text:p text:style-name="P2">„Acht“, sagt Thomal leise.</text:p>
      <text:p text:style-name="P2"/>
      <text:p text:style-name="P2">„Na also. Wie heißt die Hauptstadt von Amerika?“</text:p>
      <text:p text:style-name="P2"/>
      <text:p text:style-name="P2">„Washington“</text:p>
      <text:p text:style-name="P2"/>
      <text:p text:style-name="P2">„Und die von Syrien?“</text:p>
      <text:p text:style-name="P2"/>
      <text:p text:style-name="P2">„Hä? Weiß ich nicht.“</text:p>
      <text:p text:style-name="P2"/>
      <text:p text:style-name="P2">Matuschek atmet geräuschvoll aus. „Ui. Alles in Ordnung soweit, denke ich.“</text:p>
      <text:p text:style-name="P2"/>
      <text:p text:style-name="P2">„Ach, sagt der Professor oder wie?“, antwortet Frieder.</text:p>
      <text:p text:style-name="P2"/>
      <text:p text:style-name="P2">„Du bist doch vom Gymi! Oder fällt dir was Besseres ein?“</text:p>
      <text:p text:style-name="P2"/>
      <text:p text:style-name="P2">„Nee. Schon ok.“, sagt Frieder.</text:p>
      <text:p text:style-name="P2"/>
      <text:p text:style-name="P2">„Würde gerne eine rauchen“, meldet sich Thomal.</text:p>
      <text:p text:style-name="P2">Jetzt lachen beide: Frieder und Matuschek.</text:p>
      <text:p text:style-name="P2"/>
      <text:p text:style-name="P2">„Oh Mann, Thomal. Du hast uns einen mächtigen Schrecken eingejagt. Kannst du erzählen, was du erlebt hast?“</text:p>
      <text:p text:style-name="P2"/>
      <text:p text:style-name="P2">„Es war, als würde ich jeden Moment sterben. Voll mies. Mir wird ganz schlecht bei dem Gedanken. Nachher wars wunderschön, aber ich hatte Angst mich zu verlieren.“</text:p>
      <text:p text:style-name="P2"/>
      <text:p text:style-name="P2">„Huiuiui. Das ist bei mir nicht so.“</text:p>
      <text:p text:style-name="P2"/>
      <text:p text:style-name="P2">„Bei mir auch nicht“, sagt Matuschek. </text:p>
      <text:p text:style-name="P2"><text:soft-page-break/></text:p>
      <text:p text:style-name="P2">„Es wurde erst besser, als du mich geführt hast, Matuschek. Also in den brennenden Raum hinein.“</text:p>
      <text:p text:style-name="P2"/>
      <text:p text:style-name="P2">„Ich habe dich aber nicht geführt. Hab nur deine Hand gehalten.“</text:p>
      <text:p text:style-name="P2"/>
      <text:p text:style-name="P2">„Du hast mir doch gesagt, es kann nichts passieren.“</text:p>
      <text:p text:style-name="P2"/>
      <text:p text:style-name="P2">„Stimmt“. Matuschek wirft Frieder einen besorgten Blick zu und schüttelt kaum wahrnehmbar den Kopf. Thomal bekommt das nicht mit. Er ist zu sehr in Gedanken.</text:p>
      <text:p text:style-name="P2"/>
      <text:p text:style-name="P2">„Also“, fragt Matuschek. „Alles klar Thomal? Vielleicht bringen wir dich nochmal eben zur <text:s/>Stationsschwester. Zur Sicherheit.“</text:p>
      <text:p text:style-name="P2"/>
      <text:p text:style-name="P2">„Nee, nee“, sagt Thomal. „Alles klar wieder. Glaube, dass ich jetzt nur ins Bett will.“</text:p>
      <text:p text:style-name="P2"/>
      <text:p text:style-name="P2">„Bist du sicher?“, fragt Matuschek.</text:p>
      <text:p text:style-name="P2"/>
      <text:p text:style-name="P2">„Ja. Kein Problem. Also Jungs!“, Thomal erhebt sich langsam. </text:p>
      <text:p text:style-name="P2"/>
      <text:p text:style-name="P2">„Machs gut“, sagt Matuschek. „Sehen wir uns morgen?“</text:p>
      <text:p text:style-name="P2"/>
      <text:p text:style-name="P2">„Bestimmt“, sagt Thomal. „Ciao, Frieder.“</text:p>
      <text:p text:style-name="P2"/>
      <text:p text:style-name="P2">„Ciao, Thomal. Wirklich alles gut?“</text:p>
      <text:p text:style-name="P2"/>
      <text:p text:style-name="P2">„Ja, ja. Alles klar. Bin nur müde.“</text:p>
      <text:p text:style-name="P2"/>
      <text:p text:style-name="P2">„Tja dann. Schlaf gut!“</text:p>
      <text:p text:style-name="P2"/>
      <text:p text:style-name="P2">Thomal verlässt das Zimmer von Matuschek und geht gedankenverloren über die Flure, bis er wieder in sein Zimmer kommt. Er knippst das Licht und lässt sicht mit seinem Umhang aufs Bett fallen. Dann starrt er an die Decke, bis ihm langsam die Augen zufallen. Nach wenigen Minuten klopft es an der Tür, doch Thomal antwortet nicht. Maike tritt herein, grüßt Thomal, der schwach zurück grüßt. Sie geht an den Rolltisch hinter seinem Bett, holt die Elektroden-Kappe hervor und längt sie Thomal an. </text:p>
      <text:p text:style-name="P2"/>
      <text:p text:style-name="P2">„Muss jetzt am Anfang leider sein, Thomal. Du wirst dich schnell daran gewöhnen. Nach ein paar Tagen kannst du ohne die Kappe nicht mehr schlafen.“ </text:p>
      <text:p text:style-name="P2">Sie lächelt.</text:p>
      <text:p text:style-name="P2"/>
      <text:p text:style-name="P2">„Ja, kann ich mir vorstellen“. Thomal ist bemüht um einen freundlichen Ton. Als Maike fertig ist sagt sie: „Tja, schlaf mal gut, Thomal. Bis morgen!“</text:p>
      <text:p text:style-name="P2"/>
      <text:p text:style-name="P2">„Bis morgen“, antwortet Thomal leise.</text:p>
      <text:p text:style-name="P2"/>
      <text:p text:style-name="P2">Thomal sitzt in einem Schulzimmer. Ihm gegenüber sein verhasster Mathe-Lehrer aus der Oberstufe. </text:p>
      <text:p text:style-name="P2">'Verdammt, ich muss ins Mündliche“, denkt er.</text:p>
      <text:p text:style-name="P2"/>
      <text:p text:style-name="P2">Lehrer Katz fängt an zu reden. </text:p>
      <text:p text:style-name="P2">„Nun, Thomal“, sagt er. „Du warst im letzten halben Jahr ja ständig krank. Ich war aber auch nicht da, also gab es keine Klausuren. Jetzt musst du aber durchs Abitur.“</text:p>
      <text:p text:style-name="P2"><text:soft-page-break/></text:p>
      <text:p text:style-name="P2">Thomal schnürt sich alles zusammen. 'Gibts doch nicht', denkt er. Er weiß aber, dass genau sein Jahrgang nochmal durch 12. und 13. Klasse musste. Beim ersten mal lief etwas schief, deswegen mussten alle zurück. Keiner hat sich gewehrt. Die zwei Jahre sind fast überstanden, aber die Prüfungen treffen Thomal wie ein Pfeil. Er hat nullkommanull gelernt. Am meisten beunruhigt ihn die beschissene Mathe-Prüfung. </text:p>
      <text:p text:style-name="P2"/>
      <text:p text:style-name="P2">„Deine Prüfung ist übermorgen. Hast ja noch etwas Zeit, die wichtigsten Fragen nochmal zu bearbeiten. So schwer wird das nicht.“</text:p>
      <text:p text:style-name="P2"/>
      <text:p text:style-name="P2">'Die wichtigsten Fragen?', denkt Thomal. 'Ich habe mit Mathe seit Ewigkeiten nichts mehr am Hut. Die anderen lernen schon seit Monaten. Ich habe nichts getan, rein gar nichts. Und außerdem stehen noch andere Prüfungen bevor. Wie komm ich hier nur raus?'</text:p>
      <text:p text:style-name="P2"/>
      <text:p text:style-name="P2">„Die Prüferin ist auch sehr nett. Da wirst du keine Probleme haben. Geschenke kann ich dir aber keine machen. Du musst schon zeigen, dass du es verstanden hast.“</text:p>
      <text:p text:style-name="P2"/>
      <text:p text:style-name="P2">Thomal verlässt das Prüfungszimmer und taumelt auf den Schulflur. Da kommt ein Mitschüler vorbei. </text:p>
      <text:p text:style-name="P2"/>
      <text:p text:style-name="P2">„Na, warst du bei Katz? Hast du auch die Prüferin? Die ist die übelste Tante, die man sich vorstellen kann. Link, sag ich dir, link bis ins Letzte.“</text:p>
      <text:p text:style-name="P2"/>
      <text:p text:style-name="P2">Thomal schluckt. Er weiß, dass Katz ebenfalls eine linke Ratte ist. Das hat er schon mehrmals bewiesen. Was tun? Plötzlich steht er in einem Erlebnisbad. Besser gesagt, oben auf einer Rutsche. Die ist 2 m breit und führt rasant und über Wellen nach unten. Gute Stimmung. Unten sieht er Markus, seinen Kumpel und Fußballkonkurrenten aus der Schulzeit. Der hatte es mit der Schule nicht so. Er schwingt sich auf die Rutsche und landet neben Markus im flachen Wasser.</text:p>
      <text:p text:style-name="P2"/>
      <text:p text:style-name="P2">„Hi Markus“, sagt Thomal.</text:p>
      <text:p text:style-name="P2">„Hi“, sagt Markus.</text:p>
      <text:p text:style-name="P2"/>
      <text:p text:style-name="P2">„Sag mal, ich muss bei Katz ins Mündliche. Verdammter Mist!“</text:p>
      <text:p text:style-name="P2"/>
      <text:p text:style-name="P2">„Ich auch!“, Markus blickt unbehaglich drein.</text:p>
      <text:p text:style-name="P2"/>
      <text:p text:style-name="P2">„Hast du da schon was gelernt?“</text:p>
      <text:p text:style-name="P2"/>
      <text:p text:style-name="P2">„Ich? Nein. Bist du wahnsinnig...“</text:p>
      <text:p text:style-name="P2"/>
      <text:p text:style-name="P2">„Meinst du, wir könnten uns noch den letzten Tag zusammen setzen und lernen?“</text:p>
      <text:p text:style-name="P2">„Ok“, sagt Markus und verschwindet.</text:p>
      <text:p text:style-name="P2"/>
      <text:p text:style-name="P2">Im nächsten Augenblick wandert Thomal durch Hamburg, seine Studienstadt. Zumindest hat die Stadt Ähnlichkeit mit Hamburg. Es ist ein grauer Wintertag und es nieselt. Thomal wandert durch eine Geschäftsstraße und findet sich nicht zurecht. Er weiß nicht, wohin er gehen soll. Er fühlt sich verloren. Er steigt hinab in einen U-Bahn-Tunnel, dort steigt er in einen Zug. Der Zug fährt ihn an die nächste Umsteigestation. Schienen überkreuzen sich, und er weiß nicht, wo er hin soll. Also läuft er in der Unterführung weiter, bis er an Geschäfte kommt, die im Tunnel zu finden sind. In einem Schaufenster sieht er verschiedene Schuhe ausliegen, Turnschuhe und Fußballstiefel. Da tritt der Verkäufer aus dem Laden. Ein schlanker Mann, gekleidet in feine Roben mit Stickerein. Der hat einen akurat geschnittenen Kinnbart. Er fragt: </text:p>
      <text:p text:style-name="P2"><text:soft-page-break/></text:p>
      <text:p text:style-name="P2">„Möchtest du nicht ein Paar kaufen? Das vertreibt die Sorgen. Die Leute gehen bei mir ein und aus.“</text:p>
      <text:p text:style-name="P2"/>
      <text:p text:style-name="P2">„Ich weiß nicht. Die Fußballschuhe würden mir schon gefallen.“</text:p>
      <text:p text:style-name="P2"/>
      <text:p text:style-name="P2">„Diese hier?“</text:p>
      <text:p text:style-name="P2"/>
      <text:p text:style-name="P2">Er holt ein Paar Schuhe hervor, die Thomal wunderbar gefallen. Wie früher, denkt er, als ich noch Fußball gespielt habe. Er probiert sie an, ab sie wollen nicht passen. Dann probiert er ein weiteres Pärchen, aber auch das passt nicht. Der Verkäufer kommt mit immer neuen Paaren, er fängt an zu schwitzen. </text:p>
      <text:p text:style-name="P2"/>
      <text:p text:style-name="P2">„Bisher habe ich noch jeden Kunden glücklich gekriegt“, sagt er. </text:p>
      <text:p text:style-name="P2"/>
      <text:p text:style-name="P2">Da kommt ein kleiner, rotbäuchiger Vogel in den Laden gehüpft. Er springt zu Thomal und dann auf sein Bein. Thomal nimmt ihn hoch. Der Verkäufer verschwindet langsam im Schatten. Der Vogel flüstert ihm ins Ohr: „Sie sind alle so verloren...“</text:p>
      <text:p text:style-name="P2"/>
      <text:p text:style-name="P2">Dann steht er im Freien, unter blauem Himmel, er wirft den Vogel hoch in die Luft, der zwitschert vor Vergnügen. Thomal sieht ihm zu, wie er seine Runden dreht. Er dreht sich wieder um und steht erneut in der winterlichen Stadt. Hunderttausende Jogger kommen schwitzend an ihm vorbei gelaufen, aber sie sehen ihn nicht. Ein Teil der Läufer rennt in die U-Bahn, der andere in die Geschäfte. Sie kaufen, was zu kaufen ist und kommen mit voll beladenen Plastiktüten aus den Läden gerannt. Auf der Mitte der Verkaufsstraße türmen und schichten sie die Tüten übereinander. Sie brüllen und johlen. Da tritt ein kleiner Mann aus der Mitte hervor. Er grinst Thomal an. Ein Zwerg. Dann zückt er ein Feuerzeug und verbrennt den Haufen. Die Menschen schreien vor Angst auf. Aus den Flammen steigt eine lodernde Rose empor.</text:p>
      <text:p text:style-name="P2"/>
      <text:p text:style-name="P2">Der Wecker klingelt. Thomal dreht sich langsam im Bett. Dann streckt er widerwillig die Hand zu seinem Smartphone aus, das auf der Bettkante liegt. Der Uhr zeigt an: 5. Er dreht sich nochmal ins Bett. Nach fünf Minuten tönt der Wecker erneut. Thomal steht langsam auf, dabei reißt er sich die Kappe vom Kopf. Er fährt sich langsam über die Haare. Nachdenklich, als wäre er noch nicht ganz da. Er geht schwankend zum Lichtschalter am Bett, trifft ihn aber erst nicht. Beim zweiten Mal gelingt es ihm. Dann setzt er sich auf den Stuhl am Tisch, fast rutscht er vom Stuhl. Er hält sich mit einer Hand an der Tischkante fest. Sein Blick geht ins Leere, so als suche er Halt. So sitzt er ungefähr 15 Minuten, dann klopft es an der Tür. Antonia kommt herein.</text:p>
      <text:p text:style-name="P2"/>
      <text:p text:style-name="P2">„Thomal, guten Morgen!“</text:p>
      <text:p text:style-name="P2"/>
      <text:p text:style-name="P2">„Morgen“, sagt Thomal. </text:p>
      <text:p text:style-name="P2">„Wie geht’s dir heute?“</text:p>
      <text:p text:style-name="P2"/>
      <text:p text:style-name="P2">„Es geht so. Ich habe schlecht geträumt“</text:p>
      <text:p text:style-name="P2"/>
      <text:p text:style-name="P2">„Wie fühlt sich das an?“</text:p>
      <text:p text:style-name="P2"/>
      <text:p text:style-name="P2">„Was? Ein schlechter Traum?“</text:p>
      <text:p text:style-name="P2"/>
      <text:p text:style-name="P2">„Nein, ich meine, in welcher Stimmung bist du?“</text:p>
      <text:p text:style-name="P2"/>
      <text:p text:style-name="P2">„So, als wäre ich in einer anderen Realität gewesen. Hyperreal kann man sagen. Wirklicher, als das, <text:soft-page-break/>was ich im wahren Leben erfahre.“</text:p>
      <text:p text:style-name="P2"/>
      <text:p text:style-name="P2">„Und wie genau fühlst du dich jetzt?“</text:p>
      <text:p text:style-name="P2"/>
      <text:p text:style-name="P2">„Als müsste ich mit mir selber sprechen, um mich zurück zu bekommen. Es ist ein schlimmes Gefühl, als wäre ich angekettet.“</text:p>
      <text:p text:style-name="P2"/>
      <text:p text:style-name="P2">„Das ist ein gutes Gefühl!“, sagt Antonia</text:p>
      <text:p text:style-name="P2"/>
      <text:p text:style-name="P2">„Warum?“</text:p>
      <text:p text:style-name="P2"/>
      <text:p text:style-name="P2">„Weil es Schmerz bedeutet. Der Schmerz, dem du nicht ausweichen kannst. Erzähl mir den Traum, wenn du magst.“</text:p>
      <text:p text:style-name="P2"/>
      <text:p text:style-name="P2">Thomal erzählt Antonia den Traum. Sie hört schweigend zu. </text:p>
      <text:p text:style-name="P2"/>
      <text:p text:style-name="P2">„Jaja“, sagt sie. „Das ist das Gefühl.“</text:p>
      <text:p text:style-name="P2"/>
      <text:p text:style-name="P2">„Was für ein Gefühl?“</text:p>
      <text:p text:style-name="P2"/>
      <text:p text:style-name="P2">„Ach nichts. Wie war die Vorführung gestern Abend?“</text:p>
      <text:p text:style-name="P2"/>
      <text:p text:style-name="P2">„Beeindruckend und erschreckend zu gleichen Teilen. Es war ähnlich wie in diesem Traum. Eine Hyperrealität, die mir Angst gemacht hat. Ich habe Dinge gesehen und gespürt, die, wie ich mir denke, nur bei Drogen möglich sind.“</text:p>
      <text:p text:style-name="P2"/>
      <text:p text:style-name="P2">„Hattest du Angst, dass du abhanden kommst?“</text:p>
      <text:p text:style-name="P2"/>
      <text:p text:style-name="P2">„Genau dieses Gefühl hatte ich. Ich war im Wasser, Feuer und im Stein. Ich meine, ich war da wirklich drin. Und es hat mir Angst gemacht, da ich nicht genau weiß wie das funktioniert. Frieder und Matuschek haben mir beide gesagt, dass sie noch niemals so eine Todesangst hatten. Ich würde <text:s/>nun gerne wissen, wie das funktioniert oder was dahinter steht.“</text:p>
      <text:p text:style-name="P2"/>
      <text:p text:style-name="P2">„Zuerst mal: ich hätte nicht geglaubt, dass das bei dir so schnell geht. Das ist sehr selten. Hätte ich es gewusst, hätte ich dir nicht erlaubt zum Wettbewerb zu gehen. Es ist aber kein Beinbruch, im Gegenteil. Du bist empfänglich. Diese Art der Meditation, die wir betreiben ist wie eine Art ständige brennendes Feuer, das immer mit Holz nachgefüttert wird. Kommt ein Holzscheit nahe an das Feuer, fängt er an zu brennen, wenn du verstehst, was ich meine. Jedes Holz ist verschieden, doch letztlich brennt es. Du kannst besonders stark brennen, deswegen ist es gut, wenn wir nun mit dem Meditationstraining beginnen. Dann kannst du die Energie, die hier besteht, lenken. Versprochen.“</text:p>
      <text:p text:style-name="P2">„Hmm. Ok. Du versprichst mir auch, dass ich sicher bin?“</text:p>
      <text:p text:style-name="P2"/>
      <text:p text:style-name="P2">„Du bist sicher, solange du dich an die Regeln hältst, aber ich bin da und werde aufpassen, das verspreche ich. Es ist aber auch so, dass du dich weiterentwickeln wirst. Dann werde ich nicht mehr auf dich aufpassen können. Dann ist dir der Umgang mit dem Zentralfeld aber bekannt und du kennst die Gefahren.“</text:p>
      <text:p text:style-name="P2"/>
      <text:p text:style-name="P2">„Zentralfeld?“</text:p>
      <text:p text:style-name="P2"/>
      <text:p text:style-name="P2">„Ja, das Zentralfeld. Um das geht es hier bei uns letztlich. Das Zentralfeld ist die Verbindung zwischen allem Lebenden. Egal ob Stein, Baum, Blume, Tier oder Mensch. Alles trägt eine <text:soft-page-break/>Lebensessenz mit sich. Dieses Leben ist nicht auf sich beschränkt sondern greift aus und verbindet uns miteinander. Das war immer so, es ist der Kern. Doch leider weiß das heute niemand mehr. Mit diesem Kern kann man Kontakt aufnehmen. Das haben gestern bspw. die zwei Fortgeschrittenen Schüler getan. Sie lassen die Energie in ihnen schöpferisch werden. Ein Akt großer Demut und Hingabe.“</text:p>
      <text:p text:style-name="P2"/>
      <text:p text:style-name="P2">„Schüler? Bin ich denn auch ein Schüler?“</text:p>
      <text:p text:style-name="P2"/>
      <text:p text:style-name="P2">„Ja, natürlich Thomal. Hier sind alle Schüler, auch ich. Könntest du das, was du gestern erlebt hast, in Worte fassen, ich meine, greifbar machen?“</text:p>
      <text:p text:style-name="P2"/>
      <text:p text:style-name="P2">„Die direkte Erfahrung? Nein, das war ohne Worte. Das war ein tiefer Prozess in mir.“</text:p>
      <text:p text:style-name="P2"/>
      <text:p text:style-name="P2">„Deswegen arbeiten wir als Paare zusammen. Wir teilen die Erfahrung. Die Worte, die wir später darüber verlieren sind nur durch unsere geteilte Erfahrung verständlich. Würde man über unsere Meditationstechnik so reden, wäre alles hohl, ohne Tiefe. Unverständlich.“</text:p>
      <text:p text:style-name="P2"/>
      <text:p text:style-name="P2">„Ja, das verstehe ich. Aber werden wir nicht über meine Probleme reden? Ich denke doch, dass ich in einer Art von Klinik bin.“</text:p>
      <text:p text:style-name="P2"/>
      <text:p text:style-name="P2">„Auch darüber werden wir uns austauschen. Das haben wir schon gemacht. Aber nicht so, wie du es kennst. Alles Schritt für Schritt. So. Und nun würde ich dich bitten, dass wir mit dem Training anfangen.“</text:p>
      <text:p text:style-name="P2"/>
      <text:p text:style-name="P2">„Setzen wir uns dazu draußen an die Tische?“</text:p>
      <text:p text:style-name="P2"/>
      <text:p text:style-name="P2">„Nein, Thomal, nicht zu Anfang. Wir werden im großen Saal arbeiten. Später setzen wir uns auch an den Tisch, das kommt alles.“</text:p>
      <text:p text:style-name="P2"/>
      <text:p text:style-name="P2">„Gut, aber ich muss mich noch waschen. Das habe ich seit zwei Tagen nicht gemacht.“</text:p>
      <text:p text:style-name="P2"/>
      <text:p text:style-name="P2">„Genau. Ich zeige dir zuerst die Waschräume.“</text:p>
      <text:p text:style-name="P2"/>
      <text:p text:style-name="P2">Thomal erhebt sich vom Stuhl. Er trägt immer noch den weißen Umhang vom vorigen Abend. Er zieht sich die Schuhe an, greift in seine Tasche und holt ein Handtuch sowie eine Badetasche hervor.</text:p>
      <text:p text:style-name="P2"/>
      <text:p text:style-name="P2">„Das Handtuch benötigst du nicht, Thomal. Komm!“</text:p>
      <text:p text:style-name="P2"/>
      <text:p text:style-name="P2">Beide verlassen das Zimmer. Sie laufen über den Flur, der schon leicht belebt ist. Antonia führt Thomal über den großen Saal hinaus und den nächsten Flur entlang. Am Ende des Flures zweigt auf eine Treppe ab, die nach unten führt. Am Fuße der Treppe stehen sie vor einer doppelflügeligen Holztür. Von drinnen riecht es ähnlich wie in einer Sauna und erinnert Thomal an die Wellness-Bereiche größerer Bäder. Antonia führt Thomal durch die Tür. Dort ist eine Art Umkleide-Bereich. Ein paar Männer und Frauen ziehen sich aus oder an. Die Umhänge werden säuberlich an Kleiderhaken gehängt. Es ist angenehm warm. <text:s/>Auf die weißen Wänden sind großflächige, südländische Landschaften aufgemalt. Dörfer sind zu erkennen und das Meer. Am Ende des Umkleidebereiches ist eine größere Trennscheibe aus Milchglas eingebaut. Sie verfügt ebenfalls über eine Tür. Antonia führt Thomal durch die Umkleide und öffnet die Tür aus Milchglas. Thomal sieht eine Art natürlichen Schwimmbeckens mit einem kleinen Wasserfall vor sich. Es ist sehr warm und überall sind Pflanzen. Das Schwimmbecken ist nicht quadratisch sondern dort, wo der Wasserfall endet, rundlich. Ein kleiner Pfad führt nach oben, an den Wasserfall, den wieder eine <text:soft-page-break/>kleine Brücke überspannt. Es erinnert hier eher ein ein größeres Gewächshaus. Das kleine Flüsschen führt weiter nach hinten und in eine Grotte. Antonia geht mit Thomal weiter in Richtung der Grotte. Sie treten ein und heißer Dampf schlägt ihnen entgegen. </text:p>
      <text:p text:style-name="P2"/>
      <text:p text:style-name="P2">„Wir haben hier eine Art Baderitual. Damit beginnen wir heute. Wenn du soweit bist, steigst du hier in der warmen Grotte ein. Hinten ist eine Sitzfläche, die dazu dient, zu schwitzen. Du solltest einmal kurz durch schwitzen. Anschließend steigst bei der Quelle in das Flüsschen ein. Das Wasser ist nicht heiß aber angenehm warm. Du kannst dich ein paar Minuten treiben lassen. Unter der Brücke kannst du aussteigen und zu Fuß in den unteren Bereich gehen. Dort ist es etwas kälter. Oder du steigst einfach über die Steine hinab. Sie sind gut begehbar. Unten, also im großen Becken, solltest doch nochmal 10 min schwimmen. Das Becken ist groß genug.“</text:p>
      <text:p text:style-name="P2"/>
      <text:p text:style-name="P2">„Muss ich das nackt machen?“</text:p>
      <text:p text:style-name="P2"/>
      <text:p text:style-name="P2">„Ja, du wirst dich daran gewöhnen. Keine Angst, ich sitze unten hinter den Pflanzen, ich werde dir also nichts wegsehen können.“</text:p>
      <text:p text:style-name="P2"/>
      <text:p text:style-name="P2">„Gut, dann werde ich wohl mal.“</text:p>
      <text:p text:style-name="P2"/>
      <text:p text:style-name="P2">„Und noch was, Thomal, die Duschen sind eine Art Naturduschen. Du findest sie unten, wenn du weiter nach hinten gehst. Man duscht sozusagen auch im Grünen. Dort findest du auch Duschgel und alles weitere. Obwohl wir empfehlen, sich ohne Duschgel zu waschen.“</text:p>
      <text:p text:style-name="P2"/>
      <text:p text:style-name="P2">„Damit habe ich keine Probleme. Ich werde dann also mal...“</text:p>
      <text:p text:style-name="P2"/>
      <text:p text:style-name="P2">Thomal läuft wieder zurück in den Ankleidebereich. Eine junge hübsche Frau zieht sich aus, als Thomal den Ankleideraum betritt. Verschämt und neugierig blickt er die Frau kurz an. Die zieht sich weiter aus und, als sie Thomal sieht, ihn kurz grüßt. Thomal zieht sich ebenfalls aus hält aber errötend das Handtuch vor sein Geschlecht. Die junge Frau ist fertig und betritt splitternackt den Badebereich. Thomal läuft ihr kurz darauf mit dem Handtuch hinterher. Er folgt der Frau bis in den Duschbereich. Der ist sehr schön, er läuft über Kieselsteine zu den Duschen, dort zwischen Steinen findet er Schälchen mit Duschgel. Die junge Frau stellt sich unter einen Eimer und begießt sich mit eiskaltem Wasser, das zu Thomal rüber spritzt. Er schreit kurz auf und sie muss lachen. </text:p>
      <text:p text:style-name="P2"/>
      <text:p text:style-name="P2">„Gibt es hier auch etwas wärmeres Wasser?“, fragt er</text:p>
      <text:p text:style-name="P2"/>
      <text:p text:style-name="P2">„Ja, das kalte ist aber viel besser. Bist du neu?“</text:p>
      <text:p text:style-name="P2"/>
      <text:p text:style-name="P2">„Hmm“, Thomal nickt. </text:p>
      <text:p text:style-name="P2"/>
      <text:p text:style-name="P2">Sie zeigt ihm, versteckt zwischen Pflanzen, einen Drehknauf für eine Dusche. Warmes Wasser platscht herab.</text:p>
      <text:p text:style-name="P2"/>
      <text:p text:style-name="P2">„Danke!“, sagt Thomal.</text:p>
      <text:p text:style-name="P2"/>
      <text:p text:style-name="P2">„Gern geschehen“. Die junge Frau verschwindet aus der Dusche und Thomal beeilt sich ebenfalls. Er möchte die Frau weiter sehen. Nach kurzem Duschen beeilt er sich, um in die Grotte zu kommen. Im hinteren Bereich sind Steinbänke und es ist angenehm heiß. Es dampft und er kann wenig sehen. Also setzt er sich irgendwo auf die Steinbank. Er muss vom Dampf etwas husten. Dann lauscht er, ob er andere Geräusche vernimmt. Doch er hört nichts. Nach weiteren 5 Minuten ist Thomal mit Schweiß bedeckt. Dann hört er kurz darauf, wie jemand anders die Grotte betritt. Er wartet nochmal ein paar Minuten. Eben solange, wie er denkt, dass er passend durchgeschwitzt sein <text:soft-page-break/>müsste. Er schreitet etwas aus der Grotte und sieht die kleine Quelle, die leise gurgelnd das Flüsschen speist. Sein Blick sucht gleich den sichtbaren Teil des Flusses ab und etwas weiter sieht er die junge Frau, die sich in der leichten Strömung treiben lässt. Thomal steigt in die Quelle und ein warmes Gefühl durchflutet ihn. Er taucht den Kopf unter und spürt den Druck der Quelle. Das macht Spaß und Thomal beginnt innerlich zu summen. Ihm fällt auf, dass er nicht grübelt. Einen Zustand, der ihn normalerweise sehr häufig und vor allem morgens packt. Mit dem Grübeln einher geht ein Gefühl der Beklommenheit und Schwärze. Jetzt ist er aber lebendig, also taucht er unter und lässt sich treiben. Er hört das Sprudeln um ihn herum, spürt die Leichtigkeit seines Körpers und macht einen <text:s/>Purzelbaum unter Wasser. Dabei unterschätzt er die Beschaffenheit des Beckenbodens, der natürlich gestaltet ist. Er schlägt sich hart den Kopf an einem größeren, etwas nach oben erhobenem abgerundeten Kiesel. Ihm wird kurz schwarz vor Augen dann taucht er auf. 'Aua', sagt er. Bevor ihm die weitere Orientierung gelingt, fällt er den kleinen Wasserfall hinab. Da er auf den Sturz nicht vorbereitet ist, schlägt er sich an der sanft geschwungenen und glatten Steinrutsche nach unten nochmal den Ellbogen. Als er im unteren Becken wieder auftaucht, spürt er den weiteren Schmerz am Ellbogen.</text:p>
      <text:p text:style-name="P2">„Mist“, sagt er laut. Er dreht seinen Ellbogen und sieht, dass er blutet. Eine Platzwunde hat sich am Ellbogen aufgetan. Er watet langsam Richtung Beckenrand um sich den Schaden näher zu betrachten. Die Lust am Schwimmen ist im vergangen.</text:p>
      <text:p text:style-name="P2">„Du blutest am Kopf!“. 'Was?', denkt Thomal und fasst sich verwirrt an die Stelle am Kopf, mit der auf dem Stein aufgeschlagen hat. Als er die Hand betrachtet, sieht er wie Blut den Finger hinab läuft. </text:p>
      <text:p text:style-name="P2">„Hast du dir weh getan?“, wieder ist es dieselbe Stimme und Thomal dreht sich im Becken stehend um. Er sieht die junge Frau, die nun zu ihm geschwommen ist. Sie steht direkt neben ihm, aufgerichtet. Aber Thomal ist nicht in der Stimmung, ihr verlockend aufperlenden Brüste genauer zu betrachten. Wieder betastet er seinen Hinterkopf. „Oh“, sagt er nochmal, „ich glaube ich habe mir den Kopf angeschlagen.“</text:p>
      <text:p text:style-name="P2">„Wie hast du das den hin bekommen?“, fragt die Frau. „Dreh dich mal mit dem Rücken zu mir“.</text:p>
      <text:p text:style-name="P2">Thomal dreht sich und spürt, wie die Frau den Kopf abtastet.</text:p>
      <text:p text:style-name="P2">„Aua!“, sagt er etwas lauter.</text:p>
      <text:p text:style-name="P2">„Oh. Aha. Eine ordentliche Platzwunde. Ich glaube, das muss man nähen. Warte ich helfe dir aus dem Becken.“</text:p>
      <text:p text:style-name="P2">Sie schwimmt an den Beckenrand und zieht sich mit einem Zug aus dem Wasser, was sehr sportlich aussieht. Danach reicht sie Thomal die Hand, aber er versucht es alleine. Als er schwerfällig mit beiden Armen über dem Beckenrand hängt, fasst sie unter der Schulter und hilft ihm hoch. </text:p>
      <text:p text:style-name="P2">„Mir ist etwas schwindlig“, meint er. Sie nickt. Sie deutet auf ein paar in Stein eingehauene Liegemöglichkeiten. </text:p>
      <text:p text:style-name="P2">„Leg dich da hin! Ich hole dir ein Handtuch für den Kopf.“</text:p>
      <text:p text:style-name="P2">Thomal wankt zu den Steinen und setzt sich benommen hin. Kurz darauf ist die Frau wieder da und umwickelt seinen Kopf mit einem Handtuch. Ein anderes legt sie in eine Einbuchtung, die <text:s/>zum Ablegen des Kopfes gedacht ist. </text:p>
      <text:p text:style-name="P2">„So“, meint sie. „Nun kannst du dich nach hinten ablegen. Ich hole den Arzt. Ist nicht schlimm, nur eine Platzwunde.“</text:p>
      <text:p text:style-name="P2">Mit diesen Worten verschwindet sie aus Thomals Blickfeld, der schnaufend in der Steinliege hängt. Ein paar Minuten später, Thomal hört genau, was um ihn herum passiert, aber aufsehen will er nicht, da er sich schämt, hört er Stimmen und schnelle Schritte, die sich ihm nähern. Er kann Antonia reden hören und dazu eine Männerstimme. Eine paar Sekunden später tippt ihm jemand auf die Schulter. </text:p>
      <text:p text:style-name="P2">„So, sie haben sich den Kopf anschlagen, junger Mann? Dann lassen sie mal sehen“.</text:p>
      <text:p text:style-name="P2">Thomal spürt wie ihn jemand an der Schulter berührt und einen leichten Impuls nach oben gibt. Er richtet sich auf und kurz darauf wickelt jemand seinen Turban vom Kopf. Er öffnet die Augen und sieht einen Mann mittleren Alters mit Vollbart und Brille, sowie den typisch weißen Kleidern eines Arztes. </text:p>
      <text:p text:style-name="P2"><text:soft-page-break/>„Wollen mal sehen“, sagt er und betastet wieder den Hinterkopf von Thomal.</text:p>
      <text:p text:style-name="P2">„Aua“, sagt der wieder, beobachtet aber gleichzeitig die junge Frau, die wieder angezogen ist sowie Antonia, die ihn besorgt ansehen. 'Oh je, ist das peinlich', denkt er.</text:p>
      <text:p text:style-name="P2">„Ja, das ist ein Platzwunde, wie du gesagt hast, Maria“.</text:p>
      <text:p text:style-name="P2">'Aha', denkt Thomal. 'Maria heißt sie also. Hübsch ist sie.'</text:p>
      <text:p text:style-name="P2">„Nicht schlimm, aber ich denke du hattest recht. Wir müssen das nähen. Ich hole kurz meinen Koffer mit dem Verbandsmaterial, einen Moment.“</text:p>
      <text:p text:style-name="P2">Der Arzt richtet sich auf und verschwindet daraufhin hinter der glasigen Tür, welche die Badehalle vom Umkleideraum trennt. Maria tritt näher und hält ihm das Handtuch an den Hinterkopf. Antonia schaut weiterhin besorgt.</text:p>
      <text:p text:style-name="P2">„Maria, wenn du gleich zu deiner morgendlichen Sitzung los musst ist das in Ordnung. Ich passe auf Thomal auf.“</text:p>
      <text:p text:style-name="P2">„Ach was, ich warte“, sagt sie und schaut Thomal kurz in die Augen. Thomal wird es warm um den Kopf, und das kommt nicht nur von der Wunde, die er sich zugezogen hat. </text:p>
      <text:p text:style-name="P2">„Da blutest du ja auch!“, sagt Maria und deutet auf einen Ellbogen. Antonia hält sich die Hand vor den Mund. </text:p>
      <text:p text:style-name="P2">„Sag mal, Thomal“, meint sie dann. „Ich glaube ich hätte dich noch zum Baden begleiten sollen. Wie hast du das denn gemacht?“</text:p>
      <text:p text:style-name="P2">„Ich bin untergetaucht und habe einen Purzelbaum geschlagen. Dabei habe ich mir den Kopf gestoßen. Dann war auch schon die Rutsche da...“</text:p>
      <text:p text:style-name="P2">„Hast du die Schilder am Flussrand nicht gesehen?“, fragt Maria. „Reinspringen ist hier auch verboten, da der Beckenboden nicht sehr tief und uneben ist.“</text:p>
      <text:p text:style-name="P2">„Das... das habe ich nicht“, sagt Thomal.</text:p>
      <text:p text:style-name="P2">„Und ich habe dich nicht darauf hingewiesen,“, sagt Antonia, „ich... tut mir leid!“</text:p>
      <text:p text:style-name="P2">In diesem Moment ist der Arzt wieder da. Er verbindet Thomals Kopf und meint:</text:p>
      <text:p text:style-name="P2">„So, das wäre es. Maria, du kannst zu deiner Sitzung. Danke für die Hilfe!“</text:p>
      <text:p text:style-name="P2">„Ja, danke!“, sagt Thomal und bringt nicht mehr als diesen kurzen Satz heraus.</text:p>
      <text:p text:style-name="P2">„Gern geschehen“, sagt Maria. Der Arzt und Antonia helfen Thomal hoch und Maria verschwindet hinter der Glastür. </text:p>
      <text:p text:style-name="P2">„Antonia, ich gebe dir bescheid, sobald Thomal fertig ist.“</text:p>
      <text:p text:style-name="P2">„Ich begleite euch noch in die Praxis“, sagt Antonia.</text:p>
      <text:p text:style-name="P2">„Sehr gerne“, sagt der Arzt. „Ich mache mit ihm dann im Anschluss gleich den Check, dann hat sich das erledigt oder was meinst du?“</text:p>
      <text:p text:style-name="P2">„In Ordnung. Das wäre heute sowieso noch dran gewesen, dann setzen wir uns danach zusammen, Thomal.“</text:p>
      <text:p text:style-name="P2">„Wenn der junge Mann, denn keine Gehirnerschütterung hat.“, entgegnet der Arzt.</text:p>
      <text:p text:style-name="P2">„Habe ich, glaube ich nicht. Mir ist nicht allzu schwindlig.“</text:p>
      <text:p text:style-name="P2"/>
      <text:p text:style-name="P2">Alle drei verlassen die Badehalle und Thomal ist bemüht, das blutige Handtuch über seine Scham zu halten. Er kleidet sich ungelenk um und anschließend geht es über weitere Treppen und Flure in die Arztpraxis. Diese sieht ganz gewöhnlich aus, mit einem Schreibtisch auf der einen Seite sowie einer Liege auf der anderen. Neben dem Schreibtisch ist eine Tür, die geschlossen ist. Wieder daneben ein Schrank, der mit Arzneischachteln vollgestapelt ist. Der Schreibtisch ist mit Akten überladen.</text:p>
      <text:p text:style-name="P2">„Thomal, wenn du fertig bist geh auf dein Zimmer, ich werde dich dann abholen, in Ordnung?“, sagt Antonia.</text:p>
      <text:p text:style-name="P2">„Ja“, antwortet Thomal.</text:p>
      <text:p text:style-name="P2">Antonia schließt leise die Türe hinter sich. Dann blickt ihn der Arzt an. </text:p>
      <text:p text:style-name="P2">„So, ich bin Ulrich Führmann“, er reicht ihm die Hand. Thomal schüttelt sie vorsichtig. </text:p>
      <text:p text:style-name="P2">„Keine Angst wegen des Blutes. Ist schon ok. Setz dich auf die Liege. Ich bereite die Spritze vor.“</text:p>
      <text:p text:style-name="P2">Thomal setzt sich auf die Liege und Führmann verschwindet durch die Tür neben seinem Schreibtisch. Thomal blickt sich im Behandlungsraum um. Er ist schon oft in Behandlungszimmern <text:soft-page-break/>gesessen und hat gewartet. Beim Hausarzt, beim Augenarzt, beim Psychologen im Krankenhaus usw. Er hat Übung darin, sich die Zimmer genau anzusehen. Manchmal ist eine persönliche Handschrift des Arztes oder der Mitarbeiter zu erkennen. Andere sind dagegen nur funktional. In Wartezimmern kann man nichts anderes machen außer warten. Thomal hat sich darin geübt beim Warten nichts zu tun, sondern zu beobachten. Er greift nicht in den Stapel veralteter Zeitschriften oder tippt auf dem Handy. Sein Blick erfasst zuerst den vollen Schrank. Er liest die Medikamenten-Namen ohne sie zu verstehen oder bewusst aufzunehmen. Vom Schrank blickt er auf den Schreibtisch. Er ist nicht nur mit Akten überladen, sondern auch mit Notizzetteln. Kein Computer. Hinter dem Schreibtisch an der Wand hängt eine Bleistiftzeichnung, die ein junges, sehr hübsches Mädchen darstellt. Sie hat lange lockige Haare und einen Zopf, der über die Schulter gelegt ist. Ein dünner Hauch von einem Lächeln ist erkennbar. Nur eine Andeutung. Sie hat einen Leberfleck auf der Wange und ihre Augen sind sanft. Sie trägt eine Bluse, bei der der oberste Knopf geöffnet ist. Thomal blickt das Bild einige Sekunden an, dann schweift sein Blick nach links zum Fenster des länglichen Raumes. Es ist noch dunkel, also dreht Thomal den Blick weiter in Richtung der Wand in seinem Rücken. Dort hängt kein Bild. Vor der Wand steht ein länglicher Apparat, der wie ein altmodischer riesiger Nadeldrucker aussieht. Er verspürt den Impuls aufzustehen und den Drucker näher zu betrachten. Kurz danach spürt er den Impuls zum Schreibtisch zu laufen und dort herum zu stöbern. Obwohl er beide Impulse deutlich wahrgenommen hat, geht er keinem von ihnen nach. Der Moment der Unruhe vergeht und er bleibt sitzen. Er atmet ruhig und spürt kurz das Pochen an seinem Hinterkopf. 'Gedanken kommen und gehen', denkt er. </text:p>
      <text:p text:style-name="P2">Da öffnet sich wieder die Tür neben dem Schreibtisch und Führmann kommt herein. Er redet noch kurz etwas, bevor er die Tür wieder schließt und Thomal erhascht einen Blick auf eine Frau, die durch das hintere Zimmer zu ihm herein sieht.</text:p>
      <text:p text:style-name="P2">„Ist das die Schwester?“, fragt er Führmann.</text:p>
      <text:p text:style-name="P2">„Was? Ach ja. Das ist Gisela. Sie wird falls nötig die Spritze vorbereiten. So junger Mann, ich werde die Wunde nun säubern. Das brennt etwas. So...“</text:p>
      <text:p text:style-name="P2">Thomal spürt einen kalten Druck am Hinterkopf. Er fährt leicht zusammen. </text:p>
      <text:p text:style-name="P2">„Aha. Ja, ich denke wir müssen nicht nähen. Ein Verband sollte reichen.“</text:p>
      <text:p text:style-name="P2">Er verbindet Thomal den Kopf, der es ruhig mit sich geschehen lässt. Danach betrachtet er sich den Ellbogen. Er säubert auch diese Wunde und verbindet sie. Nachdem er fertig ist, richtet er sich auf. Thomal sieht unter dem Hemd einen leichten Bauchansatz. Gleichzeitig fallen ihm die schönen Hände des Arztes auf. Sie wirken weich und beruhigend auf ihn. Thomal fühlt augenblicklich eine Zuneigung zu dem Mann. Führmann geht zum Schreibtisch und lässt sich dahinter nieder. Gleichzeitig zeigt er Thomal an, auf dem kleinen Stuhl vor dem Schreibtisch Platz zu nehmen.</text:p>
      <text:p text:style-name="P2">Als beide sitzen, blickt er Thomal einen Augenblick lang abwesend an. Dann schreckt er hoch und meint: „Ach je, ich muss von Gisela ja die Papiere holen. Einen Moment.“</text:p>
      <text:p text:style-name="P2">Er verschwindet wieder im Hinterzimmer und erscheint kurz darauf mit einem kleinen Stapel Papier. Er seufzt:“So, wir müssen die Fragen durchgehen. Das ist die Aufnahmeerhebung. Wir müssen wissen, was für Medikamente wir dir eventuell verabreichen müssen, welche Erkrankungen du schon hattest etc. Ich frage dich einfach und du antwortest.“</text:p>
      <text:p text:style-name="P2">So geht Führmann mit ihm eine längere Checkliste durch. Kopfschmerzen, Bluthochdruck, innere Erkrankungen, Verletzungen.</text:p>
      <text:p text:style-name="P2">„Hattest du schon einmal einen Bruch oder Ähnliches?“</text:p>
      <text:p text:style-name="P2">„Ja, ich habe mir vor ein paar Jahren das Wadenbein gebrochen und die Bänder gerissen.“</text:p>
      <text:p text:style-name="P2">„Das klingt nach Fußball, richtig?“</text:p>
      <text:p text:style-name="P2">„Genau. Kurz darauf ein Kreuzband-Anriss.“</text:p>
      <text:p text:style-name="P2">„Fußball ist alles andere als gesundheitsfördernd. So jetzt die psychischen Erkrankungen. Depression?“</text:p>
      <text:p text:style-name="P2">„Ja, ist fest diagnostiziert.“</text:p>
      <text:p text:style-name="P2">„Welche Art der Depression?“</text:p>
      <text:p text:style-name="P2">„Leicht aber chronisch, möchte ich sagen.“</text:p>
      <text:p text:style-name="P2">„Dysthimie.“</text:p>
      <text:p text:style-name="P2"><text:soft-page-break/>„Nimmst du Medikamente?“</text:p>
      <text:p text:style-name="P2">„Ja.“ Thomal nennt das Medikament, so geht es noch ein paar Minuten weiter. Dann ist Führmann vorerst fertig. Er seufzt erneut. „So, das einzige, was wir dir zu Anfang weiter verabreichen müssen, ist das Anti-Depressivum. Das wird nach und nach aber ausgeschlichen. Das hat dir Antonia bestimmt erzählt.“</text:p>
      <text:p text:style-name="P2">„Das hat sie mir erzählt, obwohl ich Angst davor habe. Ich habe das ein paar mal gemacht, die Rückfälle waren schlimm. Das war dann schlimmer als vorher. <text:s/>Die Auswirkungen waren erst erst nach einem halben Jahr spürbar. Das würde ich gerne vermeiden. Was, wenn ich aus der Klinik wieder heraus bin und es dann anfängt?“</text:p>
      <text:p text:style-name="P2">„Mach dir darum jetzt mal keine Sorgen. Wir kennen die Symptome ganz genau und wir lassen dich nicht im Stich. Kannst du dich bitte nochmal auf die Liege legen? Ich möchte dich auch noch körperlich untersuchen. Den Umhang kannst du auf dem Stuhl da ablegen.“ Er deutet auf den Stuhl, auf dem Thomal sitzt. Thomal macht sich frei und legt sich hin. Er fröstelt kurz. Dann beginnt Führmann damit ihn abzutasten. Er macht das auf eine Art, die er von keinem Arzt kennt. Es ist nicht das Übliche: sich bücken, versuchen die Zehen zu berühren und Husten. Führmann fährt ihm erst mit der Hand über den Kopf, dann betastet er den Hals. Von dort fährt er weiter in Richtung Bauch und bedeutet Thomal, tief durchzuatmen. Er fährt ihm mit den Händen unter die Bauchhöhle und drückt. Thomal spürt, dass er sehr verspannt ist. Dann geht er weiter zu den Knieen. Er fängt an, das Bein nach der Seite zu bewegen, gleichzeitig bittet er Thomal, weiterhin tief zu atmen. Er fährt an einer Stelle über das Knie und Thomal schmerzt der Bauch. „Aua“, sagt er. „Der Bauch?“, fragt der Arzt. „Ja, das tut weh.“ </text:p>
      <text:p text:style-name="P2">„Kein Wunder“, antwortet Führmann. Dein Atem geht nicht gleichmäßig auf und ab. Sie halten zurück. Er betastet noch die Füße und hier spürt Thomal einen Schmerz in der Stirn. Er signalisiert es dem Arzt, der aufhorcht. Danach ist er fertig und Thomal kann sich anziehen.</text:p>
      <text:p text:style-name="P2">„Was habe ich denn?“, fragt Thomal den Arzt.</text:p>
      <text:p text:style-name="P2">„Eigentlich nichts Besonderes, oder noch nicht. Du musst wissen, dass Körper und Seele sehr eng miteinander verbunden sind. Die Trennung ergibt schon keinen Sinn. Du hast, so will ich sagen, einen gehemmten Ausdruck, der sich in deiner Verspannung im Kopf sowie im Bauch äußert. Das wird bestimmt besser. Außerdem hast du eine gebückte Haltung, ist dir das bewusst?“</text:p>
      <text:p text:style-name="P2">„Ja, das ist mir natürlich bewusst. Ich rege mich darüber schrecklich auf, kann es aber so nicht ändern.“</text:p>
      <text:p text:style-name="P2">Führmann lacht kurz. „Ja, wenn der Wille immer alles könnte. Aber das muss sich langsam lösen. Wenn jemand mit Erfahrung dich betrachtet, kann er schon an den körperlichen Symptomen erkennen, wo er helfen kann. Aber ich kann dich nochmal beruhigen, die meisten, die hier sind haben diese oder ähnliche Symptome. Ansonsten bist du aber topfit, wie ich soweit sehe. Jetzt messen wir noch kurz den Blutdruck und du bist entlassen.“</text:p>
      <text:p text:style-name="P2"/>
      <text:p text:style-name="P2">„Purzelbäume unter Wasser!“, sagt Antonia, als sie ihn abholt. „Das habe ich als Kind auch immer gemacht. Könnte ich mal wieder ausprobieren. Wie geht’s dem Kopf und dem Arm?“</text:p>
      <text:p text:style-name="P2">„Gut! Ich spüre eigentlich nichts mehr. Nur ein leichtes Pochen.“</text:p>
      <text:p text:style-name="P2">„Meinst du, wir können mit den Übungen anfangen?“</text:p>
      <text:p text:style-name="P2">„Sehr gerne. Ich bin gespannt wie sonstwas!“, Thomal lächelt sie an und er spürt wieder die Freude. </text:p>
      <text:p text:style-name="P2">Die beiden gehen in Thomals Trakt und setzen sich an das Tischchen. Wieder sind andere Personen auch an den Tischen.</text:p>
      <text:p text:style-name="P2">„So, Thomal. Ich erkläre dir kurz, mit welcher Übung wir anfangen werden. Zuerst werden wir ein paar Minuten meditieren. Bei der Meditation ist es wichtig, dass du ruhig atmest und aufrecht sitzst. Gedanken werden kommen und gehen. Das ist ok. Versuche aber sitzen zu bleiben, auch wenn du denkst, dass du es keinen Moment länger aushältst.“</text:p>
      <text:p text:style-name="P2">Antonia zeigt ihm kurz die aufrechte Sitzhaltung. Ihre Hände liegen dabei ineinander gelegt im Schoß, ihre Augen sind sanft geschlossen. Thomal macht das nach und Antonia korrigiert ihn ein bis zweimal. </text:p>
      <text:p text:style-name="P2">„Nachdem die Anfangsmeditation geschafft ist, werde ich dir Bilder auf den Tisch legen, lass sie <text:soft-page-break/>einfach auf dich wirken, in Ordnung? Du bleibst dabei ganz normal sitzen, so wie bei der Meditation. Wir werden da nicht reden.“</text:p>
      <text:p text:style-name="P2">„Das ist alles?“</text:p>
      <text:p text:style-name="P2">Antonia lacht kurz auf. „Ja, das ist erstmal alles.“</text:p>
      <text:p text:style-name="P2">So beginnt die Meditation. Thomal schließt die Augen, fängt an sanft zu atmen. Die ersten paar Minuten sind ganz in Ordnung oder so kommt es ihm vor. Er meint schon fast erleuchtet zu sein, so klar sind seine Gedanken, doch dann schweifen sie ab. Er muss an Sex mit Antonia denken, der Gedanke kommt mit so einer Gewalt, dass er sich schämt. 'Das geht doch nicht denkt er'. Dann spürt er wie unbequem er sitzt. 'Sitzen bleiben', denkt er und spürt Schmerzen im Rücken. Das geht quälend langsam. Es ist als wäre die Zeit ein zähflüssiger Honig, der ihn ganz und gar eingedeckt hat. Krampfhaft versucht er, die Gespräche an den Nachbartischen zu verfolgen. Vielleicht passiert da ja etwas Spannendes. Aber er kann nicht richtig hören, weil geflüstert wird. Dann fällt ihm ein, wie beschissen es ihm in letzter Zeit ging. Ein Alptraum. Ob das hier überhaupt einen Sinn hat? Zuletzt wartet er nur darauf, dass Antonia ihm signalisiert, dass er die Augen öffnen kann. Er wartet und wartet. Eigentlich würde er gerne los schreien, aber er tut es nicht. Und dann, nach einer scheinbaren Ewigkeit, in einem Moment als er vollkommen abwesend ist, bittet ihn Antonia, die Augen zu öffnen. Sie blickt ihn so intensiv an, als würde sie genau wissen, was er gedacht hat. Sie legt den Finger an die Lippen – ein Signal, noch zu schweigen. Dann greift sie in eine Mappe neben dem Tischchen und zieht ein Papier heraus. Sie legt aus vor Thomal auf den Tisch. Er sieht eine Zeichnung, die so ähnlich ist, wie alles, was er hier schon gesehen hat: ein schwungvoll gezogenes Muster, ganz lebendig, schwarz auf weiß. Er betrachtet es ungefähr eine Minute und denkt: 'Ich habe es jetzt lange genug gesehen!', aber Antonia lässt es liegen. Er blickt sie an und sie bedeutet ihm, es weiter zu betrachten. Also tut er es. Seine Augen fahren jede Kurve, jede Linie ab. Von vorne bis hinten. 'Das darf nicht wahr sein, denkt er!'. Und so geht es noch ungefähr eine Stunde weiter. Endlich deutet sie ihm, dass er aufstehen kann. Thomal erhebt sich und versucht ein Ächzen zu unterdrücken. Das gelingt ihm nicht. Das Kreuz tut ihm weh. Er schließt kurz die Augen und die vielen Zeichungen schwimmen vor seinem Geiste hin und her. 'Man müsste einen Schrei loslassen', denkt er. </text:p>
      <text:p text:style-name="P2">„So, Thomal, das war die Vormittagssitzung. Wir machen nach dem Mittagessen weiter. Du solltest dich jetzt etwas ausruhen.“</text:p>
      <text:p text:style-name="P2">„In Ordnung“, Thomal klingt bedrückt, aber Antonia geht nicht darauf ein. Eigentlich fühlt er sich überhaupt nicht müde. Antonia begleitet ihn in sein Zimmer.</text:p>
      <text:p text:style-name="P2">„Komm, leg dich ruhig hin!“</text:p>
      <text:p text:style-name="P2">Thomal legt sich aufs Bett und merkt im selben Moment, dass er vollkommen erschlagen ist. Er hat den Gedanken kaum zu Ende gedacht, da schläft er ein.</text:p>
      <text:p text:style-name="P2"/>
      <text:p text:style-name="P2">Jemand rüttelt an seinem Arm. Thomal stöhnt auf und dreht sich. Maike steht am Bett. Er sieht sie überrascht an. Er steht abrupt auf, bleibt aber hängen. ER hat die Haube auf. Er sieht Maike verwirrt an. </text:p>
      <text:p text:style-name="P2">„Vorsicht, Thomal, die Haube!“. Sie eilt ans Bett und nimmt Thomal die Haube ab. </text:p>
      <text:p text:style-name="P2">„Was?“, fragt er. „Ich habe tief geschlafen. Wie spät ist es?“</text:p>
      <text:p text:style-name="P2">„Keine Angst, du hast nur ein dreiviertel Stunde geschlafen. Antonia kommt gleich, dann geht ihr zum Essen.“</text:p>
      <text:p text:style-name="P2"/>
      <text:p text:style-name="P2">Als Thomal und Antonia beim Essen sitzen, hakt Thomal nach:</text:p>
      <text:p text:style-name="P2">„Antonia, ich war tatsächlich fix und fertig nach der Sitzung. Warum? Und was hat das mit den Zeichnungen auf sich.“</text:p>
      <text:p text:style-name="P2">„Die Zeichungen sind eine Meditationshilfe mit viel Tiefe. Die Aufnahme macht immer sehr müde. Bist du erfrischt?“</text:p>
      <text:p text:style-name="P2">„Ja, ich bin erfrischt“, meint Thomal und stochert in seinem Salat herum. </text:p>
      <text:p text:style-name="P2">„Ist das so etwas wie ein Informationsüberschuss in meinem Kopf? Und warum habe ich von der Haube nicht mitbekommen?“</text:p>
      <text:p text:style-name="P2"><text:soft-page-break/>„Ja, Thomal. Man kann sagen, dass die Zeichnungen dein Gehirn anregen, denn sie sind auch so gemacht worden. In einem Zustand der tiefen Verbundenheit mit sich und der Welt. Deswegen sind sie anstrengend oder sie sind es am Anfang. Aber sie helfen dir, deine Meditation zu vertiefen. Aus diesem Grund wird dir auch die Haube angelegt, denn sie zeichnet die Veränderungen in deinem Gehirn auf.“</text:p>
      <text:p text:style-name="P2"/>
      <text:p text:style-name="P2">„Das ist so wie bei einem buddhistischen Mönch. Ich kenne da Experimente, welche aufzeigen, dass sie andere Gehirnwellen haben, als normale Sterbliche. Es gibt da ganz verrückte Dokumentation, die besagen, dass solche Menschen sogar buddhistische Symbole in den Knochen hatten, nur durch die Meditation.“</text:p>
      <text:p text:style-name="P2"/>
      <text:p text:style-name="P2">„Das ist ja verrückt!“, Antonia lächelt. „Hast du geträumt?“</text:p>
      <text:p text:style-name="P2"/>
      <text:p text:style-name="P2">„Nicht das ich wüsste, ich kann mich nicht erinnern.“</text:p>
      <text:p text:style-name="P2"/>
      <text:p text:style-name="P2">„Wie war die erste Mediation. Anstrengend?“</text:p>
      <text:p text:style-name="P2"/>
      <text:p text:style-name="P2">„Wahnsinnig anstrengend. Ich wäre fast verrückt geworden. Ständig gingen mir Gedanken durch den Kopf. Nach ein paar Minuten dachte ich, ich werde verrückt.“</text:p>
      <text:p text:style-name="P2"/>
      <text:p text:style-name="P2">„Das ist immer anstrengend. Aber kämpfe nicht zu sehr. So. Heute nachmittag werden wir etwas anderes machen. Wir werden zusammen etwas spielen.“</text:p>
      <text:p text:style-name="P2"/>
      <text:p text:style-name="P2">„Oha. Bevor ich mich freue kann ich mich bestimmt darauf einstellen, dass das wieder sehr anstrengen wird, richtig?“</text:p>
      <text:p text:style-name="P2"/>
      <text:p text:style-name="P2">„Korrekt. Aber es ist auch sehr spannend. Das wirst du sehen.“</text:p>
      <text:p text:style-name="P2"/>
      <text:p text:style-name="P2">„Wie läuft das Programm jetzt eigentlich weiter? Werden wir länger nur zu zweit Übungen machen? Oder kommen bald andere hinzu?“</text:p>
      <text:p text:style-name="P2"/>
      <text:p text:style-name="P2">„Gut, dass du nachfragst. In deinem Plan steht jetzt schon etwas von Gruppenübungen, das wird aber noch eine Woche dauern. Erst dann machen die Gruppenübungen Sinn. Bis dahin werde ich mit dir arbeiten.“</text:p>
      <text:p text:style-name="P2"/>
      <text:p text:style-name="P2">Nach dem Essen gehen Thomal und Antonia direkt weiter. Über Flure laufen sie in den Keller, aber nicht wie zuletzt in die Kunsträume. Antonia führt Thomal weiter nach unten und öffnet die Tür zu einer kleineren, mit grünem Teppich ausgelegten Halle, die hell beleuchtet ist. Der Raum hat, wie ein Billiardtisch, fußballgroße Löcher in den Ecken am Boden sowie an der Decke. Auch in der Mitte des Raumes sind Löcher, die wie ein beim Bowling eine Art Rückführsystem für Kugeln sind. Im Raum verteilt liegen mehrere Bälle. Antonia setzt sich auf einen Ball.</text:p>
      <text:p text:style-name="P2">„Du machst doch gerne Sport, Thomal, nicht wahr?“</text:p>
      <text:p text:style-name="P2">„Ja!“, sagt er. Sehr gerne. „Allerdings bin ich im Wettbewerb nicht ganz so gut. Kriegs da schnell mit den Nerven.“</text:p>
      <text:p text:style-name="P2">„Wir fangen sehr langsam an“, sagt Antonia. „Leg dich zuerst auf den Boden, wir machen einige Übungen.“</text:p>
      <text:p text:style-name="P2">Antonia legt sich auf den Boden und macht einige Dehnungen. Thomal macht das auch, so gut er es eben kann. Sie dehnt die Schenkel, die Waden. Danach stehen sie auf und dehnen die Nackenmuskulatur. Nach etwas zehn Minuten sagt Antonia:</text:p>
      <text:p text:style-name="P2">„So, Thomal, ich werde dir nun zeigen, wie das Spiel funktioniert. Siehst du die zwei Löcher im Boden und an der Decke? Von dort werden nun langsam Bälle herausfliegen. Wenn er von oben kommt, kannst du den Ball direkt fangen oder aufspringen lassen. Hast du den Ball, leuchtet jeweils <text:soft-page-break/>eine der acht „Ecktaschen“, also eines der Löcher am Boden oder in der Decke auf. Daraufhin kannst du zum Loch laufen und den Ball oben oder unten hineinwerfen. Alles klar?“</text:p>
      <text:p text:style-name="P2">„Soweit schon!“, antwortet Thomal.</text:p>
      <text:p text:style-name="P2">„Ich werde es dir kurz vormachen. Antonia läuft an eine Wand des Raumes, an der eine Art Bedienungskonsole eingebaut ist. Sie drückt ein paar Tasten. Dann begibt sie sich in die Mitte des Raumes neben Thomal. „Du musst ein Stück zur Seite!“, weist sie ihn an. Thomal geht an den Hallenrand. Einen Moment später springt leicht schräg ein Ball aus der Decke. Antonia lässt den Ball aufspringen und fängt ihn anschließend. Kurz darauf dreht sie sich herum und ihr Blick schweift durch den Raum. Im unteren rechten Eck erscheint ein helles blaues Licht. Antonia läuft in das Eck und wirft den Ball hinein. </text:p>
      <text:p text:style-name="P2">„Ah. Ist ja easy!“, meint Thomal.</text:p>
      <text:p text:style-name="P2">„Dann kannst du jetzt machen!“</text:p>
      <text:p text:style-name="P2"/>
      <text:p text:style-name="P2">Antonia begibt sich nun an den Hallenrand und deutet Thomal, sich in die Mitte zu bewegen. Wieder springt ein Ball aus dem mittleren Deckenloch. Thomal hat den Ehrgeiz, den Ball direkt zu fangen, was ihm durch einen Satz zur Seite gelingt. Er schaut sich im Raum um und sieht das linke obere Eckloch hell erleuchtet. Er rennt darauf zu und wirft den Ball hinein. </text:p>
      <text:p text:style-name="P2"/>
      <text:p text:style-name="P2">„Ok! Mach mal ein paar Bälle“, sagt Antonia.</text:p>
      <text:p text:style-name="P2"/>
      <text:p text:style-name="P2">Thomal freut sich sichtlich und schlendert wieder Richtung Mitte. Der nächste Ball kommt dieses mal von unten nach oben. Thomal springt und erwischt die Kugel in der Luft. Kurz nach der Landung erkennt er, dass in einer unteren Ecke ein Licht brennt. Er legt den Ball auf den Boden und schiebt ihn mit dem Fuss ins Eck. So geht das einige Minuten und manchmal wirft oder schiebt Thomal den Ball daneben, was ihn leise fluchen lässt. Dann beendet Antonia das Programm.</text:p>
      <text:p text:style-name="P2"/>
      <text:p text:style-name="P2">„Oh! Du schwitzt. Schön. Also bist du aufgewärmt. Dann machen wir jetzt folgendes. Im nächsten Durchlauf werden die Bälle schneller von oben und unten kommen. Kannst du einen Ball anschließend nicht versenken bevor der nächste Ball im Spiel ist, gibt es Minuspunkte.“</text:p>
      <text:p text:style-name="P2">Sie deutet auf eine Anzeigetafel, die jetzt zum ersten mal beleuchtet ist. </text:p>
      <text:p text:style-name="P2">„Gelingt es dir, den Ball rechtzeitig zu versenken, gibt es Pluspunkte. Mal sehen, wie gut du das schaffst.“</text:p>
      <text:p text:style-name="P2"/>
      <text:p text:style-name="P2">Thomals Züge verengen sich. Er ist alarmiert. Ein Wettbewerb – also doch. Jetzt gute Leistung abliefern. „Was ist denn der Rekord!“, fragt er Antonia.</text:p>
      <text:p text:style-name="P2">„Das möchtest du jetzt noch nicht wissen, glaube es mir!“, gibt Antonia <text:s/>zurück.</text:p>
      <text:p text:style-name="P2">„Also ab geht’s!“</text:p>
      <text:p text:style-name="P2"/>
      <text:p text:style-name="P2">Wieder fangen die Bälle an, aus den Löcher zu schießen. Anfangs nur langsam, aber mit verschiedenen Austrittswinkeln. Thomal strengt sich an. Er hechtet nach einem Ball, wirft ihn in ein oberes Loch und rennt zurück. Beim zweiten mal schiebt er einen Ball in ein Eck und trifft nicht. Er rennt hinterher und schiebt ihn aus kurzer Distanz hinein. Die Zeit reicht noch, um den nächsten Ball zu kriegen. Doch auf einmal fallen die Bälle schneller. Thomal flitzt von einem Eck ins nächste und am Ende fallen die Bälle so schnell, dass der ganze Raum voll davon ist. Auf der Tafel steht eine unerwartet hohe Zahl Minuspunkte. Er ist völlig außer Atem und schwitzt am ganzen Körper. Dann bricht Antonia das Programm ab. </text:p>
      <text:p text:style-name="P2">„So, mein Lieber, jetzt zeige ich dir den Rekord bei vollem Tempo der Ballmaschinen.“ Antonia drückt auf eine Taste und ein wahnsinnig <text:s/>hohe Zahl leuchtet auf dem Display auf.</text:p>
      <text:p text:style-name="P2"/>
      <text:p text:style-name="P2">Dann sagt sie: „Und jetzt zeige ich dir, wieviel Prozent der Teilnehmer du mit deiner Leistung geschlagen hast.“ Wieder drückt sie auf eine Taste. Es erscheint eine eins. </text:p>
      <text:p text:style-name="P2"/>
      <text:p text:style-name="P2"><text:soft-page-break/>„Was!! So mies bin ich! Das gibt’s doch nicht“, sagt Thomal. </text:p>
      <text:p text:style-name="P2">„Möchtest du besser sein?“, fragt Antonia.</text:p>
      <text:p text:style-name="P2">„Natürlich“, Thomals Gesichtsausdruck verengt sich.</text:p>
      <text:p text:style-name="P2">„Kannst du das Ding nochmal anwerfen?“, fragt er.</text:p>
      <text:p text:style-name="P2"/>
      <text:p text:style-name="P2">Und so geht das über zwei Stunden, aber Thomal verbessert sich nicht. Er ist nun schweißgebadet und erschöpft. Seine Verbände sind nass und er blutet wieder leicht. </text:p>
      <text:p text:style-name="P2">„Es reicht jetzt“, sagt Antonia und schaltet die Maschine ab. Sie geht durch den Raum und schiebt alle Bälle in die Löcher, nur ein paar lässt sie liegen. </text:p>
      <text:p text:style-name="P2"/>
      <text:p text:style-name="P2">„Na, wie fühlst du dich?“, fragt sie.</text:p>
      <text:p text:style-name="P2"/>
      <text:p text:style-name="P2">„Beschissen“, sagt Thomal. „Gott, bin ich schlecht. Das war wie in der Spielhalle mit den Basketbällen. Da habe ich aber immerhin noch ein paar getroffen. Hier war ja nach einer kurzen Anfangsphase nichts mehr zu holen. Der mit dem Rekord muss übermenschlich gut sein.“</text:p>
      <text:p text:style-name="P2"/>
      <text:p text:style-name="P2">„Ja!“, sagt Antonia. „Alles ist messbar, nicht wahr. Auch deine Leistung lässt sich gut einsortieren. Aber genug Sport für jetzt.“</text:p>
      <text:p text:style-name="P2"/>
      <text:p text:style-name="P2">Sie verlassen die Halle und Thomal sieht im Flur noch viele andere Türen.</text:p>
      <text:p text:style-name="P2"/>
      <text:p text:style-name="P2">„Sind da auch so Foltermaschinen drin?“, fragt er.</text:p>
      <text:p text:style-name="P2"/>
      <text:p text:style-name="P2">„Naja“, meint Antonia, „wie man es nimmt. Aber jetzt ist erstmal Pause. Ich werde auf mein Büro gehen und dich später zum Abendessen abholen. So lange hast du Freizeit.“</text:p>
      <text:p text:style-name="P2"/>
      <text:p text:style-name="P2">„Ok!“, sagt Thomal. „Ich denke, ich werde mich duschen gehen. Außerdem brauche ich wohl einen neuen Verband.“</text:p>
      <text:p text:style-name="P2"/>
      <text:p text:style-name="P2">„Sieht so aus. Du findest den Weg zu Führmann?“</text:p>
      <text:p text:style-name="P2"/>
      <text:p text:style-name="P2">„Natürlich!“ antwortet Thomal.</text:p>
      <text:p text:style-name="P2"/>
      <text:p text:style-name="P2">Antonia verlässt ihn nun und Thomal folgt ihr zuerst. Auf dem Weg nach oben biegt er aber in die Kunsträume ab. Er hofft, dass er Matuschek oder Frieder findet. Mit irgend jemandem muss er jetzt über seine Leistung reden. So schlecht kann er doch nicht sein, denkt er. Und tatsächlich, im Kunstraum trifft er wieder auf Matuschek, der an seinem Bild arbeitet. Thomal ist froh, dass er da ist.</text:p>
      <text:p text:style-name="P2"/>
      <text:p text:style-name="P2">„Hey Matuschek!“, begrüßt er ihn schon, als er den Raum betritt.</text:p>
      <text:p text:style-name="P2">Matuschek schreckt auf und blickt ihn an.</text:p>
      <text:p text:style-name="P2"/>
      <text:p text:style-name="P2">„Junge!“, sagt er. „Hast du mich erschrocken. Na, wie geht’s dir denn? Gestern warst du ganz schön fertig. Aber ehrlich gesagt siehst du heute nicht viel besser aus.“ Er betrachtet Thomal von oben bis unten. </text:p>
      <text:p text:style-name="P2"/>
      <text:p text:style-name="P2">„Hast ne Sporteinheit eingelegt, was?“, fragt er.</text:p>
      <text:p text:style-name="P2"/>
      <text:p text:style-name="P2">„Ja, ich war mit Antonia in dem Ballraum da oder wie der heißt. Musste Bälle in Löcher pfeffern. Hab voll versagt.“</text:p>
      <text:p text:style-name="P2"/>
      <text:p text:style-name="P2">„Warum dass denn?“, fragt Matuschek.</text:p>
      <text:p text:style-name="P2"><text:soft-page-break/></text:p>
      <text:p text:style-name="P2">„Keine Ahnung“, antwortet Thomal. „Ich bin einfach zu mies bei Wettbewerben. Auf einem Display wurden meine Punkte angezeigt, wieviel ich von den Bällen reinkriege. Das ginge später so schnell, dass mir alles um die Ohren flog.“</text:p>
      <text:p text:style-name="P2"/>
      <text:p text:style-name="P2">„Hä?“, fragt Matuschek. „Das ist doch kein Wettbewerb da unten. Oder stehe ich jetzt auf dem Schlauch. Der Ballraum, wie du ihn beschreibst ist ein Musizierzimmer.“</text:p>
      <text:p text:style-name="P2"/>
      <text:p text:style-name="P2">„Wie? Quatsch!“, sagt Thomal.</text:p>
      <text:p text:style-name="P2"/>
      <text:p text:style-name="P2">„Im Ernst“, antwortet Matuschek. „Soll ich es dir nochmal kurz zeigen?“</text:p>
      <text:p text:style-name="P2"/>
      <text:p text:style-name="P2">„Ok“, meint Thomal. „Aber vermutlich sprichst du von einem anderen Raum.“</text:p>
      <text:p text:style-name="P2"/>
      <text:p text:style-name="P2">Die beiden gehen also nochmal nach unten. Sie betreten die Halle und das Licht geht wieder an. Es ist derselbe Raum wie zuvor. Dieses mal betätigt Matuschek die Konsole. Thomal schaut ihn neugierig an. </text:p>
      <text:p text:style-name="P2"/>
      <text:p text:style-name="P2">„So“, sagt Matuschek. „Wir stellen uns beide in die Raummitte. Mach mal vor, wie du es gemacht hast.“</text:p>
      <text:p text:style-name="P2"/>
      <text:p text:style-name="P2">„In Ordnung!“, sagt Thomal. Der erste Ball fällt von oben herab. Thomal fängt ihn, blickt sich im Raum um und sieht die erleuchtete obere Ecke. Er läuft dorthin und wirft den Ball hinein. Und Matuschek fängt an zu lachen.</text:p>
      <text:p text:style-name="P2"/>
      <text:p text:style-name="P2">„Was denn?“, fragt Thomal.</text:p>
      <text:p text:style-name="P2"/>
      <text:p text:style-name="P2">„Wer hat dir das so gezeigt?“, fragt der andere.</text:p>
      <text:p text:style-name="P2"/>
      <text:p text:style-name="P2">„Antonia hat es mir gezeigt“, gibt Thomal zurück.</text:p>
      <text:p text:style-name="P2"/>
      <text:p text:style-name="P2">„Dann wird sie ihre Gründe haben. Alter, ich fass es nicht. Na gut, ich verrate jetzt mal noch nicht mehr, aber eines kann ich dir sagen: so funktioniert das Spiel nicht.“</text:p>
      <text:p text:style-name="P2"/>
      <text:p text:style-name="P2">Matuschek kichert weiter. „Komm, Digger, wir gehen wieder nach oben. Du stinkst schon wie eine Sau“. Thomal blickt Matuschek verwirrt an. </text:p>
      <text:p text:style-name="P2"/>
      <text:p text:style-name="P2">„Dann wir ich doch nicht so schlecht, oder was?“, fragt er. </text:p>
      <text:p text:style-name="P2"/>
      <text:p text:style-name="P2">„Hä??“. Matuschek kichert weiter. „Da gibt’s kein 'Schlecht' Mann. Aber das muss dir Antonia schon selber sagen.“</text:p>
      <text:p text:style-name="P2"/>
      <text:p text:style-name="P2">„Noch eine rauchen?“, fragt Matuschek, als sie den Raum verlassen haben. „Hab dich noch gar nicht gefragt, was du mit deiner Birne und deinem Arm angestellt hast.“</text:p>
      <text:p text:style-name="P2"/>
      <text:p text:style-name="P2">„Gerne“, antwortet Thomal. </text:p>
      <text:p text:style-name="P2"/>
      <text:p text:style-name="P2">„Eigentlich hätte ich Lust, in den Wald zu gehen. Die Händehütte oder sowas, hab auch noch etwas Zeit, aber du musst ja gleich mal duschen gehen.“</text:p>
      <text:p text:style-name="P2"/>
      <text:p text:style-name="P2">Die beiden laufen wieder an den Kunsträumen vorbei und gehen auf die Terrasse mit den Totemköpfen. </text:p>
      <text:p text:style-name="P2"><text:soft-page-break/></text:p>
      <text:p text:style-name="P2">„Muss von dir wieder schnorren“, sagt Thomal. </text:p>
      <text:p text:style-name="P2"/>
      <text:p text:style-name="P2">„Bene“, antwortet Matuschek. „Irgendwann bist auch mal du drann. Wie hast eigentlich letzte Nacht gepoft? Warst ganz schön mitgenommen, nach der Sitzung gestern.“</text:p>
      <text:p text:style-name="P2"/>
      <text:p text:style-name="P2">„Ja, das war ich. Aber ich habe eigentlich gut geschlafen. Heute morgen war ich erholt.“</text:p>
      <text:p text:style-name="P2"/>
      <text:p text:style-name="P2">„Na Gott sei Dank. Dachte schon Frieder und ich hätten dir zu viel zugemutet.“</text:p>
      <text:p text:style-name="P2"/>
      <text:p text:style-name="P2">Dann schweigen beide einen Moment lang.</text:p>
      <text:p text:style-name="P2"/>
      <text:p text:style-name="P2">„Du, Matuschek! Was ist das eigentlich für ein Laden hier? Was machst du denn den ganzen Tag lang so.“</text:p>
      <text:p text:style-name="P2"/>
      <text:p text:style-name="P2">„Viel verraten kann ich dir nicht. Das soll man nicht und ich halte mich dran. Und ja, es ist merkwürdig hier. Merkwürdig und auch sehr erfüllend. Komisch, dass ich so etwas sage. Aber ist toll, wenn ein Neuer da ist, dem man sowas erzählen kann.“ Er wirkt nachdenklich. </text:p>
      <text:p text:style-name="P2"/>
      <text:p text:style-name="P2">„Und was hast du heute so gemacht? Warst du auch mit deinem Therapeuten zusammen?“</text:p>
      <text:p text:style-name="P2"/>
      <text:p text:style-name="P2">„Natürlich“, sagt Matuschek. „Wir haben auch unser Programm, weißt du! Aber nachmittags habe ich gerade viel Zeit, zu zeichnen und zu malen.“</text:p>
      <text:p text:style-name="P2"/>
      <text:p text:style-name="P2">„Ist doch alles komisch. Wenn hier jeder einen Therapeuten hat. Das zahlt doch keine Krankenkasse, oder?“</text:p>
      <text:p text:style-name="P2"/>
      <text:p text:style-name="P2">„Bestimmt nicht.“ antwortet Matuschek. „Aber ich musste bisher noch keinen Pfennig auf den Tisch latzen.“</text:p>
      <text:p text:style-name="P2"/>
      <text:p text:style-name="P2">„Hmm ja. Hast du eigentlich auch schon so Meditationsübungen gemacht?“</text:p>
      <text:p text:style-name="P2"/>
      <text:p text:style-name="P2">„Klar, Mann. Muss hier jeder. Ist am Anfang übel, was?“</text:p>
      <text:p text:style-name="P2"/>
      <text:p text:style-name="P2">„Voll übel. Du?“</text:p>
      <text:p text:style-name="P2"/>
      <text:p text:style-name="P2">„Ja?“</text:p>
      <text:p text:style-name="P2"/>
      <text:p text:style-name="P2">„Ich dachte heute da nur ein Sex. Hab ein ganz mieses Gefühl deswegen.“</text:p>
      <text:p text:style-name="P2"/>
      <text:p text:style-name="P2">Matuschek lacht laut. „Ooh Mann“, sagt der dann. „Du bist schon ne Marke.“</text:p>
      <text:p text:style-name="P2"/>
      <text:p text:style-name="P2">„Was denn?“ fragt Thomal.</text:p>
      <text:p text:style-name="P2"/>
      <text:p text:style-name="P2">„Dass du das so offen raus haust. Gefällt mir. Aber du, bei mir war das zu Anfang keinen Deut anders.“</text:p>
      <text:p text:style-name="P2"/>
      <text:p text:style-name="P2">„Puuh. Ok, dann gehe ich jetzt wohl mal duschen.“</text:p>
      <text:p text:style-name="P2"/>
      <text:p text:style-name="P2"/>
      <text:p text:style-name="P2"/>
      <text:p text:style-name="P2"/>
      <text:p text:style-name="P2"><text:soft-page-break/></text:p>
      <text:p text:style-name="P2"/>
      <text:p text:style-name="P2"/>
      <text:p text:style-name="P2"/>
      <text:p text:style-name="P2"/>
      <text:p text:style-name="P2"/>
      <text:p text:style-name="P2"><text:s/>Lebendigkeit spüren. Dann betrachtet er seine Hände und hält einen Notizzettel darin. Auf ihm aufgemalt sind die Symbole, die auch in seinem Schlafzimmer sind. Er blickt fragend Sibyll an.</text:p>
      <text:p text:style-name="P2">"Hast du den Vogel gesehen", fragt sie?</text:p>
      <text:p text:style-name="P2">"Ja, einen kurzen Augenblick. Was machst du hier mit mir?"</text:p>
      <text:p text:style-name="P2">Sie nickt. "Wie fühlst du dich?"</text:p>
      <text:p text:style-name="P2">"Verwirrt", sagt Thomal. "Sehr verwirrt". Sie nickt wieder. </text:p>
      <text:p text:style-name="P2">"Ich bin hungrig", sagt Thomal. "Ja, ich weiß. Aber du brauchst jetzt nichts zu essen. Komm wir gehen ein Stück."</text:p>
      <text:p text:style-name="P2">Sie laufen den Flur entlang. Es ist sehr ruhig. Thomal vermutet, dass es noch sehr früh ist. Sibyll nimmt ihn an der Hand. Er fühlt sich erregt und Sibyll bemerkt es. Sie lächelt, sagt aber nichts. Auf der Mitte des Flures bleiben sie stehen. Links befindet sich eine Tür, die anders aussieht als die Türen zu den Zimmern. Sie zieht aus ihrer Jacke einen Schlüssel und schließt die Tür auf. </text:p>
      <text:p text:style-name="P2">"Wir wollen etwas miteinander reden".</text:p>
      <text:p text:style-name="P2">Draußen ist eine grüne Wiese, der Morgentau glitzert auf dem Gras, denn ganz sachte scheint die Sonne. Es ist sehr frisch. Sibyll geht barfuss auf das Gras, Thomal mit seinen Hausschlappen hinterher. "Zieh sie aus", sagt Sibyll. Thomas zieht die Schlappen aus, obwohl er Angst vor der Nässe und Kälte hat. Zum ersten mal sieht er den Innenhof nicht aus seinem Fenster. Er ist sehr groß. Die Anlage ist gut gefplegt, wie ein Park. Kieswege führen zwischen den Grünflächen entlang und in schönen Abständen sind Bänke, auf denen man sich niederlassen kann. Im Zentrum des Parks ist ein großer Brunnen.</text:p>
      <text:p text:style-name="P2">"Komm", sagt Sibyll, "wir gehen zum Brunnen". Die beiden laufen langsam von der Wiese auf den Kiesweg. Thomal tut der Kies unter den Füßen weh.</text:p>
      <text:p text:style-name="P2">"Du bist jetzt schon drei Tage hier", sagt Sibyll. "Was glaubst du, warum du hier bist?"</text:p>
      <text:p text:style-name="P2">"Tja, ich denke ich soll hier weiter gegen meine Depressionen behandelt werden. Mir wurde in der Klinik gesagt, dass es hier für mich besser wäre. Allerdings gibt es hier nichts. Ich habe noch mit keinem anderen Mitpatienten geredet. Essen gibt es nur einmal am Tag und wird ins Zimmer gebracht. Eine ganz komische Suppe. Danach bin ich satt, das stimmt. Aber ich fühle mich wie im Gefängnis. Und sie sind die einzige Ärztin, mit der ich bisher in Kontakt kam. Und jetzt gehe ich mit ihnen gemeinsam spazieren, barfuss. In einem Gefängnispark. Und dann überall die komischen Symbole. Ich habe mir die großen Glashallen angesehen. Es wirkt wie in einem Krankenaus mit einer merkwürdigen Therapie. Das ist so verwirrend, dass ich eigentlich direkt ausbrechen müsste. Aber das will ich komischerweise nicht. Ich fühle mich nicht schlecht."</text:p>
      <text:p text:style-name="P2">"So ist es, Thomal, so ist es. Du bist neugierig?"</text:p>
      <text:p text:style-name="P2">"Ja und auch nein. Irgendwie bin ich mir gerade manchmal selber genug."</text:p>
      <text:p text:style-name="P2">Sibyll nickt erneut. "Das hier ist kein Krankenhaus", sagt sie dann. Thomal blickt sie überrascht an. "Was? Ich dachte...", er verstummt. Dann sagt er: "Ja, das habe ich mir gedacht. Es ist eine Art Versuchslabor, richtig?"</text:p>
      <text:p text:style-name="P2">"Ja und nein", sagt Sibyll. "Es ist ein Schaltpunkt, würde ich sagen. Ein Umschaltpunkt für dich und viele andere."</text:p>
      <text:p text:style-name="P2">"Was wird hier umgeschalten", fragt Thomal</text:p>
      <text:p text:style-name="P2">"Menschen", sagt Sibyll. Sie sagt es so und blickt ihn an, dass er nicht weiß, was in ihm vorgehen soll. </text:p>
      <text:p text:style-name="P2">"Menschen... Menschen werden umgeschalten - das ist entsetzlich.., aber der Gedanke ist entsetzlich, nicht mein Gefühl". </text:p>
      <text:p text:style-name="P2">"Ja. Denn das ist keine gewaltsame Umschaltung oder Umprogrammierung wie bei einer Maschine. Wir sind keine Maschinen, sondern genau das Gegenteil. Begriffe wie Leistung, Produktivität, <text:soft-page-break/>Kapazität sind unsinning, wenn man sie auf Menschen anwendet. Aber es sind die Begriffe und die Kultur, die unser Denken führen. Und diese Begrifflichkeiten versteht heute jeder. Umschaltung drückt Passivität und Aktivität zugleich aus. Passivität dadurch, dass ein äußerer Anstoß notwendig ist. Ein Impuls. Der Großteil der Verwandlung aber kommt vom Menschen selber. Von seinem inneren Streben, das ihm nicht bewusst ist. Ich glaube, dass du beides wahr nimmst, Thomal. "</text:p>
      <text:p text:style-name="P2">"Ja, ganz deutlich. Ich nehme zumindest wahr, dass hier alles anders ist. Fremd und zutiefst vertraut in einem."</text:p>
      <text:p text:style-name="P2">"Richtig. Das ist ein ambivalentes Gefühl, das aber nachlassen wird. Dein Ich, wenn du so willst, wandelt sich. Aber dein Ich ist nicht das, was deiner Vorstellung entspringt!", das sagt Sibyll mit einem warmen Lachen. "Es ist etwas ganz anderes!"</text:p>
      <text:p text:style-name="P2">"Passiert das in den Träumen?"</text:p>
      <text:p text:style-name="P2">"Ja, das passiert in den Träumen. Weil dort deine Seele die Tore öffnet. Du oder dein großes Du schimmern hindurch und anderes kann hinein."</text:p>
      <text:p text:style-name="P2">"Dann träume ich nicht mehr alleine, wie all die Jahre zuvor ?"</text:p>
      <text:p text:style-name="P2">"So ist es. Du träumst nicht mehr alleine."</text:p>
      <text:p text:style-name="P2">"Aber,..., aber das ist doch gefährlich! Wenn meine Psyche so offen liegt. Zumindest ängstigt mich der Gedanke. Dann kam der Vogel aus meinem Traum vielleicht..."</text:p>
      <text:p text:style-name="P2">"Von mir, ja. Aber es ist nicht mein Vogel. Ich habe ihn in dir gesehen, aber du konntest ihn nicht finden."</text:p>
      <text:p text:style-name="P2">"Aha", sagt Thomal nachdenklich. "Dann gibt es noch viel, was du in mir siehst?</text:p>
      <text:p text:style-name="P2">Sibyll lacht erneut. Das lachen klingt so spontan und sympathisch, dass es Thomal das Herz aufreißt. </text:p>
      <text:p text:style-name="P2">"Natürlich!", sagt Sibyll. "Wir sind hier um das gemeinsam zu entdecken".</text:p>
      <text:p text:style-name="P2">"Aber warum?", fragt Thomal. "Und wie ist das möglich?"</text:p>
      <text:p text:style-name="P2">"Alles zu seiner Zeit. Alles mit der Ruhe."<office:annotation><dc:date>2014-12-12T16:59:40</dc:date><text:p>&lt;!--EndFragment--&gt;</text:p></office:annotation></text:p>
      <text:p text:style-name="P1"/>
      <text:p text:style-name="P1"/>
      <text:p text:style-name="P1"/>
      <text:p text:style-name="P1"/>
      <text:h text:style-name="Heading_20_3" text:outline-level="3"><office:annotation><dc:date>2014-12-12T16:59:52</dc:date><text:p>&lt;!--StartFragment--&gt;</text:p></office:annotation>Kapitel IV: Thomal nimmt ein Bad</text:h>
      <text:p text:style-name="P2">Inzwischen sind Thomal und Sibyll am Brunnen angelangt. Es ist immer noch sehr ruhig, bis auf ein paar Vögel, die wach geworden sind. Sibyll fängt an sich auszuziehen. Thomal ist wie vom Donner gerührt. Er betrachtet diese Frau, die noch sehr schön ist, und sieht, wie langsam Busen und Hüften sichtbar werden. Das hat so viel Kraft, dass Thomal sich abwenden muss. Doch Sibyll geht auf ihn zu. Thomal würde am liebsten davon laufen. Sie berührt ihn an der Schulter und : "Jetzt du!". Thomal zittert am ganzen Körper, denn am liebsten würde er sofort den Busen von </text:p>
      <text:p text:style-name="P2">Sibyll berühren wollen, sich darin verlieren, seine ganze Erregung auf sie herab gießen. Doch er tut, was sie ihm sagt. Er zieht sich langsam aus und fröstelt. 'Wenn die anderen jetzt aus ihren Fenstern blicken...'</text:p>
      <text:p text:style-name="P2">"Wir wollen jetzt zusammen in den Brunnen steigen. Keine Angst, das Wasser ist nicht so kalt." Sibyll geht voran und steigt geschmeidig über den kelchartigen Brunnenrand ins Wasser. In der Mitte des Brunnens stehen aus Stein nackt Mann und Frau. Sie halten sich an den Händen und aus ihren Mündern springt hell das Wasser. Sibyll nimmt Thomal nun ebenfalls an der Hand und zieht ihn hinter sich ins Wasser. Es ist frisch aber nicht kalt. Er folgt Sibyll unter die großen Statuen. Das Wasser aus den Mündern fließt ihnen über die Köpfe. Das tut Thomal unheimlich wohl. Es ist, als würde etwas Warmes um ihn herum fließen, etwas sehr Großes und Kräftiges. Er möchte nun mit Sibyll schlafen, das verspürt er ganz eindeutig. Seine Hemmungen lassen nach und er nähert sich ihr, beginnt ihre Hüften zu streicheln. Will, dass sie seinen Penis berührt. Ihn mit dem Mund liebkost. Er spürt so eine große Wallung in sich und hält sich gleichzeitig zurück.</text:p>
      <text:p text:style-name="P2">Es ist Sibyll, die den Vorgang kontrolliert. Sie nimmt seine Hände und führt sie ihren Körper entlang, über ihren Kopf, Schultern, die Brüste, den Bauch, den Venushügel und die Schenkel. Sibyll ist etwas älter, doch schön. Ihr Körper strahlt Eleganz und Kraft aus. Thomals blickt wandert den Körper entlang, diese unglaublich schweren Brüste, die leicht schaukeln und dann auf den <text:soft-page-break/>Schoß ,der weich und einladend schimmert. Thomal vergisst alles um sich herum und lässt geschehen, was vor sich geht. Das vermittelt ihm ein Gefühl von Freiheit und Ruhe, dass er so niemals gespürt hat. Sibyll fängt jetzt an über seinen Körper zu streichen. Fährt den Nacken, die Ohren, Brust, Bauch und den Genitalbereich ab. Küsst seinen Penis mit ihrem Mund, der fast schon explodiert. Thomal ist hin- und weggerissen, aber lässt alles geschehen. Sie liegen dann zusammen im Brunnen und schlafen miteinander. Das Gefühl ist so überwältigend, dass Thomal nichts mehr um sich herum wahrnehmen kann. Er fällt und fällt, bis er sich heftig in sie ergießt. Sein Penis pumpt und pumpt, und das tut Thomal so gut, dass er laut aufstöhnen muss. Als es vorbei ist erheben sich beide wieder. Sibyll küsst Thomal und sagt:</text:p>
      <text:p text:style-name="P2">"Das war sehr schön. Das hast du gut gemacht. Jetzt sind wir verbunden." Thomal möchte am liebsten gleich nochmal mit Sibyll schlafen, aber das lässt sie nicht zu. "Es ist gut so." Sie lächelt.</text:p>
      <text:p text:style-name="P2">"Können wir das öfter machen", fragt Thomal. Sibyll lächelt und sagt nichts, streichelt Thomal aber über die Wange. "Es ist Zeit, dass du auf dein Zimmer gehst. Das Essen kommt gleich. Ich hole dich später für die Sitzung ab."</text:p>
      <text:p text:style-name="P2">Sie steigt aus dem Brunnen und wirft sich ihren Umhang über. Thomal macht das auch, und dann gehen sie wortlos zurück ins Gebäude. </text:p>
      <text:p text:style-name="P5"><office:annotation><dc:date>2014-12-12T16:59:52</dc:date><text:p>&lt;!--EndFragment--&gt;</text:p></office:annotation></text:p>
      <text:h text:style-name="Heading_20_3" text:outline-level="3"><office:annotation><dc:date>2014-12-12T16:59:58</dc:date><text:p>&lt;!--StartFragment--&gt;</text:p></office:annotation>Kapitel V: Thomals erste Stunde</text:h>
      <text:p text:style-name="P2">Thomal ist innerlich entbrannt von der schönen Frau mit diesem wundervollen Körper. Dem Genuß, mit der Zunge in die Senke zwischen die schweren Brüsten zu fahren, die so ganz perfekt und voll sind. In sie einzudringen, das umschließende Gefühl an der Penisspitze - und dann die Hingabe. Es brennt ein Verlangen in ihm, wild wie eine lodernde Flamme, wie ein Waldbrand der ihn innerlich abfackelt. </text:p>
      <text:p text:style-name="P2">Als er die eintönige Mahlzeit beendet hat, öffnet sich die Tür zu seinem Zimmer. Sibyll tritt ein sowie ein anderer Mann, der äußerlich dem Klischee eines Arztes entspricht. Er trägt sein schwarzes, leicht welliges Haar gescheitelt. Seine Gesichtszüge sind akurat und gleichmäßig: Die Nase sitzt mittig, hat eine sehr angenehme Länge und ist, kurz gesagt, schön. Seine Haut ist gebräunt, so als ob er gerade aus dem Urlaub zurück gekommen wäre. Auf seiner Nase sitzt eine Brille, die an einen Compterfachmann der 80er erinnert. Sie steht ihm. Er trägt einen weißen Arztkittel, auf dessen linker Brusttasche ein geometrisches Symbol prangt.</text:p>
      <text:p text:style-name="P2">"Guten Morgen, Herr Stockmann", sagt der Arzt.</text:p>
      <text:p text:style-name="P2">"Guten Tag",</text:p>
      <text:p text:style-name="P2">"Mein Name ist Dr. Flaumweiß", er reicht Thomal die Hand.</text:p>
      <text:p text:style-name="P2">"Ich bin der leitende Arzt dieser Abteilung und damit für ihre Gesundheit verantwortlich. Bisher hatten sie ausschließlich Kontakt zu Schwester Sibyll, ihrer Bezugspatin, wenn ich mit dieser Annahme richtig liege". Flaumweiß lässt an dieser Stelle keinen Raum für einen Einwurf. Sein Blick fixiert Thomal.</text:p>
      <text:p text:style-name="P2">"Sibyll hat mir mitgeteilt, dass der Prozess ihrer Kennenlernens sehr gut verläuft. Das ist schön....". Nun wandern die Augen von Flaumweiß endlich auf das Klemmbrett und das dort festgeheftete Blatt Papier. Sibyll blickt er nicht an.</text:p>
      <text:p text:style-name="P2">"Wie geht es ihnen genau jetzt, wenn ich fragen darf?"</text:p>
      <text:p text:style-name="P2">"Gut... Warten sie....Sehr gut", sagt Thomal. </text:p>
      <text:p text:style-name="P2">Dessen Blick schweift nun aber zu Sibyll, die diesen auffängt. Eine Wärme, die beim Beobachten von Flaumweiß fast verflogen wäre, kehrt in ihn zurück.</text:p>
      <text:p text:style-name="P2">"Das ist gut", sagt Flaumweiß leise. </text:p>
      <text:p text:style-name="P2">Aus seiner Brusttasche fingert er einen Kugelschreiber. Er klackert darauf herum und beginnt dann, etwas auf das Blatt Papier zu kritzeln.</text:p>
      <text:p text:style-name="P2">"Sie haben bestimmt eine Menge Fragen. Die ersten Tage lassen wir die Umgebung auf die Neuen wirken. Durch den Kontakt mit den Bezugspaten spüren sie, dass sie uns sehr wichtig sind. Sie spüren, dass wir es ernst meinen, nicht wahr?" Das Schreiben hört abrupt auf. Der Blick von <text:soft-page-break/>Flaumweiß ruht nun auf Thomal. Es ist still. Thomal antwortet nicht.</text:p>
      <text:p text:style-name="P2">"Nun", fährt Flaumweiß nach einer scheinbar endlosen Pause ungerührt fort, "damit sie mehr Informationen erhalten und ihr Wissensdurst etwas gestillt werde, möchte ich ihnen mitteilen, dass in einer Stunde...", hierbei dreht er die Hand, die den Kugelschreiber hält nach oben, "die Einführungsveranstaltung für alle Neuankömmlinge stattfindet. In dieser werden sie erfahren, warum sie hier sind, was wir, unter der Voraussetzung, dass sie weiter hier verweilen möchten, mit ihnen planen und zuletzt natürlich, welche Perspektive sich ihnen dadurch eröffnet."</text:p>
      <text:p text:style-name="P2">Das alles sagt er sehr betont und selbstsicher, und doch ist da was...</text:p>
      <text:p text:style-name="P2">"Ich freue mich, dass wir uns kennengelernt haben. Aber sie sind der nicht einzige hier." Er schüttelt Thomals Hand erneut. Da endlich:</text:p>
      <text:p text:style-name="P2">"Moment! Gibt es noch viele so wie mich, hier?". </text:p>
      <text:p text:style-name="P2">Flaumweiß hält kurz inne und dreht sich nochmal zu Thomal um. Er lächelt als er sagt: "Wie sie? Nein. Und ja doch!". Er dreht sich wieder um, öffnet elegant die Tür, damit Sybill zuerst gehen kann und ohne weitere Aufklärung verlassen beide den Raum.<office:annotation><dc:date>2014-12-12T16:59:58</dc:date><text:p>&lt;!--EndFragment--&gt;</text:p></office:annotation> </text:p>
      <text:p text:style-name="P1"/>
      <text:h text:style-name="Heading_20_3" text:outline-level="3"><office:annotation><dc:date>2014-12-12T17:00:06</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text:soft-page-break/>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text:soft-page-break/>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text:soft-page-break/>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06</dc:date><text:p>&lt;!--EndFragment--&gt;</text:p></office:annotation></text:p>
      <text:h text:style-name="Heading_20_3" text:outline-level="3"><office:annotation><dc:date>2014-12-12T17:00:14</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text:soft-page-break/>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text:soft-page-break/>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text:soft-page-break/>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14</dc:date><text:p>&lt;!--EndFragment--&gt;</text:p></office:annotation></text:p>
      <text:h text:style-name="Heading_20_3" text:outline-level="3"><office:annotation><dc:date>2014-12-12T17:00:22</dc:date><text:p>&lt;!--StartFragment--&gt;</text:p></office:annotation>Kapitel 7: Frage und Antwort</text:h>
      <text:p text:style-name="P2">Alle Neuen sitzen an den kleinen Tischen auf der Südseite der breiten Galerie. Wie in einem Klassenzimmer steht vor einer Leinwand des Mädchen.</text:p>
      <text:p text:style-name="P2">"So, hallo", sagt sie. "Ich bin Marie. Ist es ok, wenn ich euch dutze?". Zustimmendes Gemurmel.</text:p>
      <text:p text:style-name="P2">"Ok, ich bin ziemlich aufgeregt, aber das legt sich, wenn ich daran denke wie es euch gerade wohl zumute ist. Das war bei mir vor einem Jahr nicht anders. Ich weiß also, dass die meisten von euch aus einer Klinik kommen, einem verzweifeltem Lebe auf der Suche nach Sinn usw. Ich z.B. war in einer psychosomatischen Klinik weil ich unter Bulemie litt. Das ist zu meinem großen Glück <text:soft-page-break/>vorbei. Aber damals ging es mir mehr als dreckig. Aber darum geht es jetzt nicht direkt." Marie wird rot.</text:p>
      <text:p text:style-name="P2">"Es geht darum, dass sie jetzt vermutlich mehr Fragen haben, als es zuvor sowieso schon der Fall war. Ich werde mir Mühe geben, diese Fragen, so weit es mir möglich ist, zu beantworten. Obwohl ich schon ein Jahr hier bin, versichere ich euch, dass meine Kenntnisse über Intrends beschränkt sind. Das liegt hier in der Natur der Sache. Aber ich bemühe mich. Zuerst aber", hier wird Marie wiederum leicht rot im Gesicht, "möchte ich euch von ganzen Herzen begrüßen. Ich freue mich sehr, dass ihr jetzt hier seid." </text:p>
      <text:p text:style-name="P2">Was und wie sie es sagt klingt in Thomals Ohren so spontan und aufrichtig, dass er für Marie eine starke Sympathie empfindet. Der rothaarige Lausbube aus seinem Flur reckt spontan die Hand nach oben. Marie fordert ihn zum Sprechen auf:</text:p>
      <text:p text:style-name="P2">"Hallo, ich bin Justus", sagt der Junge.</text:p>
      <text:p text:style-name="P2">'Die drei ???', denkt Thomal. 'Erster Detektiv: Justus Jonas.'</text:p>
      <text:p text:style-name="P2">"Und ich würde jetzt gerne wissen, was ich hier eigentlich genau soll. Was ist diese berufliche Perspektive und was treibt Intrends genau?"</text:p>
      <text:p text:style-name="P2">"Oh, du kommst ohne Umschweife zur Sache, Justus", sagt Marie</text:p>
      <text:p text:style-name="P2">"Die Frage umfasst so einiges. Ich fange mit dem letzten Teil an: Ihr seid vorher kurz mit dem Zentralfeld in Kontakt gekommen. Ich bin mir sehr sicher, dass es ein einmaliges Erlebnis war, dass ihr niemals vergessen werdet. Das Zentralfeld verbindet das Universum. Das reine Energiefeld. Viko Testarajew hat dieses Feld entdeckt und einen Weg gefunden, so will ich mal sagen, Verknüpfungen herzustellen. Er kann verlorene Punkte aufsammeln. Ähnlich wie ein Hirte, der ausgerissene Schafe wieder zurückbringt. Da das Zentralfeld so ungeheuer groß ist, braucht er aber viele Schäferhunde. Das Tolle ist, dass jedes Schaf aber auch ein Schäferhund oder Hirte werden kann.</text:p>
      <text:p text:style-name="P2">"Aha", meint Justus. "Dann sind wir sozusagen heim geleitete Schäfchen und wieder bei Jesus? Und wir sollen anfangen zu missionieren? Das klingt für mich sehr nach einer Sekte." Zustimmendes Gemurmel.</text:p>
      <text:p text:style-name="P2">"In gewisser Weise sind wir das, richtig. Als du vorher im Zentralfeld warst, was hast du empfunden? War das schön?"</text:p>
      <text:p text:style-name="P2">"Ja", sagt Justus nachsinnend. "Das war toll. Ganz gesund und lebendig habe ich mich gefühlt. Als ob ich endlich ich sei."</text:p>
      <text:p text:style-name="P2">"Ging es den anderen ähnlich?", fragt Marie.</text:p>
      <text:p text:style-name="P2">Überall zustimmendes Gemurmel. Die junge, dickere Frau erhebt die Stimme:</text:p>
      <text:p text:style-name="P2">"Ja, seit ich hier bin, ist es mir so, als wäre ich angekommen. So wie Justus es beschreibt. Ich spüre keine Angst mehr."</text:p>
      <text:p text:style-name="P2">"Genau", sagt Marie. "Genau darum geht es. Wenn ihr hier mitmacht, ist das so, als würdet ihr, nach einer langen Reise, endlich ans Ziel finden. Ihr seid zuhause. Anderen wollt ihr selbstverständlich auch den Weg zeigen, sie heimführen."</text:p>
      <text:p text:style-name="P2">Zu seiner eigenen Verblüffung bemerkt Thomal, wie seine Stimme anhebt. 'Spricht hier eigentlich nur unser Flur' ist ein begleitender Gedanke und dann:</text:p>
      <text:p text:style-name="P2">"Das klingt für mich nach Star Wars und Jesus People oder wie die heißen. Bei Star Wars sind da doch die Midichlorianer, die alles Lebendige durchfließen. Die Träger der Macht, die zum Guten und Bösen verwendet werden können. Ach du scheiße!", schließt er seine Rede ab. Gelächter überall. </text:p>
      <text:p text:style-name="P2">"Wir sammeln sozusagen die Schäflein, bevor die dunkle Seite der Macht zupackt?"</text:p>
      <text:p text:style-name="P2">"Danke", sagt Marie. "Sagst du mir und den anderen noch kurz deinen Namen?"</text:p>
      <text:p text:style-name="P2">"Ach ja", sagt Thomal. "Thomal heiße ich." Nochmal leises Gelächter.</text:p>
      <text:p text:style-name="P2">"Danke, Thomal. Im Grunde hast du recht. Doch mit der dunklen Seite..."</text:p>
      <text:p text:style-name="P2">Da ertönt von weiter hinten eine Männerstimme.</text:p>
      <text:p text:style-name="P2">"Na ja, na ja. Das ist mir zu abgedreht. Im Leben gibt es nun mal für die einen mehr Schwierigkeiten und Probleme für die anderen vielleicht etwas mehr Glück! Doch jeder ist seines eigenen Glückes Schmied. Niemandem fliegt die gebratene Taube in den Mund. So ist das nunmal. <text:soft-page-break/>Wenn mir, wie ihr hier, so viel Glück verheißt, muss ich skeptisch werden. Sowas ist zu abgehoben. Meine Meinung ist vielmehr, dass wir für irgendeinen hintergründigen Zweck missbraucht werden sollen."</text:p>
      <text:p text:style-name="P2">'Das sitzt', denkt Thomal. 'Was Marie wohl darauf antworten wird?'</text:p>
      <text:p text:style-name="P2">Marie jedoch beantwortet den Einwurf nicht. Doktor Flaumweiß steht plötzlich hinter den Tischen und übernimmt diese Aufgabe.</text:p>
      <text:p text:style-name="P2">"Entschuldigung, Marie. Aber diese Frage ist am besten als Arzt und durch die Darlegung medizinischer Befunden zu beantworten". Als ob Flaumweiß nur darauf gewartet hätte, tritt er langsam und selbstsicher nach vorne.</text:p>
      <text:p text:style-name="P2">"Herr....", fängt Flaumweiß an und gibt dem Fragenden die Möglichkeit, sich vorzustellen.</text:p>
      <text:p text:style-name="P2">"Ferroll!", nimmt dieser die Gelegenheit war. "Mein Name ist Holger Ferroll".</text:p>
      <text:p text:style-name="P2">"Herr Ferroll also. Es ist so, dass die Auswirkungen des Zentralfelds auf den menschlichen Körper wissenschaftlich untersucht worden sind. Es ist ihnen vielleicht bekannt, dass Hirnströme und Hirnaktivitäten vermittelst verschiedener Messinstrumente aufgezeichnet und ausgewertet werden können. Sie wissen darüber hinaus vielleicht auch, dass unser Gehirn über ein eigenes, ein inhärentes Belohnungssystem, das im Einzelnen sehr komplex ist, gesteuert wird. Wenn nich von Belohnung spreche, bedeutet das für uns: Glücksgefühle. Hierbei ist eine Reihe von Neurtransmittern und Hormonen beteiligt. Es gibt nun einige Untersuchungen, die verschiedene Stichproben unterschiedlicher Grundpopulationen miteinander in Beziehung setzen. Fakt ist, dass die Hirnaktivitäten und Energiemuster unserer Mitarbeiter außergewöhnlich sind. Sie sind vergleichbar mit denen buddhistischer Mönche oder religiös Erleuchteter Menschen, die von Erleuchtungserfahrungen berichten. Die Untersuchungen und Ergebnisse religiös erleuchteter Menschen könnne sie in jeder Universitätsbibliothek recherchieren. Unsere Ergebnisse und Befragungen, die dazu in Beziehung gesetzt werden, liegen in unserer Bibliothek vor. Wir führen diese Untersuchungen und Befragungen zur Sicherheit der Mitarbeiter aus, denn wie sie wissen, ist das Zentralfeld noch nicht lange bekannt. Die Ergebnisse bisher sind eindeutig: unserer Mitarbeiter verfügen über eine sehr großes inneres Gleichgewicht und sehr hohe Zufriedenheit. Verglichen mit der Normalbevölkerung Deutschlands liegen sie, so will ich mal sagen, uneinholbar vorne!" Flaumweiß schmunzelt.</text:p>
      <text:p text:style-name="P2">"Sie können das von mir Gesagte gerne in der Zentralbibliothek überprüfen. Am überzeugendsten aber dürfte sein, was Viko Testarajew zuvor erwähnte: ihre eigene Erfahrung. Dem anderen Teil ihrer Frage, der Behauptung, dass jeder Mensch seine Probleme bewältigen muss, also das eigene Karma aufzulösen hat, kann ich weder zustimmen noch ablehnen. Wenn sie so wollen, so betrachten sie das ZF als eine Karma-Waschmaschine oder als Beschleuniger. Sie werden sozusagen nach oben katapultiert. Warum das der Fall ist, kann ich nicht sagen, sondern lediglich bestätigen, dass es so ist."</text:p>
      <text:p text:style-name="P2">"Gehört zur Waschmaschine auch der intime Kontakt mit den Paten?", fragt eine blondhaarige Frau mit großer Nase.</text:p>
      <text:p text:style-name="P2">'Die ist nicht aus unserem Flur', denkt Thomal.</text:p>
      <text:p text:style-name="P2">"Kurz gesagt: Ja", antwortet Flaumweiß unverblümt.</text:p>
      <text:p text:style-name="P2">"Interessanterweise führt das sachgemäß durchgeführte Bonding zu einer Verstärkung ihrer Präsenz im ZF. Es gibt eine beflügelnde aber auch eine destruktive Form der Sexualität. Die beflügelnde Form machen wir uns nutzbar. Es gibt allerdings auch Mitarbeiter, die das nicht benötigen oder möchten. Bei manchen hat der Austausch auch gar keinen Effekt. Das ist vom Einzelfall abhängig."</text:p>
      <text:p text:style-name="P2">"Womit verdient Intrends eigentlich seine Kohle?", fragt Justus.</text:p>
      <text:p text:style-name="P2">"Das", so Flaumweiß, "ist eine gute Frage!".</text:p>
      <text:p text:style-name="P2">"Sie zielen mit Sicherheit auf die Tatsache ab, dass es wenig wirtschaftlichen Nutzen, oder zumindest wenig Nutzen im bisher bekannten Sinne stiftet, wenn die Menschen auf einmal anfangen aufzuwachen und glücklich zu werden. Und noch mehr: sie würden das bisher bekannte System kippen. Aus diesem Grund ist es sehr wichtig, im Geheimen zu operieren. Die Ergebnisse unserer eigenen Studien werden sie in keiner Universitätsbibliothek finden. Auch die physikalischen Untersuchungen zum ZF und seine Verbindungen zur Quantentheorie werden sie nirgends <text:soft-page-break/>nachlesen können. Intrends geht durch jeden einzelnen Menschen und schließt ihn sozusagen an. Sobald die kritische Masse erreicht ist, wird das System kippen Konsum und Angst werden nicht mehr relevant sein. Ab diesem Moment hat Intrends seine Ziele erreicht und wird nicht mehr von Bedeutung sein."</text:p>
      <text:p text:style-name="P2">"Dann sind wir also Revolutionäre!" Justus Stimmer erglüht geradezu. </text:p>
      <text:p text:style-name="P2">"Korrekt", antwortet Flaumweiß. "Aber friedliche. Das verspreche ich ihnen. Ihre Frage ist zudem noch nicht beantwortet: Wir haben hier einen sehr großen Komplex, der sich an die Testarajew Gas Corp. angliedert. Testarajew ist ein vorbildlicher Großunternehmer, der im Grunde ein anderes Ziel verfolgt. Wer die Regeln brechen will, muss sie kennen..."</text:p>
      <text:p text:style-name="P2">"Wenn es sich so verhält wie sie sagen, dann haben wir enormes Glück!",sagt die dickere Frau mit dem fröhlichen Lachen.</text:p>
      <text:p text:style-name="P2">"So ist und auch wieder nicht. Sie alle verfügen über eine gewisse Begabung, eine Sensibilität, die ihnen bisher mehr Fluch als Segen gewesen sein dürfte. Wer von ihnen kann Stimmungen von Menschen sehr gut wahrnehmen? Oder ahnen sie, wie sich bestimmte Situationen entwickeln, einfach aufgrund eines Bauchgefühls? Eines tief verborgenen inneren Sensors? Als ob hinter dem offensichtlich Geäußerten eine tiefere Schicht verborgen läge. Ein Informationskanal, der den meisten wegen der zu hohen Belastung nicht zugänglich ist. Sie, Thomal?", Flaumweiß zeigt überraschenderweise ins Publikum.</text:p>
      <text:p text:style-name="P2">"Ja", sagt Thomal ruhig."Das kenne ich, aber auch anders: eine große Empfindlichkeit. Manchmal habe ich mir gedacht, dass ich in meinem Leben falsch platziert bin. Wie ein Schauspieler, der die falsche Rolle abbekommen hat. Dann denkt er: Wieso? Ich habe für diese Rolle doch niemals vorgesprochen."</text:p>
      <text:p text:style-name="P2">"Richtig", sagt Flaumweiß."Der Witz ist nun: sie sitzen im richtigen Boot. Übrigens sind es sehr viele Menschen, die diese Fehlbesetzung verspüren. Sie haben die Chance, auch deren Rollen zu ändern."</text:p>
      <text:p text:style-name="P5"/>
      <text:p text:style-name="P5"/>
      <text:p text:style-name="P5"><office:annotation><dc:date>2014-12-12T17:00:22</dc:date><text:p>&lt;!--EndFragment--&gt;</text:p></office:annotation></text:p>
      <text:h text:style-name="Heading_20_3" text:outline-level="3"><office:annotation><dc:date>2014-12-12T17:00:31</dc:date><text:p>&lt;!--StartFragment--&gt;</text:p></office:annotation>Kapitel 8: Begegnungen</text:h>
      <text:p text:style-name="P2">Als Flamweiß fertig ist, herrscht Stille. Dann ergreift Marie das Wort: "Die ersten paar Wochen wollen wir uns hier regelmäßig treffen. Bestimmt werdet ihr jetzt, da ihr euch kennengelernt haben, untereinander Kontakte knüpfen. Bei uns war das damals so. Aber jetzt wollen wir zusammen anstoßen!"</text:p>
      <text:p text:style-name="P2">Marie deutet hinter die Zuhörer, denn dort stehen einige Bedienstete mit Tabletts auf denen Sektgläser stehen. Thomal hat deren Kommen nicht bemerkt, so gefesselt hat er den Diskussionen zugehört. Schon bewegt sich die Gruppe zu den Getränken. In Sektgläsern findet sich eine Flüssigkeit, die wie Wasser aussieht. Thomal schnappt sich ein Glas und findet sich neben der dickeren Frau aus seinem Flur wieder. Sie hat hübsche Gesichtszüge, wie er bemerkt.</text:p>
      <text:p text:style-name="P2">"Hallo, ich bin Thomal!", er streckt ihr die Hand entgegen.</text:p>
      <text:p text:style-name="P2">"Klara.Hi!". Die Beiden schütteln sich die Hände. Klara lächelt: "Und, wie gefällt es dir bisher?", fragt sie.</text:p>
      <text:p text:style-name="P2">"Gut -im Grunde", erwidert Thomal. "Allerdings verstehe ich auch nur die Hälfte von allem, was vor sich geht."</text:p>
      <text:p text:style-name="P2">"Ja", sagt Klara. "Ist bei mir nicht anders. Zuanfang, also in den ersten paar Tagen, dachte ich immer: was ist das denn? Bin ich jetzt ganz verrückt? Andererseits habe ich mich dann auch wieder sehr wohl gefühlt."</text:p>
      <text:p text:style-name="P2">"Das ist bei mir auch so. Obwohl ich noch gar nicht draußen war, also in einer Stadt oder außerhalb des Gebäudes. Ehrlich gesagt habe ich den Impuls dazu auch noch nicht verspürt. Dürfen wir hier raus oder sind wir weg gesperrt?", das klingt so merkwürdig, dass Thomal das Gesicht leicht verzieht.</text:p>
      <text:p text:style-name="P2"><text:soft-page-break/>"Das habe ich Adrian auch gefragt. Adrian ist mein Pate. Er meint, dass wir die ersten 4 Wochen hier bleiben müssen, damit unsere Fähigkeiten sich ausbilden oder öffnen können. Danach können wir wohl raus. Er selber geht gar nicht so gern raus, wie er gesagt hat."</text:p>
      <text:p text:style-name="P2">"Wo wohnen die Paten eigentlich?", fragt Thomal.</text:p>
      <text:p text:style-name="P2">"Sie haben einen eigenen Trakt. Es ist im Grunde aber wohl genau wie hier", antwortet Klara.</text:p>
      <text:p text:style-name="P2">"Das ist schon alles fremd, oder findest du das nicht?", Thomal scheint das Offensichtliches weiterhin betonenswert.</text:p>
      <text:p text:style-name="P2">"Doch, natürlich", sagt Klara. "Aber wenn ich überlege, wie es mir vorher ergangen ist...". Thomal nimmt dieses Angebot gerne an:</text:p>
      <text:p text:style-name="P2">"Was hast du denn so gemacht?"</text:p>
      <text:p text:style-name="P2">"Wissenschaft - am Max-Planck-Institut in Berlin. War ein ziemliches Arbeitstier, was mir aber erst spät klar geworden ist. Juniorprofessorin, zig Publikationen jedes Jahr. Mein Job war mir hoch und heilig."</text:p>
      <text:p text:style-name="P2">"Wow, das klingt ja genial!", sagt Thomal. "Du hattest ja voll die Karriere ins Laufen gebracht. Ein richtige Perspektive."</text:p>
      <text:p text:style-name="P2">"Beruflich klar", meint Klara. Aber das war alles für mich. Irgendwann ist es dann mit den Panikattacken, unter denen ich schon seit meiner Pubertät leide, schlimmer geworden. War einfach nicht mehr zu unterdrücken. Rational konnte ich das nicht erklären. Zuletzt konnte ich meine Wohnung nicht mehr verlassen. Ich saß zuhause und die Angst steckte in mir wie ein graues Phantom aus Eis. Also bin ich in eine Klinik gekommen, was mir sehr geholfen hat. Danach konnte ich halbtags wieder ans Institut gehen. Doch es war mir, als hätte mich jemand ausgeknippst. Zumindest habe ich mich so gefühlt. Und du? Was ist dein Problem?", sie lacht wieder so einladend.</text:p>
      <text:p text:style-name="P2">"Bei mir war es ähnlich, denke ich. Eigentlich, so würde ich sagen, war ich fortlaufend auf der Flucht oder auf der Suche. Der Unterschied ist mir manchmal unklar. Jedenfalls bin ich mit dem Druck im Alltag nicht mehr klar gekommen. Ich habe Elektro-Technik und Germanistik studiert. Im Beruf dann immer unter hohem Stress und Erwartungsdruck gelitten." Klara lächelt wieder.</text:p>
      <text:p text:style-name="P2">"Noch ein hochsensibler Mensch, den man nur mit Samthandschuhen anfassen kann", sie zwinkert Thomal zu.</text:p>
      <text:p text:style-name="P2">"Und was für eine ungewöhnliche Fächerkombination. Geht sowas überhaupt? Egal. Klingt, als wärst auf verschiedenen Gebieten talentiert. Aber Aussagen dieser Art dürften an dir in der Regel vorbeiziehen ohne eine Spur zu hinterlassen, da du an einem anderen Selbstbild haftest."</text:p>
      <text:p text:style-name="P2">"Genau so", grinst Thomal. Er nippt zum ersten mal an seinem Sektglas. Das Getränk schmeckt würzig-ölig. 'Aber gut', denkt er, nachdem der erste Schreck überwunden ist, und er den zweiten Schluck probiert hat.</text:p>
      <text:p text:style-name="P2">"Hui, das schmeckt komisch! Irgendwie nussig", sagt Klara.</text:p>
      <text:p text:style-name="P2">"Finde ich nicht", meint Thomal. "Das schmeckt würzig und ölig und leicht nach Zimt."</text:p>
      <text:p text:style-name="P2">"Nee, überhaupt nicht nach Zimt." Thomal dreht sich um, überall sind Gespräche im Gange. Hinter ihm steht der Mann mit der gemachten Aussage: jeder ist seines eigenen Glückes Schmied. Er unterhält sich mit der Frau mit der großen Nase. 'Die große Blonde mit der großen Nase', denkt Thomal und schmunzelt. Dann fragt er beide:</text:p>
      <text:p text:style-name="P2">"Hallo, findet ihr, dass der Sekt nussig schmeckt?"</text:p>
      <text:p text:style-name="P2">"Nein", sagt die Frau. "Kein Sekt, und es schmeckt leicht nach Apfelmost. Überhaupt nicht nussig. Habt ihr auch was anderes? Holger meint", sie blickt den Mann mit Schnurrbart an, der etwa wie ein Sicherheitsbeamter oder Schutzmann eines Unternehmens aussieht.</text:p>
      <text:p text:style-name="P2">"Scheckt wie Spezi", sagt der.</text:p>
      <text:p text:style-name="P2">"Ist doch nicht zu fassen! Darf ich?", Thomal entzieht Holger das Glas, der nur kurz "aber klar", dazwischen werfen kann. Dann drückt er ihm sein Glas in die Hand. Er probiert Holgers Getränk: zimtig-ölig. Holger probiert ebenfalls und sagt dann:</text:p>
      <text:p text:style-name="P2">"Also schmeckt wie meins, eben Spezi!"</text:p>
      <text:p text:style-name="P2">"Nein, schmeckt wie meines", erwidert Thomal. Holger hat klar erkennbar einen süddeutschen Dialekt. 'Franke oder Schwabe', denkt Thomal. 'Irgendwie gemütlich'.</text:p>
      <text:p text:style-name="P2"><text:soft-page-break/>Die Frauen tauschen ebenfalls mit dem gleichen Resultat. Also Thomal sich wiederum umblickt stellt er fest, dass es jetzt wohl allen so geht. Manche machen nehmen Aromen von Himbeeren oder Wein war, andere Gras, Holz oder ganz anderes. Es scheint dennoch allen zu schmecken.</text:p>
      <text:p text:style-name="P2">"Das passt auf den Laden", sagt Holger. "Mir wurde gesagt, dass wir hier sozusagen umgepolt werden. Das doch sowas wie Leitpaste, was wir gerade in uns reinschütten!". Holger sagt das ganze mit einem tiefen Ernst.</text:p>
      <text:p text:style-name="P2">Thomal muss lachen. Leitpaste! Er stellt sich vor, wie die Flüssigkeit, in der Proteine oder sonstwas Unvorstellbares enthalten ist, mit den Nervenzellen des Gehirns interagiert. Die Nervenenden werden sozusagen geölt, oder umgeschaltet. Knips. 'Das kann doch aber nicht sein! Man riecht, weil das Gehirn über die äußeren Sensoren informiert wird. Das einkommende Signal, bzw. die fortlaufenden Signale der verschiedenen Modalitäten werden im Hirn kombiniert und mit den vorhandenen gespeicherten Mustern abgeglichen. Bspw. eine Tasse Kaffee. Man sieht die Kaffeemaschine, füllt den Vorratsbehälter mit Pulver, startet die Brühvorgang usw. Alle diese Erfahrungen stimmen das Gehirn schon auf den früher gelernten Geschmack ein. Schmecken ist also eine Gesamtheit!', denkt Thomal. 'Hier findet doch aber gerade irgendein Musterbruch statt! Woher kommt der Geschmack, wenn er vorher nicht gelernt war und dann noch überall anders ist... Das kann gar nicht sein.'</text:p>
      <text:p text:style-name="P2">Holger tippt ihm auf die Schulter: "Thomal? Hallo? Bisch du weg getreten?"</text:p>
      <text:p text:style-name="P2">Thomal dreht sich zu Holger - der plötzlich alleine mit ihm in einem langen, dunklen Korridor steht. Der Boden des Korridors ist steinig wie Kopfsteinpflaster. An den zwei Wänden finden sich Kerzenhalter mit brennenden Kerzen, dazwischen Gemälde von Menschen; Thomal blickt erschrocken zu Holger, der wie überdeutlich hervorgehoben doch nach hinten in den Gang versetzt vor ihm steht. Um seinen Kopf schwirren weiße Lichtblitze, seine Augen sind tief schwarz. In seiner rechten Hand hält er ein goldenes Zepter. Seine linke Hand iste ebenfalls erhoben und formt ein Symbol ähnlich wie die Victory-Geste, bei der Zeige- und Mittelfinger v-förmig ausgestreckt werden, während der Rest der Hand eine lockere Faust bildet. Hier aber sind die beiden gestreckten Finger parallel und schmiegen sich aneinander. </text:p>
      <text:p text:style-name="P2">Holger öffnet Mund und beginnt zu sprechen. Thomal sieht, wie aus dem Mund eine schwarze Wolke ent- und auf ihn zuströmt oder besser: schießt. Die Wolke umhüllt seinen Kopf und er sieht die weißen Lichtblitze direkt vor seinen Augen. Zwischen den Blitzen tauchen Gesichter auf: Menschen aller Altersgruppen und Zeiten. Er spürt, dass diese Menschen allesamt unglücklich sind. Dann hebt ein Stimmengewirr an, das ihm den Atem nimmt.</text:p>
      <text:p text:style-name="P2">"Hierher, hierher. Los, Bastard! Mißgeburt! Ich befehle, ich zwinge dich zu mir". Thomal sieht plötzlich das Gesicht eines vierschrötigen Mannes vor sich. Er wirkt so aggressiv, dass Thomal seine Schläge schon spüren kann. Dem folgt ein Schluchzen. Ein kleines Mädchen mit dunklen Augenringen heult und kauert vor ihm. Thomal spürt, dass sie ein Leid jenseits des Aussprechbaren trägt, dass ihr etwas Fürchterliches widerfahren sein muss. Das Bild schwindet, ebenso wie die schwarze Wolke. Thomal steht wieder im Korridor. Er erkennt, dass die Bilder an den Wänden die Menschen darstellen, die er gerade erlebt hat. Der Korridor führt unendlich in die Tiefe, immer weiter nach hinten und immer weiter. Überall die Gesichter an den Wänden. Wie Wasser, das unendlich einen Strom entlang fließt. Holger hält immer noch das Zepter in der Hand. Die andere weiterhin erhoben, spricht er erneut, doch dieses mal schießen rote Bänder aus seinem Mund, wabernde rote Lichtbänder, also ob das unter Wasser passieren würde. Diese Bänder fließen Thomal in die Ohren. Zuerst kitzelt es, doch dann folgen Schmerzen. Schlimmer und immer schlimmer. Thomal greift sich an die Ohren und brüllt und schüttelt den Kopf hin und her. Der Schmerz wird schließlich so schlimm, als müsste alles zerreißen. Trommelfell und Hirn, Kopfplatte. Alles explodiert und fliegt davon... und endlich passiert das: Der Druck wird überwältigend und eine brüllende Stimme bricht sich Bahn, verschafft sich endlich Raum: "ICH, ICH, ICH, ICH, ICH, Ich, Ich..." um zu langsam abzunehmen und zu verhallen.<office:annotation><dc:date>2014-12-12T17:00:31</dc:date><text:p>&lt;!--EndFragment--&gt;</text:p></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schi </meta:initial-creator>
    <meta:creation-date>2014-12-12T16:58:27</meta:creation-date>
    <dc:date>2015-05-28T15:27:37</dc:date>
    <dc:creator>Uwe Kirschenmann</dc:creator>
    <meta:editing-duration>P40DT18H16M10S</meta:editing-duration>
    <meta:editing-cycles>401</meta:editing-cycles>
    <meta:generator>OpenOffice/4.0.0$Unix OpenOffice.org_project/400m3$Build-9702</meta:generator>
    <meta:document-statistic meta:table-count="0" meta:image-count="0" meta:object-count="0" meta:page-count="62" meta:paragraph-count="987" meta:word-count="31039" meta:character-count="189689"/>
  </office:meta>
</office:document-meta>
</file>